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2BioSample <text:a xlink:href="https://www.ncbi.nlm.nih.gov/bioproject/PRJNA303109" xlink:type="simple">https://www.ncbi.nlm.nih.gov/bioproject/PRJNA303109</text:a></text:p>
          </table:table-cell>
          <table:table-cell office:value-type="string" calcext:value-type="string">
            <text:p>15sample_type</text:p>
          </table:table-cell>
          <table:table-cell office:value-type="string" calcext:value-type="string">
            <text:p>18isolate_name_ali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R2967836</text:p>
          </table:table-cell>
          <table:table-cell office:value-type="string" calcext:value-type="string">
            <text:p>AWRI170</text:p>
          </table:table-cell>
          <table:table-cell table:number-columns-repeated="2"/>
          <table:table-cell table:formula="of:=CONCATENATE(&quot;alias &quot;;[.A2];&quot; = &quot;;&quot;'&quot;;[.B2];&quot;_&quot;;[.C2];&quot;'&quot;)" office:value-type="string" office:string-value="alias SRR2967836 = 'AWRI170_'" calcext:value-type="string">
            <text:p>alias SRR2967836 = 'AWRI170_'</text:p>
          </table:table-cell>
          <table:table-cell table:number-columns-repeated="3"/>
          <table:table-cell office:value-type="string" calcext:value-type="string">
            <text:p>alias SRR2967836 = 'AWRI170'</text:p>
          </table:table-cell>
        </table:table-row>
        <table:table-row table:style-name="ro1">
          <table:table-cell office:value-type="string" calcext:value-type="string">
            <text:p>SRR2967837</text:p>
          </table:table-cell>
          <table:table-cell office:value-type="string" calcext:value-type="string">
            <text:p>AWRI213</text:p>
          </table:table-cell>
          <table:table-cell table:number-columns-repeated="2"/>
          <table:table-cell table:formula="of:=CONCATENATE(&quot;alias &quot;;[.A3];&quot; = &quot;;&quot;'&quot;;[.B3];&quot;_&quot;;[.C3];&quot;'&quot;)" office:value-type="string" office:string-value="alias SRR2967837 = 'AWRI213_'" calcext:value-type="string">
            <text:p>alias SRR2967837 = 'AWRI213_'</text:p>
          </table:table-cell>
          <table:table-cell table:number-columns-repeated="3"/>
          <table:table-cell office:value-type="string" calcext:value-type="string">
            <text:p>alias SRR2967837 = 'AWRI213'</text:p>
          </table:table-cell>
        </table:table-row>
        <table:table-row table:style-name="ro1">
          <table:table-cell office:value-type="string" calcext:value-type="string">
            <text:p>SRR2967838</text:p>
          </table:table-cell>
          <table:table-cell office:value-type="string" calcext:value-type="string">
            <text:p>AWRI228</text:p>
          </table:table-cell>
          <table:table-cell table:number-columns-repeated="2"/>
          <table:table-cell table:formula="of:=CONCATENATE(&quot;alias &quot;;[.A4];&quot; = &quot;;&quot;'&quot;;[.B4];&quot;_&quot;;[.C4];&quot;'&quot;)" office:value-type="string" office:string-value="alias SRR2967838 = 'AWRI228_'" calcext:value-type="string">
            <text:p>alias SRR2967838 = 'AWRI228_'</text:p>
          </table:table-cell>
          <table:table-cell table:number-columns-repeated="3"/>
          <table:table-cell office:value-type="string" calcext:value-type="string">
            <text:p>alias SRR2967838 = 'AWRI228'</text:p>
          </table:table-cell>
        </table:table-row>
        <table:table-row table:style-name="ro1">
          <table:table-cell office:value-type="string" calcext:value-type="string">
            <text:p>SRR2967839</text:p>
          </table:table-cell>
          <table:table-cell office:value-type="string" calcext:value-type="string">
            <text:p>AWRI266</text:p>
          </table:table-cell>
          <table:table-cell table:number-columns-repeated="2"/>
          <table:table-cell table:formula="of:=CONCATENATE(&quot;alias &quot;;[.A5];&quot; = &quot;;&quot;'&quot;;[.B5];&quot;_&quot;;[.C5];&quot;'&quot;)" office:value-type="string" office:string-value="alias SRR2967839 = 'AWRI266_'" calcext:value-type="string">
            <text:p>alias SRR2967839 = 'AWRI266_'</text:p>
          </table:table-cell>
          <table:table-cell table:number-columns-repeated="3"/>
          <table:table-cell office:value-type="string" calcext:value-type="string">
            <text:p>alias SRR2967839 = 'AWRI266'</text:p>
          </table:table-cell>
        </table:table-row>
        <table:table-row table:style-name="ro1">
          <table:table-cell office:value-type="string" calcext:value-type="string">
            <text:p>SRR2967840</text:p>
          </table:table-cell>
          <table:table-cell office:value-type="string" calcext:value-type="string">
            <text:p>AWRI292</text:p>
          </table:table-cell>
          <table:table-cell table:number-columns-repeated="2"/>
          <table:table-cell table:formula="of:=CONCATENATE(&quot;alias &quot;;[.A6];&quot; = &quot;;&quot;'&quot;;[.B6];&quot;_&quot;;[.C6];&quot;'&quot;)" office:value-type="string" office:string-value="alias SRR2967840 = 'AWRI292_'" calcext:value-type="string">
            <text:p>alias SRR2967840 = 'AWRI292_'</text:p>
          </table:table-cell>
          <table:table-cell table:number-columns-repeated="3"/>
          <table:table-cell office:value-type="string" calcext:value-type="string">
            <text:p>alias SRR2967840 = 'AWRI292'</text:p>
          </table:table-cell>
        </table:table-row>
        <table:table-row table:style-name="ro1">
          <table:table-cell office:value-type="string" calcext:value-type="string">
            <text:p>SRR2967841</text:p>
          </table:table-cell>
          <table:table-cell office:value-type="string" calcext:value-type="string">
            <text:p>AWRI722</text:p>
          </table:table-cell>
          <table:table-cell table:number-columns-repeated="2"/>
          <table:table-cell table:formula="of:=CONCATENATE(&quot;alias &quot;;[.A7];&quot; = &quot;;&quot;'&quot;;[.B7];&quot;_&quot;;[.C7];&quot;'&quot;)" office:value-type="string" office:string-value="alias SRR2967841 = 'AWRI722_'" calcext:value-type="string">
            <text:p>alias SRR2967841 = 'AWRI722_'</text:p>
          </table:table-cell>
          <table:table-cell table:number-columns-repeated="3"/>
          <table:table-cell office:value-type="string" calcext:value-type="string">
            <text:p>alias SRR2967841 = 'AWRI722'</text:p>
          </table:table-cell>
        </table:table-row>
        <table:table-row table:style-name="ro1">
          <table:table-cell office:value-type="string" calcext:value-type="string">
            <text:p>SRR2967842</text:p>
          </table:table-cell>
          <table:table-cell office:value-type="string" calcext:value-type="string">
            <text:p>AWRI723</text:p>
          </table:table-cell>
          <table:table-cell table:number-columns-repeated="2"/>
          <table:table-cell table:formula="of:=CONCATENATE(&quot;alias &quot;;[.A8];&quot; = &quot;;&quot;'&quot;;[.B8];&quot;_&quot;;[.C8];&quot;'&quot;)" office:value-type="string" office:string-value="alias SRR2967842 = 'AWRI723_'" calcext:value-type="string">
            <text:p>alias SRR2967842 = 'AWRI723_'</text:p>
          </table:table-cell>
          <table:table-cell table:number-columns-repeated="3"/>
          <table:table-cell office:value-type="string" calcext:value-type="string">
            <text:p>alias SRR2967842 = 'AWRI723'</text:p>
          </table:table-cell>
        </table:table-row>
        <table:table-row table:style-name="ro1">
          <table:table-cell office:value-type="string" calcext:value-type="string">
            <text:p>SRR2967843</text:p>
          </table:table-cell>
          <table:table-cell office:value-type="string" calcext:value-type="string">
            <text:p>AWRI724</text:p>
          </table:table-cell>
          <table:table-cell table:number-columns-repeated="2"/>
          <table:table-cell table:formula="of:=CONCATENATE(&quot;alias &quot;;[.A9];&quot; = &quot;;&quot;'&quot;;[.B9];&quot;_&quot;;[.C9];&quot;'&quot;)" office:value-type="string" office:string-value="alias SRR2967843 = 'AWRI724_'" calcext:value-type="string">
            <text:p>alias SRR2967843 = 'AWRI724_'</text:p>
          </table:table-cell>
          <table:table-cell table:number-columns-repeated="3"/>
          <table:table-cell office:value-type="string" calcext:value-type="string">
            <text:p>alias SRR2967843 = 'AWRI724'</text:p>
          </table:table-cell>
        </table:table-row>
        <table:table-row table:style-name="ro1">
          <table:table-cell office:value-type="string" calcext:value-type="string">
            <text:p>SRR2967844</text:p>
          </table:table-cell>
          <table:table-cell office:value-type="string" calcext:value-type="string">
            <text:p>AWRI735</text:p>
          </table:table-cell>
          <table:table-cell table:number-columns-repeated="2"/>
          <table:table-cell table:formula="of:=CONCATENATE(&quot;alias &quot;;[.A10];&quot; = &quot;;&quot;'&quot;;[.B10];&quot;_&quot;;[.C10];&quot;'&quot;)" office:value-type="string" office:string-value="alias SRR2967844 = 'AWRI735_'" calcext:value-type="string">
            <text:p>alias SRR2967844 = 'AWRI735_'</text:p>
          </table:table-cell>
          <table:table-cell table:number-columns-repeated="3"/>
          <table:table-cell office:value-type="string" calcext:value-type="string">
            <text:p>alias SRR2967844 = 'AWRI735'</text:p>
          </table:table-cell>
        </table:table-row>
        <table:table-row table:style-name="ro1">
          <table:table-cell office:value-type="string" calcext:value-type="string">
            <text:p>SRR2967845</text:p>
          </table:table-cell>
          <table:table-cell office:value-type="string" calcext:value-type="string">
            <text:p>AWRI739</text:p>
          </table:table-cell>
          <table:table-cell table:number-columns-repeated="2"/>
          <table:table-cell table:formula="of:=CONCATENATE(&quot;alias &quot;;[.A11];&quot; = &quot;;&quot;'&quot;;[.B11];&quot;_&quot;;[.C11];&quot;'&quot;)" office:value-type="string" office:string-value="alias SRR2967845 = 'AWRI739_'" calcext:value-type="string">
            <text:p>alias SRR2967845 = 'AWRI739_'</text:p>
          </table:table-cell>
          <table:table-cell table:number-columns-repeated="3"/>
          <table:table-cell office:value-type="string" calcext:value-type="string">
            <text:p>alias SRR2967845 = 'AWRI739'</text:p>
          </table:table-cell>
        </table:table-row>
        <table:table-row table:style-name="ro1">
          <table:table-cell office:value-type="string" calcext:value-type="string">
            <text:p>SRR2967846</text:p>
          </table:table-cell>
          <table:table-cell office:value-type="string" calcext:value-type="string">
            <text:p>AWRI740</text:p>
          </table:table-cell>
          <table:table-cell table:number-columns-repeated="2"/>
          <table:table-cell table:formula="of:=CONCATENATE(&quot;alias &quot;;[.A12];&quot; = &quot;;&quot;'&quot;;[.B12];&quot;_&quot;;[.C12];&quot;'&quot;)" office:value-type="string" office:string-value="alias SRR2967846 = 'AWRI740_'" calcext:value-type="string">
            <text:p>alias SRR2967846 = 'AWRI740_'</text:p>
          </table:table-cell>
          <table:table-cell table:number-columns-repeated="3"/>
          <table:table-cell office:value-type="string" calcext:value-type="string">
            <text:p>alias SRR2967846 = 'AWRI740'</text:p>
          </table:table-cell>
        </table:table-row>
        <table:table-row table:style-name="ro1">
          <table:table-cell office:value-type="string" calcext:value-type="string">
            <text:p>SRR2967847</text:p>
          </table:table-cell>
          <table:table-cell office:value-type="string" calcext:value-type="string">
            <text:p>AWRI763</text:p>
          </table:table-cell>
          <table:table-cell table:number-columns-repeated="2"/>
          <table:table-cell table:formula="of:=CONCATENATE(&quot;alias &quot;;[.A13];&quot; = &quot;;&quot;'&quot;;[.B13];&quot;_&quot;;[.C13];&quot;'&quot;)" office:value-type="string" office:string-value="alias SRR2967847 = 'AWRI763_'" calcext:value-type="string">
            <text:p>alias SRR2967847 = 'AWRI763_'</text:p>
          </table:table-cell>
          <table:table-cell table:number-columns-repeated="3"/>
          <table:table-cell office:value-type="string" calcext:value-type="string">
            <text:p>alias SRR2967847 = 'AWRI763'</text:p>
          </table:table-cell>
        </table:table-row>
        <table:table-row table:style-name="ro1">
          <table:table-cell office:value-type="string" calcext:value-type="string">
            <text:p>SRR2967848</text:p>
          </table:table-cell>
          <table:table-cell office:value-type="string" calcext:value-type="string">
            <text:p>AWRI766</text:p>
          </table:table-cell>
          <table:table-cell office:value-type="string" calcext:value-type="string">
            <text:p>WE1</text:p>
          </table:table-cell>
          <table:table-cell/>
          <table:table-cell table:formula="of:=CONCATENATE(&quot;alias &quot;;[.A14];&quot; = &quot;;&quot;'&quot;;[.B14];&quot;_&quot;;[.C14];&quot;'&quot;)" office:value-type="string" office:string-value="alias SRR2967848 = 'AWRI766_WE1'" calcext:value-type="string">
            <text:p>alias SRR2967848 = 'AWRI766_WE1'</text:p>
          </table:table-cell>
          <table:table-cell table:number-columns-repeated="3"/>
          <table:table-cell office:value-type="string" calcext:value-type="string">
            <text:p>alias SRR2967848 = 'AWRI766_WE1'</text:p>
          </table:table-cell>
        </table:table-row>
        <table:table-row table:style-name="ro1">
          <table:table-cell office:value-type="string" calcext:value-type="string">
            <text:p>SRR2967849</text:p>
          </table:table-cell>
          <table:table-cell office:value-type="string" calcext:value-type="string">
            <text:p>AWRI767</text:p>
          </table:table-cell>
          <table:table-cell office:value-type="string" calcext:value-type="string">
            <text:p>WE14</text:p>
          </table:table-cell>
          <table:table-cell/>
          <table:table-cell table:formula="of:=CONCATENATE(&quot;alias &quot;;[.A15];&quot; = &quot;;&quot;'&quot;;[.B15];&quot;_&quot;;[.C15];&quot;'&quot;)" office:value-type="string" office:string-value="alias SRR2967849 = 'AWRI767_WE14'" calcext:value-type="string">
            <text:p>alias SRR2967849 = 'AWRI767_WE14'</text:p>
          </table:table-cell>
          <table:table-cell table:number-columns-repeated="3"/>
          <table:table-cell office:value-type="string" calcext:value-type="string">
            <text:p>alias SRR2967849 = 'AWRI767_WE14'</text:p>
          </table:table-cell>
        </table:table-row>
        <table:table-row table:style-name="ro1">
          <table:table-cell office:value-type="string" calcext:value-type="string">
            <text:p>SRR2967850</text:p>
          </table:table-cell>
          <table:table-cell office:value-type="string" calcext:value-type="string">
            <text:p>AWRI778</text:p>
          </table:table-cell>
          <table:table-cell table:number-columns-repeated="2"/>
          <table:table-cell table:formula="of:=CONCATENATE(&quot;alias &quot;;[.A16];&quot; = &quot;;&quot;'&quot;;[.B16];&quot;_&quot;;[.C16];&quot;'&quot;)" office:value-type="string" office:string-value="alias SRR2967850 = 'AWRI778_'" calcext:value-type="string">
            <text:p>alias SRR2967850 = 'AWRI778_'</text:p>
          </table:table-cell>
          <table:table-cell table:number-columns-repeated="3"/>
          <table:table-cell office:value-type="string" calcext:value-type="string">
            <text:p>alias SRR2967850 = 'AWRI778'</text:p>
          </table:table-cell>
        </table:table-row>
        <table:table-row table:style-name="ro1">
          <table:table-cell office:value-type="string" calcext:value-type="string">
            <text:p>SRR2967851</text:p>
          </table:table-cell>
          <table:table-cell office:value-type="string" calcext:value-type="string">
            <text:p>AWRI792</text:p>
          </table:table-cell>
          <table:table-cell office:value-type="string" calcext:value-type="string">
            <text:p>Isolate of WE1</text:p>
          </table:table-cell>
          <table:table-cell/>
          <table:table-cell table:formula="of:=CONCATENATE(&quot;alias &quot;;[.A17];&quot; = &quot;;&quot;'&quot;;[.B17];&quot;_&quot;;[.C17];&quot;'&quot;)" office:value-type="string" office:string-value="alias SRR2967851 = 'AWRI792_Isolate of WE1'" calcext:value-type="string">
            <text:p>alias SRR2967851 = 'AWRI792_Isolate of WE1'</text:p>
          </table:table-cell>
          <table:table-cell table:number-columns-repeated="3"/>
          <table:table-cell office:value-type="string" calcext:value-type="string">
            <text:p>alias SRR2967851 = 'AWRI792_Isolate of WE1'</text:p>
          </table:table-cell>
        </table:table-row>
        <table:table-row table:style-name="ro1">
          <table:table-cell office:value-type="string" calcext:value-type="string">
            <text:p>SRR2967852</text:p>
          </table:table-cell>
          <table:table-cell office:value-type="string" calcext:value-type="string">
            <text:p>AWRI793</text:p>
          </table:table-cell>
          <table:table-cell office:value-type="string" calcext:value-type="string">
            <text:p>Isolate of AWRI792 (WE1)</text:p>
          </table:table-cell>
          <table:table-cell/>
          <table:table-cell table:formula="of:=CONCATENATE(&quot;alias &quot;;[.A18];&quot; = &quot;;&quot;'&quot;;[.B18];&quot;_&quot;;[.C18];&quot;'&quot;)" office:value-type="string" office:string-value="alias SRR2967852 = 'AWRI793_Isolate of AWRI792 (WE1)'" calcext:value-type="string">
            <text:p>alias SRR2967852 = 'AWRI793_Isolate of AWRI792 (WE1)'</text:p>
          </table:table-cell>
          <table:table-cell table:number-columns-repeated="3"/>
          <table:table-cell office:value-type="string" calcext:value-type="string">
            <text:p>alias SRR2967852 = 'AWRI793_Isolate of AWRI792 (WE1)'</text:p>
          </table:table-cell>
        </table:table-row>
        <table:table-row table:style-name="ro1">
          <table:table-cell office:value-type="string" calcext:value-type="string">
            <text:p>SRR2967853</text:p>
          </table:table-cell>
          <table:table-cell office:value-type="string" calcext:value-type="string">
            <text:p>AWRI795</text:p>
          </table:table-cell>
          <table:table-cell office:value-type="string" calcext:value-type="string">
            <text:p>Isolate of WE14</text:p>
          </table:table-cell>
          <table:table-cell/>
          <table:table-cell table:formula="of:=CONCATENATE(&quot;alias &quot;;[.A19];&quot; = &quot;;&quot;'&quot;;[.B19];&quot;_&quot;;[.C19];&quot;'&quot;)" office:value-type="string" office:string-value="alias SRR2967853 = 'AWRI795_Isolate of WE14'" calcext:value-type="string">
            <text:p>alias SRR2967853 = 'AWRI795_Isolate of WE14'</text:p>
          </table:table-cell>
          <table:table-cell table:number-columns-repeated="3"/>
          <table:table-cell office:value-type="string" calcext:value-type="string">
            <text:p>alias SRR2967853 = 'AWRI795_Isolate of WE14'</text:p>
          </table:table-cell>
        </table:table-row>
        <table:table-row table:style-name="ro1">
          <table:table-cell office:value-type="string" calcext:value-type="string">
            <text:p>SRR2967854</text:p>
          </table:table-cell>
          <table:table-cell office:value-type="string" calcext:value-type="string">
            <text:p>AWRI796</text:p>
          </table:table-cell>
          <table:table-cell table:number-columns-repeated="2"/>
          <table:table-cell table:formula="of:=CONCATENATE(&quot;alias &quot;;[.A20];&quot; = &quot;;&quot;'&quot;;[.B20];&quot;_&quot;;[.C20];&quot;'&quot;)" office:value-type="string" office:string-value="alias SRR2967854 = 'AWRI796_'" calcext:value-type="string">
            <text:p>alias SRR2967854 = 'AWRI796_'</text:p>
          </table:table-cell>
          <table:table-cell table:number-columns-repeated="3"/>
          <table:table-cell office:value-type="string" calcext:value-type="string">
            <text:p>alias SRR2967854 = 'AWRI796'</text:p>
          </table:table-cell>
        </table:table-row>
        <table:table-row table:style-name="ro1">
          <table:table-cell office:value-type="string" calcext:value-type="string">
            <text:p>SRR2967855</text:p>
          </table:table-cell>
          <table:table-cell office:value-type="string" calcext:value-type="string">
            <text:p>AWRI814</text:p>
          </table:table-cell>
          <table:table-cell table:number-columns-repeated="2"/>
          <table:table-cell table:formula="of:=CONCATENATE(&quot;alias &quot;;[.A21];&quot; = &quot;;&quot;'&quot;;[.B21];&quot;_&quot;;[.C21];&quot;'&quot;)" office:value-type="string" office:string-value="alias SRR2967855 = 'AWRI814_'" calcext:value-type="string">
            <text:p>alias SRR2967855 = 'AWRI814_'</text:p>
          </table:table-cell>
          <table:table-cell table:number-columns-repeated="3"/>
          <table:table-cell office:value-type="string" calcext:value-type="string">
            <text:p>alias SRR2967855 = 'AWRI814'</text:p>
          </table:table-cell>
        </table:table-row>
        <table:table-row table:style-name="ro1">
          <table:table-cell office:value-type="string" calcext:value-type="string">
            <text:p>SRR2967856</text:p>
          </table:table-cell>
          <table:table-cell office:value-type="string" calcext:value-type="string">
            <text:p>AWRI833</text:p>
          </table:table-cell>
          <table:table-cell table:number-columns-repeated="2"/>
          <table:table-cell table:formula="of:=CONCATENATE(&quot;alias &quot;;[.A22];&quot; = &quot;;&quot;'&quot;;[.B22];&quot;_&quot;;[.C22];&quot;'&quot;)" office:value-type="string" office:string-value="alias SRR2967856 = 'AWRI833_'" calcext:value-type="string">
            <text:p>alias SRR2967856 = 'AWRI833_'</text:p>
          </table:table-cell>
          <table:table-cell table:number-columns-repeated="3"/>
          <table:table-cell office:value-type="string" calcext:value-type="string">
            <text:p>alias SRR2967856 = 'AWRI833'</text:p>
          </table:table-cell>
        </table:table-row>
        <table:table-row table:style-name="ro1">
          <table:table-cell office:value-type="string" calcext:value-type="string">
            <text:p>SRR2967857</text:p>
          </table:table-cell>
          <table:table-cell office:value-type="string" calcext:value-type="string">
            <text:p>AWRI834</text:p>
          </table:table-cell>
          <table:table-cell table:number-columns-repeated="2"/>
          <table:table-cell table:formula="of:=CONCATENATE(&quot;alias &quot;;[.A23];&quot; = &quot;;&quot;'&quot;;[.B23];&quot;_&quot;;[.C23];&quot;'&quot;)" office:value-type="string" office:string-value="alias SRR2967857 = 'AWRI834_'" calcext:value-type="string">
            <text:p>alias SRR2967857 = 'AWRI834_'</text:p>
          </table:table-cell>
          <table:table-cell table:number-columns-repeated="3"/>
          <table:table-cell office:value-type="string" calcext:value-type="string">
            <text:p>alias SRR2967857 = 'AWRI834'</text:p>
          </table:table-cell>
        </table:table-row>
        <table:table-row table:style-name="ro1">
          <table:table-cell office:value-type="string" calcext:value-type="string">
            <text:p>SRR2967858</text:p>
          </table:table-cell>
          <table:table-cell office:value-type="string" calcext:value-type="string">
            <text:p>AWRI838</text:p>
          </table:table-cell>
          <table:table-cell table:number-columns-repeated="2"/>
          <table:table-cell table:formula="of:=CONCATENATE(&quot;alias &quot;;[.A24];&quot; = &quot;;&quot;'&quot;;[.B24];&quot;_&quot;;[.C24];&quot;'&quot;)" office:value-type="string" office:string-value="alias SRR2967858 = 'AWRI838_'" calcext:value-type="string">
            <text:p>alias SRR2967858 = 'AWRI838_'</text:p>
          </table:table-cell>
          <table:table-cell table:number-columns-repeated="3"/>
          <table:table-cell office:value-type="string" calcext:value-type="string">
            <text:p>alias SRR2967858 = 'AWRI838'</text:p>
          </table:table-cell>
        </table:table-row>
        <table:table-row table:style-name="ro1">
          <table:table-cell office:value-type="string" calcext:value-type="string">
            <text:p>SRR2967859</text:p>
          </table:table-cell>
          <table:table-cell office:value-type="string" calcext:value-type="string">
            <text:p>AWRI858</text:p>
          </table:table-cell>
          <table:table-cell office:value-type="string" calcext:value-type="string">
            <text:p>Oenoferm</text:p>
          </table:table-cell>
          <table:table-cell/>
          <table:table-cell table:formula="of:=CONCATENATE(&quot;alias &quot;;[.A25];&quot; = &quot;;&quot;'&quot;;[.B25];&quot;_&quot;;[.C25];&quot;'&quot;)" office:value-type="string" office:string-value="alias SRR2967859 = 'AWRI858_Oenoferm'" calcext:value-type="string">
            <text:p>alias SRR2967859 = 'AWRI858_Oenoferm'</text:p>
          </table:table-cell>
          <table:table-cell table:number-columns-repeated="3"/>
          <table:table-cell office:value-type="string" calcext:value-type="string">
            <text:p>alias SRR2967859 = 'AWRI858_Oenoferm'</text:p>
          </table:table-cell>
        </table:table-row>
        <table:table-row table:style-name="ro1">
          <table:table-cell office:value-type="string" calcext:value-type="string">
            <text:p>SRR2967860</text:p>
          </table:table-cell>
          <table:table-cell office:value-type="string" calcext:value-type="string">
            <text:p>AWRI896</text:p>
          </table:table-cell>
          <table:table-cell table:number-columns-repeated="2"/>
          <table:table-cell table:formula="of:=CONCATENATE(&quot;alias &quot;;[.A26];&quot; = &quot;;&quot;'&quot;;[.B26];&quot;_&quot;;[.C26];&quot;'&quot;)" office:value-type="string" office:string-value="alias SRR2967860 = 'AWRI896_'" calcext:value-type="string">
            <text:p>alias SRR2967860 = 'AWRI896_'</text:p>
          </table:table-cell>
          <table:table-cell table:number-columns-repeated="3"/>
          <table:table-cell office:value-type="string" calcext:value-type="string">
            <text:p>alias SRR2967860 = 'AWRI896'</text:p>
          </table:table-cell>
        </table:table-row>
        <table:table-row table:style-name="ro1">
          <table:table-cell office:value-type="string" calcext:value-type="string">
            <text:p>SRR2967861</text:p>
          </table:table-cell>
          <table:table-cell office:value-type="string" calcext:value-type="string">
            <text:p>AWRI931</text:p>
          </table:table-cell>
          <table:table-cell office:value-type="string" calcext:value-type="string">
            <text:p>UCD C-14</text:p>
          </table:table-cell>
          <table:table-cell/>
          <table:table-cell table:formula="of:=CONCATENATE(&quot;alias &quot;;[.A27];&quot; = &quot;;&quot;'&quot;;[.B27];&quot;_&quot;;[.C27];&quot;'&quot;)" office:value-type="string" office:string-value="alias SRR2967861 = 'AWRI931_UCD C-14'" calcext:value-type="string">
            <text:p>alias SRR2967861 = 'AWRI931_UCD C-14'</text:p>
          </table:table-cell>
          <table:table-cell table:number-columns-repeated="3"/>
          <table:table-cell office:value-type="string" calcext:value-type="string">
            <text:p>alias SRR2967861 = 'AWRI931_UCD C-14'</text:p>
          </table:table-cell>
        </table:table-row>
        <table:table-row table:style-name="ro1">
          <table:table-cell office:value-type="string" calcext:value-type="string">
            <text:p>SRR2967862</text:p>
          </table:table-cell>
          <table:table-cell office:value-type="string" calcext:value-type="string">
            <text:p>AWRI932</text:p>
          </table:table-cell>
          <table:table-cell office:value-type="string" calcext:value-type="string">
            <text:p>UCD C-237</text:p>
          </table:table-cell>
          <table:table-cell/>
          <table:table-cell table:formula="of:=CONCATENATE(&quot;alias &quot;;[.A28];&quot; = &quot;;&quot;'&quot;;[.B28];&quot;_&quot;;[.C28];&quot;'&quot;)" office:value-type="string" office:string-value="alias SRR2967862 = 'AWRI932_UCD C-237'" calcext:value-type="string">
            <text:p>alias SRR2967862 = 'AWRI932_UCD C-237'</text:p>
          </table:table-cell>
          <table:table-cell table:number-columns-repeated="3"/>
          <table:table-cell office:value-type="string" calcext:value-type="string">
            <text:p>alias SRR2967862 = 'AWRI932_UCD C-237'</text:p>
          </table:table-cell>
        </table:table-row>
        <table:table-row table:style-name="ro1">
          <table:table-cell office:value-type="string" calcext:value-type="string">
            <text:p>SRR2967863</text:p>
          </table:table-cell>
          <table:table-cell office:value-type="string" calcext:value-type="string">
            <text:p>AWRI934</text:p>
          </table:table-cell>
          <table:table-cell office:value-type="string" calcext:value-type="string">
            <text:p>UCD 48-41</text:p>
          </table:table-cell>
          <table:table-cell/>
          <table:table-cell table:formula="of:=CONCATENATE(&quot;alias &quot;;[.A29];&quot; = &quot;;&quot;'&quot;;[.B29];&quot;_&quot;;[.C29];&quot;'&quot;)" office:value-type="string" office:string-value="alias SRR2967863 = 'AWRI934_UCD 48-41'" calcext:value-type="string">
            <text:p>alias SRR2967863 = 'AWRI934_UCD 48-41'</text:p>
          </table:table-cell>
          <table:table-cell table:number-columns-repeated="3"/>
          <table:table-cell office:value-type="string" calcext:value-type="string">
            <text:p>alias SRR2967863 = 'AWRI934_UCD 48-41'</text:p>
          </table:table-cell>
        </table:table-row>
        <table:table-row table:style-name="ro1">
          <table:table-cell office:value-type="string" calcext:value-type="string">
            <text:p>SRR2967864</text:p>
          </table:table-cell>
          <table:table-cell office:value-type="string" calcext:value-type="string">
            <text:p>AWRI935</text:p>
          </table:table-cell>
          <table:table-cell office:value-type="string" calcext:value-type="string">
            <text:p>UCD C-9</text:p>
          </table:table-cell>
          <table:table-cell/>
          <table:table-cell table:formula="of:=CONCATENATE(&quot;alias &quot;;[.A30];&quot; = &quot;;&quot;'&quot;;[.B30];&quot;_&quot;;[.C30];&quot;'&quot;)" office:value-type="string" office:string-value="alias SRR2967864 = 'AWRI935_UCD C-9'" calcext:value-type="string">
            <text:p>alias SRR2967864 = 'AWRI935_UCD C-9'</text:p>
          </table:table-cell>
          <table:table-cell table:number-columns-repeated="3"/>
          <table:table-cell office:value-type="string" calcext:value-type="string">
            <text:p>alias SRR2967864 = 'AWRI935_UCD C-9'</text:p>
          </table:table-cell>
        </table:table-row>
        <table:table-row table:style-name="ro1">
          <table:table-cell office:value-type="string" calcext:value-type="string">
            <text:p>SRR2967865</text:p>
          </table:table-cell>
          <table:table-cell office:value-type="string" calcext:value-type="string">
            <text:p>AWRI937</text:p>
          </table:table-cell>
          <table:table-cell office:value-type="string" calcext:value-type="string">
            <text:p>UCD 55-97</text:p>
          </table:table-cell>
          <table:table-cell/>
          <table:table-cell table:formula="of:=CONCATENATE(&quot;alias &quot;;[.A31];&quot; = &quot;;&quot;'&quot;;[.B31];&quot;_&quot;;[.C31];&quot;'&quot;)" office:value-type="string" office:string-value="alias SRR2967865 = 'AWRI937_UCD 55-97'" calcext:value-type="string">
            <text:p>alias SRR2967865 = 'AWRI937_UCD 55-97'</text:p>
          </table:table-cell>
          <table:table-cell table:number-columns-repeated="3"/>
          <table:table-cell office:value-type="string" calcext:value-type="string">
            <text:p>alias SRR2967865 = 'AWRI937_UCD 55-97'</text:p>
          </table:table-cell>
        </table:table-row>
        <table:table-row table:style-name="ro1">
          <table:table-cell office:value-type="string" calcext:value-type="string">
            <text:p>SRR2967866</text:p>
          </table:table-cell>
          <table:table-cell office:value-type="string" calcext:value-type="string">
            <text:p>AWRI939</text:p>
          </table:table-cell>
          <table:table-cell office:value-type="string" calcext:value-type="string">
            <text:p>UCD 62-9</text:p>
          </table:table-cell>
          <table:table-cell/>
          <table:table-cell table:formula="of:=CONCATENATE(&quot;alias &quot;;[.A32];&quot; = &quot;;&quot;'&quot;;[.B32];&quot;_&quot;;[.C32];&quot;'&quot;)" office:value-type="string" office:string-value="alias SRR2967866 = 'AWRI939_UCD 62-9'" calcext:value-type="string">
            <text:p>alias SRR2967866 = 'AWRI939_UCD 62-9'</text:p>
          </table:table-cell>
          <table:table-cell table:number-columns-repeated="3"/>
          <table:table-cell office:value-type="string" calcext:value-type="string">
            <text:p>alias SRR2967866 = 'AWRI939_UCD 62-9'</text:p>
          </table:table-cell>
        </table:table-row>
        <table:table-row table:style-name="ro1">
          <table:table-cell office:value-type="string" calcext:value-type="string">
            <text:p>SRR2967867</text:p>
          </table:table-cell>
          <table:table-cell office:value-type="string" calcext:value-type="string">
            <text:p>AWRI947</text:p>
          </table:table-cell>
          <table:table-cell table:number-columns-repeated="2"/>
          <table:table-cell table:formula="of:=CONCATENATE(&quot;alias &quot;;[.A33];&quot; = &quot;;&quot;'&quot;;[.B33];&quot;_&quot;;[.C33];&quot;'&quot;)" office:value-type="string" office:string-value="alias SRR2967867 = 'AWRI947_'" calcext:value-type="string">
            <text:p>alias SRR2967867 = 'AWRI947_'</text:p>
          </table:table-cell>
          <table:table-cell table:number-columns-repeated="3"/>
          <table:table-cell office:value-type="string" calcext:value-type="string">
            <text:p>alias SRR2967867 = 'AWRI947'</text:p>
          </table:table-cell>
        </table:table-row>
        <table:table-row table:style-name="ro1">
          <table:table-cell office:value-type="string" calcext:value-type="string">
            <text:p>SRR2967868</text:p>
          </table:table-cell>
          <table:table-cell office:value-type="string" calcext:value-type="string">
            <text:p>AWRI971</text:p>
          </table:table-cell>
          <table:table-cell table:number-columns-repeated="2"/>
          <table:table-cell table:formula="of:=CONCATENATE(&quot;alias &quot;;[.A34];&quot; = &quot;;&quot;'&quot;;[.B34];&quot;_&quot;;[.C34];&quot;'&quot;)" office:value-type="string" office:string-value="alias SRR2967868 = 'AWRI971_'" calcext:value-type="string">
            <text:p>alias SRR2967868 = 'AWRI971_'</text:p>
          </table:table-cell>
          <table:table-cell table:number-columns-repeated="3"/>
          <table:table-cell office:value-type="string" calcext:value-type="string">
            <text:p>alias SRR2967868 = 'AWRI971'</text:p>
          </table:table-cell>
        </table:table-row>
        <table:table-row table:style-name="ro1">
          <table:table-cell office:value-type="string" calcext:value-type="string">
            <text:p>SRR2967869</text:p>
          </table:table-cell>
          <table:table-cell office:value-type="string" calcext:value-type="string">
            <text:p>AWRI1001</text:p>
          </table:table-cell>
          <table:table-cell table:number-columns-repeated="2"/>
          <table:table-cell table:formula="of:=CONCATENATE(&quot;alias &quot;;[.A35];&quot; = &quot;;&quot;'&quot;;[.B35];&quot;_&quot;;[.C35];&quot;'&quot;)" office:value-type="string" office:string-value="alias SRR2967869 = 'AWRI1001_'" calcext:value-type="string">
            <text:p>alias SRR2967869 = 'AWRI1001_'</text:p>
          </table:table-cell>
          <table:table-cell table:number-columns-repeated="3"/>
          <table:table-cell office:value-type="string" calcext:value-type="string">
            <text:p>alias SRR2967869 = 'AWRI1001'</text:p>
          </table:table-cell>
        </table:table-row>
        <table:table-row table:style-name="ro1">
          <table:table-cell office:value-type="string" calcext:value-type="string">
            <text:p>SRR2967870</text:p>
          </table:table-cell>
          <table:table-cell office:value-type="string" calcext:value-type="string">
            <text:p>AWRI1017</text:p>
          </table:table-cell>
          <table:table-cell table:number-columns-repeated="2"/>
          <table:table-cell table:formula="of:=CONCATENATE(&quot;alias &quot;;[.A36];&quot; = &quot;;&quot;'&quot;;[.B36];&quot;_&quot;;[.C36];&quot;'&quot;)" office:value-type="string" office:string-value="alias SRR2967870 = 'AWRI1017_'" calcext:value-type="string">
            <text:p>alias SRR2967870 = 'AWRI1017_'</text:p>
          </table:table-cell>
          <table:table-cell table:number-columns-repeated="3"/>
          <table:table-cell office:value-type="string" calcext:value-type="string">
            <text:p>alias SRR2967870 = 'AWRI1017'</text:p>
          </table:table-cell>
        </table:table-row>
        <table:table-row table:style-name="ro1">
          <table:table-cell office:value-type="string" calcext:value-type="string">
            <text:p>SRR2967871</text:p>
          </table:table-cell>
          <table:table-cell office:value-type="string" calcext:value-type="string">
            <text:p>AWRI1077</text:p>
          </table:table-cell>
          <table:table-cell office:value-type="string" calcext:value-type="string">
            <text:p>UCD 513</text:p>
          </table:table-cell>
          <table:table-cell/>
          <table:table-cell table:formula="of:=CONCATENATE(&quot;alias &quot;;[.A37];&quot; = &quot;;&quot;'&quot;;[.B37];&quot;_&quot;;[.C37];&quot;'&quot;)" office:value-type="string" office:string-value="alias SRR2967871 = 'AWRI1077_UCD 513'" calcext:value-type="string">
            <text:p>alias SRR2967871 = 'AWRI1077_UCD 513'</text:p>
          </table:table-cell>
          <table:table-cell table:number-columns-repeated="3"/>
          <table:table-cell office:value-type="string" calcext:value-type="string">
            <text:p>alias SRR2967871 = 'AWRI1077_UCD 513'</text:p>
          </table:table-cell>
        </table:table-row>
        <table:table-row table:style-name="ro1">
          <table:table-cell office:value-type="string" calcext:value-type="string">
            <text:p>SRR2967872</text:p>
          </table:table-cell>
          <table:table-cell office:value-type="string" calcext:value-type="string">
            <text:p>AWRI1078</text:p>
          </table:table-cell>
          <table:table-cell office:value-type="string" calcext:value-type="string">
            <text:p>UCD 514</text:p>
          </table:table-cell>
          <table:table-cell/>
          <table:table-cell table:formula="of:=CONCATENATE(&quot;alias &quot;;[.A38];&quot; = &quot;;&quot;'&quot;;[.B38];&quot;_&quot;;[.C38];&quot;'&quot;)" office:value-type="string" office:string-value="alias SRR2967872 = 'AWRI1078_UCD 514'" calcext:value-type="string">
            <text:p>alias SRR2967872 = 'AWRI1078_UCD 514'</text:p>
          </table:table-cell>
          <table:table-cell table:number-columns-repeated="3"/>
          <table:table-cell office:value-type="string" calcext:value-type="string">
            <text:p>alias SRR2967872 = 'AWRI1078_UCD 514'</text:p>
          </table:table-cell>
        </table:table-row>
        <table:table-row table:style-name="ro1">
          <table:table-cell office:value-type="string" calcext:value-type="string">
            <text:p>SRR2967873</text:p>
          </table:table-cell>
          <table:table-cell office:value-type="string" calcext:value-type="string">
            <text:p>AWRI1082</text:p>
          </table:table-cell>
          <table:table-cell office:value-type="string" calcext:value-type="string">
            <text:p>NCYC 761</text:p>
          </table:table-cell>
          <table:table-cell/>
          <table:table-cell table:formula="of:=CONCATENATE(&quot;alias &quot;;[.A39];&quot; = &quot;;&quot;'&quot;;[.B39];&quot;_&quot;;[.C39];&quot;'&quot;)" office:value-type="string" office:string-value="alias SRR2967873 = 'AWRI1082_NCYC 761'" calcext:value-type="string">
            <text:p>alias SRR2967873 = 'AWRI1082_NCYC 761'</text:p>
          </table:table-cell>
          <table:table-cell table:number-columns-repeated="3"/>
          <table:table-cell office:value-type="string" calcext:value-type="string">
            <text:p>alias SRR2967873 = 'AWRI1082_NCYC 761'</text:p>
          </table:table-cell>
        </table:table-row>
        <table:table-row table:style-name="ro1">
          <table:table-cell office:value-type="string" calcext:value-type="string">
            <text:p>SRR2967874</text:p>
          </table:table-cell>
          <table:table-cell office:value-type="string" calcext:value-type="string">
            <text:p>AWRI1083</text:p>
          </table:table-cell>
          <table:table-cell office:value-type="string" calcext:value-type="string">
            <text:p>NCYC 738</text:p>
          </table:table-cell>
          <table:table-cell/>
          <table:table-cell table:formula="of:=CONCATENATE(&quot;alias &quot;;[.A40];&quot; = &quot;;&quot;'&quot;;[.B40];&quot;_&quot;;[.C40];&quot;'&quot;)" office:value-type="string" office:string-value="alias SRR2967874 = 'AWRI1083_NCYC 738'" calcext:value-type="string">
            <text:p>alias SRR2967874 = 'AWRI1083_NCYC 738'</text:p>
          </table:table-cell>
          <table:table-cell table:number-columns-repeated="3"/>
          <table:table-cell office:value-type="string" calcext:value-type="string">
            <text:p>alias SRR2967874 = 'AWRI1083_NCYC 738'</text:p>
          </table:table-cell>
        </table:table-row>
        <table:table-row table:style-name="ro1">
          <table:table-cell office:value-type="string" calcext:value-type="string">
            <text:p>SRR2967875</text:p>
          </table:table-cell>
          <table:table-cell office:value-type="string" calcext:value-type="string">
            <text:p>AWRI1427</text:p>
          </table:table-cell>
          <table:table-cell office:value-type="string" calcext:value-type="string">
            <text:p>Lalvin WSK 27</text:p>
          </table:table-cell>
          <table:table-cell/>
          <table:table-cell table:formula="of:=CONCATENATE(&quot;alias &quot;;[.A41];&quot; = &quot;;&quot;'&quot;;[.B41];&quot;_&quot;;[.C41];&quot;'&quot;)" office:value-type="string" office:string-value="alias SRR2967875 = 'AWRI1427_Lalvin WSK 27'" calcext:value-type="string">
            <text:p>alias SRR2967875 = 'AWRI1427_Lalvin WSK 27'</text:p>
          </table:table-cell>
          <table:table-cell table:number-columns-repeated="3"/>
          <table:table-cell office:value-type="string" calcext:value-type="string">
            <text:p>alias SRR2967875 = 'AWRI1427_Lalvin WSK 27'</text:p>
          </table:table-cell>
        </table:table-row>
        <table:table-row table:style-name="ro1">
          <table:table-cell office:value-type="string" calcext:value-type="string">
            <text:p>SRR2967876</text:p>
          </table:table-cell>
          <table:table-cell office:value-type="string" calcext:value-type="string">
            <text:p>AWRI1428</text:p>
          </table:table-cell>
          <table:table-cell office:value-type="string" calcext:value-type="string">
            <text:p>Uvaferm PM</text:p>
          </table:table-cell>
          <table:table-cell/>
          <table:table-cell table:formula="of:=CONCATENATE(&quot;alias &quot;;[.A42];&quot; = &quot;;&quot;'&quot;;[.B42];&quot;_&quot;;[.C42];&quot;'&quot;)" office:value-type="string" office:string-value="alias SRR2967876 = 'AWRI1428_Uvaferm PM'" calcext:value-type="string">
            <text:p>alias SRR2967876 = 'AWRI1428_Uvaferm PM'</text:p>
          </table:table-cell>
          <table:table-cell table:number-columns-repeated="3"/>
          <table:table-cell office:value-type="string" calcext:value-type="string">
            <text:p>alias SRR2967876 = 'AWRI1428_Uvaferm PM'</text:p>
          </table:table-cell>
        </table:table-row>
        <table:table-row table:style-name="ro1">
          <table:table-cell office:value-type="string" calcext:value-type="string">
            <text:p>SRR2967877</text:p>
          </table:table-cell>
          <table:table-cell office:value-type="string" calcext:value-type="string">
            <text:p>AWRI1429</text:p>
          </table:table-cell>
          <table:table-cell office:value-type="string" calcext:value-type="string">
            <text:p>Lalvin DV10</text:p>
          </table:table-cell>
          <table:table-cell/>
          <table:table-cell table:formula="of:=CONCATENATE(&quot;alias &quot;;[.A43];&quot; = &quot;;&quot;'&quot;;[.B43];&quot;_&quot;;[.C43];&quot;'&quot;)" office:value-type="string" office:string-value="alias SRR2967877 = 'AWRI1429_Lalvin DV10'" calcext:value-type="string">
            <text:p>alias SRR2967877 = 'AWRI1429_Lalvin DV10'</text:p>
          </table:table-cell>
          <table:table-cell table:number-columns-repeated="3"/>
          <table:table-cell office:value-type="string" calcext:value-type="string">
            <text:p>alias SRR2967877 = 'AWRI1429_Lalvin DV10'</text:p>
          </table:table-cell>
        </table:table-row>
        <table:table-row table:style-name="ro1">
          <table:table-cell office:value-type="string" calcext:value-type="string">
            <text:p>SRR2967878</text:p>
          </table:table-cell>
          <table:table-cell office:value-type="string" calcext:value-type="string">
            <text:p>AWRI1430</text:p>
          </table:table-cell>
          <table:table-cell office:value-type="string" calcext:value-type="string">
            <text:p>Enoferm Assmunshansen</text:p>
          </table:table-cell>
          <table:table-cell/>
          <table:table-cell table:formula="of:=CONCATENATE(&quot;alias &quot;;[.A44];&quot; = &quot;;&quot;'&quot;;[.B44];&quot;_&quot;;[.C44];&quot;'&quot;)" office:value-type="string" office:string-value="alias SRR2967878 = 'AWRI1430_Enoferm Assmunshansen'" calcext:value-type="string">
            <text:p>alias SRR2967878 = 'AWRI1430_Enoferm Assmunshansen'</text:p>
          </table:table-cell>
          <table:table-cell table:number-columns-repeated="3"/>
          <table:table-cell office:value-type="string" calcext:value-type="string">
            <text:p>alias SRR2967878 = 'AWRI1430_Enoferm Assmunshansen'</text:p>
          </table:table-cell>
        </table:table-row>
        <table:table-row table:style-name="ro1">
          <table:table-cell office:value-type="string" calcext:value-type="string">
            <text:p>SRR2967879</text:p>
          </table:table-cell>
          <table:table-cell office:value-type="string" calcext:value-type="string">
            <text:p>AWRI1431</text:p>
          </table:table-cell>
          <table:table-cell office:value-type="string" calcext:value-type="string">
            <text:p>LalvinW15</text:p>
          </table:table-cell>
          <table:table-cell/>
          <table:table-cell table:formula="of:=CONCATENATE(&quot;alias &quot;;[.A45];&quot; = &quot;;&quot;'&quot;;[.B45];&quot;_&quot;;[.C45];&quot;'&quot;)" office:value-type="string" office:string-value="alias SRR2967879 = 'AWRI1431_LalvinW15'" calcext:value-type="string">
            <text:p>alias SRR2967879 = 'AWRI1431_LalvinW15'</text:p>
          </table:table-cell>
          <table:table-cell table:number-columns-repeated="3"/>
          <table:table-cell office:value-type="string" calcext:value-type="string">
            <text:p>alias SRR2967879 = 'AWRI1431_LalvinW15'</text:p>
          </table:table-cell>
        </table:table-row>
        <table:table-row table:style-name="ro1">
          <table:table-cell office:value-type="string" calcext:value-type="string">
            <text:p>SRR2967880</text:p>
          </table:table-cell>
          <table:table-cell office:value-type="string" calcext:value-type="string">
            <text:p>AWRI1432</text:p>
          </table:table-cell>
          <table:table-cell office:value-type="string" calcext:value-type="string">
            <text:p>Vin7</text:p>
          </table:table-cell>
          <table:table-cell/>
          <table:table-cell table:formula="of:=CONCATENATE(&quot;alias &quot;;[.A46];&quot; = &quot;;&quot;'&quot;;[.B46];&quot;_&quot;;[.C46];&quot;'&quot;)" office:value-type="string" office:string-value="alias SRR2967880 = 'AWRI1432_Vin7'" calcext:value-type="string">
            <text:p>alias SRR2967880 = 'AWRI1432_Vin7'</text:p>
          </table:table-cell>
          <table:table-cell table:number-columns-repeated="3"/>
          <table:table-cell office:value-type="string" calcext:value-type="string">
            <text:p>alias SRR2967880 = 'AWRI1432_Vin7'</text:p>
          </table:table-cell>
        </table:table-row>
        <table:table-row table:style-name="ro1">
          <table:table-cell office:value-type="string" calcext:value-type="string">
            <text:p>SRR2967881</text:p>
          </table:table-cell>
          <table:table-cell office:value-type="string" calcext:value-type="string">
            <text:p>AWRI1435</text:p>
          </table:table-cell>
          <table:table-cell office:value-type="string" calcext:value-type="string">
            <text:p>Oenoferm Klosternenberg</text:p>
          </table:table-cell>
          <table:table-cell/>
          <table:table-cell table:formula="of:=CONCATENATE(&quot;alias &quot;;[.A47];&quot; = &quot;;&quot;'&quot;;[.B47];&quot;_&quot;;[.C47];&quot;'&quot;)" office:value-type="string" office:string-value="alias SRR2967881 = 'AWRI1435_Oenoferm Klosternenberg'" calcext:value-type="string">
            <text:p>alias SRR2967881 = 'AWRI1435_Oenoferm Klosternenberg'</text:p>
          </table:table-cell>
          <table:table-cell table:number-columns-repeated="3"/>
          <table:table-cell office:value-type="string" calcext:value-type="string">
            <text:p>alias SRR2967881 = 'AWRI1435_Oenoferm Klosternenberg'</text:p>
          </table:table-cell>
        </table:table-row>
        <table:table-row table:style-name="ro1">
          <table:table-cell office:value-type="string" calcext:value-type="string">
            <text:p>SRR2967882</text:p>
          </table:table-cell>
          <table:table-cell office:value-type="string" calcext:value-type="string">
            <text:p>AWRI1436</text:p>
          </table:table-cell>
          <table:table-cell office:value-type="string" calcext:value-type="string">
            <text:p>Lalvin S6U</text:p>
          </table:table-cell>
          <table:table-cell/>
          <table:table-cell table:formula="of:=CONCATENATE(&quot;alias &quot;;[.A48];&quot; = &quot;;&quot;'&quot;;[.B48];&quot;_&quot;;[.C48];&quot;'&quot;)" office:value-type="string" office:string-value="alias SRR2967882 = 'AWRI1436_Lalvin S6U'" calcext:value-type="string">
            <text:p>alias SRR2967882 = 'AWRI1436_Lalvin S6U'</text:p>
          </table:table-cell>
          <table:table-cell table:number-columns-repeated="3"/>
          <table:table-cell office:value-type="string" calcext:value-type="string">
            <text:p>alias SRR2967882 = 'AWRI1436_Lalvin S6U'</text:p>
          </table:table-cell>
        </table:table-row>
        <table:table-row table:style-name="ro1">
          <table:table-cell office:value-type="string" calcext:value-type="string">
            <text:p>SRR2967883</text:p>
          </table:table-cell>
          <table:table-cell office:value-type="string" calcext:value-type="string">
            <text:p>AWRI1451</text:p>
          </table:table-cell>
          <table:table-cell office:value-type="string" calcext:value-type="string">
            <text:p>Levuline CHP</text:p>
          </table:table-cell>
          <table:table-cell/>
          <table:table-cell table:formula="of:=CONCATENATE(&quot;alias &quot;;[.A49];&quot; = &quot;;&quot;'&quot;;[.B49];&quot;_&quot;;[.C49];&quot;'&quot;)" office:value-type="string" office:string-value="alias SRR2967883 = 'AWRI1451_Levuline CHP'" calcext:value-type="string">
            <text:p>alias SRR2967883 = 'AWRI1451_Levuline CHP'</text:p>
          </table:table-cell>
          <table:table-cell table:number-columns-repeated="3"/>
          <table:table-cell office:value-type="string" calcext:value-type="string">
            <text:p>alias SRR2967883 = 'AWRI1451_Levuline CHP'</text:p>
          </table:table-cell>
        </table:table-row>
        <table:table-row table:style-name="ro1">
          <table:table-cell office:value-type="string" calcext:value-type="string">
            <text:p>SRR2967884</text:p>
          </table:table-cell>
          <table:table-cell office:value-type="string" calcext:value-type="string">
            <text:p>AWRI1474</text:p>
          </table:table-cell>
          <table:table-cell table:number-columns-repeated="2"/>
          <table:table-cell table:formula="of:=CONCATENATE(&quot;alias &quot;;[.A50];&quot; = &quot;;&quot;'&quot;;[.B50];&quot;_&quot;;[.C50];&quot;'&quot;)" office:value-type="string" office:string-value="alias SRR2967884 = 'AWRI1474_'" calcext:value-type="string">
            <text:p>alias SRR2967884 = 'AWRI1474_'</text:p>
          </table:table-cell>
          <table:table-cell table:number-columns-repeated="3"/>
          <table:table-cell office:value-type="string" calcext:value-type="string">
            <text:p>alias SRR2967884 = 'AWRI1474'</text:p>
          </table:table-cell>
        </table:table-row>
        <table:table-row table:style-name="ro1">
          <table:table-cell office:value-type="string" calcext:value-type="string">
            <text:p>SRR2967885</text:p>
          </table:table-cell>
          <table:table-cell office:value-type="string" calcext:value-type="string">
            <text:p>AWRI1482</text:p>
          </table:table-cell>
          <table:table-cell table:number-columns-repeated="2"/>
          <table:table-cell table:formula="of:=CONCATENATE(&quot;alias &quot;;[.A51];&quot; = &quot;;&quot;'&quot;;[.B51];&quot;_&quot;;[.C51];&quot;'&quot;)" office:value-type="string" office:string-value="alias SRR2967885 = 'AWRI1482_'" calcext:value-type="string">
            <text:p>alias SRR2967885 = 'AWRI1482_'</text:p>
          </table:table-cell>
          <table:table-cell table:number-columns-repeated="3"/>
          <table:table-cell office:value-type="string" calcext:value-type="string">
            <text:p>alias SRR2967885 = 'AWRI1482'</text:p>
          </table:table-cell>
        </table:table-row>
        <table:table-row table:style-name="ro1">
          <table:table-cell office:value-type="string" calcext:value-type="string">
            <text:p>SRR2967886</text:p>
          </table:table-cell>
          <table:table-cell office:value-type="string" calcext:value-type="string">
            <text:p>AWRI1483</text:p>
          </table:table-cell>
          <table:table-cell office:value-type="string" calcext:value-type="string">
            <text:p>Lalvin ICV D254</text:p>
          </table:table-cell>
          <table:table-cell/>
          <table:table-cell table:formula="of:=CONCATENATE(&quot;alias &quot;;[.A52];&quot; = &quot;;&quot;'&quot;;[.B52];&quot;_&quot;;[.C52];&quot;'&quot;)" office:value-type="string" office:string-value="alias SRR2967886 = 'AWRI1483_Lalvin ICV D254'" calcext:value-type="string">
            <text:p>alias SRR2967886 = 'AWRI1483_Lalvin ICV D254'</text:p>
          </table:table-cell>
          <table:table-cell table:number-columns-repeated="3"/>
          <table:table-cell office:value-type="string" calcext:value-type="string">
            <text:p>alias SRR2967886 = 'AWRI1483_Lalvin ICV D254'</text:p>
          </table:table-cell>
        </table:table-row>
        <table:table-row table:style-name="ro1">
          <table:table-cell office:value-type="string" calcext:value-type="string">
            <text:p>SRR2967887</text:p>
          </table:table-cell>
          <table:table-cell office:value-type="string" calcext:value-type="string">
            <text:p>AWRI1484</text:p>
          </table:table-cell>
          <table:table-cell office:value-type="string" calcext:value-type="string">
            <text:p>Lalvin Rhone L2226</text:p>
          </table:table-cell>
          <table:table-cell/>
          <table:table-cell table:formula="of:=CONCATENATE(&quot;alias &quot;;[.A53];&quot; = &quot;;&quot;'&quot;;[.B53];&quot;_&quot;;[.C53];&quot;'&quot;)" office:value-type="string" office:string-value="alias SRR2967887 = 'AWRI1484_Lalvin Rhone L2226'" calcext:value-type="string">
            <text:p>alias SRR2967887 = 'AWRI1484_Lalvin Rhone L2226'</text:p>
          </table:table-cell>
          <table:table-cell table:number-columns-repeated="3"/>
          <table:table-cell office:value-type="string" calcext:value-type="string">
            <text:p>alias SRR2967887 = 'AWRI1484_Lalvin Rhone L2226'</text:p>
          </table:table-cell>
        </table:table-row>
        <table:table-row table:style-name="ro1">
          <table:table-cell office:value-type="string" calcext:value-type="string">
            <text:p>SRR2967888</text:p>
          </table:table-cell>
          <table:table-cell office:value-type="string" calcext:value-type="string">
            <text:p>AWRI1485</text:p>
          </table:table-cell>
          <table:table-cell office:value-type="string" calcext:value-type="string">
            <text:p>Lalvin RC212</text:p>
          </table:table-cell>
          <table:table-cell/>
          <table:table-cell table:formula="of:=CONCATENATE(&quot;alias &quot;;[.A54];&quot; = &quot;;&quot;'&quot;;[.B54];&quot;_&quot;;[.C54];&quot;'&quot;)" office:value-type="string" office:string-value="alias SRR2967888 = 'AWRI1485_Lalvin RC212'" calcext:value-type="string">
            <text:p>alias SRR2967888 = 'AWRI1485_Lalvin RC212'</text:p>
          </table:table-cell>
          <table:table-cell table:number-columns-repeated="3"/>
          <table:table-cell office:value-type="string" calcext:value-type="string">
            <text:p>alias SRR2967888 = 'AWRI1485_Lalvin RC212'</text:p>
          </table:table-cell>
        </table:table-row>
        <table:table-row table:style-name="ro1">
          <table:table-cell office:value-type="string" calcext:value-type="string">
            <text:p>SRR2967889</text:p>
          </table:table-cell>
          <table:table-cell office:value-type="string" calcext:value-type="string">
            <text:p>AWRI1486</text:p>
          </table:table-cell>
          <table:table-cell office:value-type="string" calcext:value-type="string">
            <text:p>Lalvin BM45</text:p>
          </table:table-cell>
          <table:table-cell/>
          <table:table-cell table:formula="of:=CONCATENATE(&quot;alias &quot;;[.A55];&quot; = &quot;;&quot;'&quot;;[.B55];&quot;_&quot;;[.C55];&quot;'&quot;)" office:value-type="string" office:string-value="alias SRR2967889 = 'AWRI1486_Lalvin BM45'" calcext:value-type="string">
            <text:p>alias SRR2967889 = 'AWRI1486_Lalvin BM45'</text:p>
          </table:table-cell>
          <table:table-cell table:number-columns-repeated="3"/>
          <table:table-cell office:value-type="string" calcext:value-type="string">
            <text:p>alias SRR2967889 = 'AWRI1486_Lalvin BM45'</text:p>
          </table:table-cell>
        </table:table-row>
        <table:table-row table:style-name="ro1">
          <table:table-cell office:value-type="string" calcext:value-type="string">
            <text:p>SRR2967890</text:p>
          </table:table-cell>
          <table:table-cell office:value-type="string" calcext:value-type="string">
            <text:p>AWRI1487</text:p>
          </table:table-cell>
          <table:table-cell office:value-type="string" calcext:value-type="string">
            <text:p>Lalvin RhoneL2056</text:p>
          </table:table-cell>
          <table:table-cell/>
          <table:table-cell table:formula="of:=CONCATENATE(&quot;alias &quot;;[.A56];&quot; = &quot;;&quot;'&quot;;[.B56];&quot;_&quot;;[.C56];&quot;'&quot;)" office:value-type="string" office:string-value="alias SRR2967890 = 'AWRI1487_Lalvin RhoneL2056'" calcext:value-type="string">
            <text:p>alias SRR2967890 = 'AWRI1487_Lalvin RhoneL2056'</text:p>
          </table:table-cell>
          <table:table-cell table:number-columns-repeated="3"/>
          <table:table-cell office:value-type="string" calcext:value-type="string">
            <text:p>alias SRR2967890 = 'AWRI1487_Lalvin RhoneL2056'</text:p>
          </table:table-cell>
        </table:table-row>
        <table:table-row table:style-name="ro1">
          <table:table-cell office:value-type="string" calcext:value-type="string">
            <text:p>SRR2967891</text:p>
          </table:table-cell>
          <table:table-cell office:value-type="string" calcext:value-type="string">
            <text:p>AWRI1488</text:p>
          </table:table-cell>
          <table:table-cell office:value-type="string" calcext:value-type="string">
            <text:p>Lalvin ICVD47</text:p>
          </table:table-cell>
          <table:table-cell/>
          <table:table-cell table:formula="of:=CONCATENATE(&quot;alias &quot;;[.A57];&quot; = &quot;;&quot;'&quot;;[.B57];&quot;_&quot;;[.C57];&quot;'&quot;)" office:value-type="string" office:string-value="alias SRR2967891 = 'AWRI1488_Lalvin ICVD47'" calcext:value-type="string">
            <text:p>alias SRR2967891 = 'AWRI1488_Lalvin ICVD47'</text:p>
          </table:table-cell>
          <table:table-cell table:number-columns-repeated="3"/>
          <table:table-cell office:value-type="string" calcext:value-type="string">
            <text:p>alias SRR2967891 = 'AWRI1488_Lalvin ICVD47'</text:p>
          </table:table-cell>
        </table:table-row>
        <table:table-row table:style-name="ro1">
          <table:table-cell office:value-type="string" calcext:value-type="string">
            <text:p>SRR2967892</text:p>
          </table:table-cell>
          <table:table-cell office:value-type="string" calcext:value-type="string">
            <text:p>AWRI1489</text:p>
          </table:table-cell>
          <table:table-cell office:value-type="string" calcext:value-type="string">
            <text:p>Levuline BRG</text:p>
          </table:table-cell>
          <table:table-cell/>
          <table:table-cell table:formula="of:=CONCATENATE(&quot;alias &quot;;[.A58];&quot; = &quot;;&quot;'&quot;;[.B58];&quot;_&quot;;[.C58];&quot;'&quot;)" office:value-type="string" office:string-value="alias SRR2967892 = 'AWRI1489_Levuline BRG'" calcext:value-type="string">
            <text:p>alias SRR2967892 = 'AWRI1489_Levuline BRG'</text:p>
          </table:table-cell>
          <table:table-cell table:number-columns-repeated="3"/>
          <table:table-cell office:value-type="string" calcext:value-type="string">
            <text:p>alias SRR2967892 = 'AWRI1489_Levuline BRG'</text:p>
          </table:table-cell>
        </table:table-row>
        <table:table-row table:style-name="ro1">
          <table:table-cell office:value-type="string" calcext:value-type="string">
            <text:p>SRR2967893</text:p>
          </table:table-cell>
          <table:table-cell office:value-type="string" calcext:value-type="string">
            <text:p>AWRI1490</text:p>
          </table:table-cell>
          <table:table-cell office:value-type="string" calcext:value-type="string">
            <text:p>LalvinRhoneL2323</text:p>
          </table:table-cell>
          <table:table-cell/>
          <table:table-cell table:formula="of:=CONCATENATE(&quot;alias &quot;;[.A59];&quot; = &quot;;&quot;'&quot;;[.B59];&quot;_&quot;;[.C59];&quot;'&quot;)" office:value-type="string" office:string-value="alias SRR2967893 = 'AWRI1490_LalvinRhoneL2323'" calcext:value-type="string">
            <text:p>alias SRR2967893 = 'AWRI1490_LalvinRhoneL2323'</text:p>
          </table:table-cell>
          <table:table-cell table:number-columns-repeated="3"/>
          <table:table-cell office:value-type="string" calcext:value-type="string">
            <text:p>alias SRR2967893 = 'AWRI1490_LalvinRhoneL2323'</text:p>
          </table:table-cell>
        </table:table-row>
        <table:table-row table:style-name="ro1">
          <table:table-cell office:value-type="string" calcext:value-type="string">
            <text:p>SRR2967894</text:p>
          </table:table-cell>
          <table:table-cell office:value-type="string" calcext:value-type="string">
            <text:p>AWRI1491</text:p>
          </table:table-cell>
          <table:table-cell office:value-type="string" calcext:value-type="string">
            <text:p>Uvaferm BDX</text:p>
          </table:table-cell>
          <table:table-cell/>
          <table:table-cell table:formula="of:=CONCATENATE(&quot;alias &quot;;[.A60];&quot; = &quot;;&quot;'&quot;;[.B60];&quot;_&quot;;[.C60];&quot;'&quot;)" office:value-type="string" office:string-value="alias SRR2967894 = 'AWRI1491_Uvaferm BDX'" calcext:value-type="string">
            <text:p>alias SRR2967894 = 'AWRI1491_Uvaferm BDX'</text:p>
          </table:table-cell>
          <table:table-cell table:number-columns-repeated="3"/>
          <table:table-cell office:value-type="string" calcext:value-type="string">
            <text:p>alias SRR2967894 = 'AWRI1491_Uvaferm BDX'</text:p>
          </table:table-cell>
        </table:table-row>
        <table:table-row table:style-name="ro1">
          <table:table-cell office:value-type="string" calcext:value-type="string">
            <text:p>SRR2967895</text:p>
          </table:table-cell>
          <table:table-cell office:value-type="string" calcext:value-type="string">
            <text:p>AWRI1492</text:p>
          </table:table-cell>
          <table:table-cell office:value-type="string" calcext:value-type="string">
            <text:p>Enoferm CSM</text:p>
          </table:table-cell>
          <table:table-cell/>
          <table:table-cell table:formula="of:=CONCATENATE(&quot;alias &quot;;[.A61];&quot; = &quot;;&quot;'&quot;;[.B61];&quot;_&quot;;[.C61];&quot;'&quot;)" office:value-type="string" office:string-value="alias SRR2967895 = 'AWRI1492_Enoferm CSM'" calcext:value-type="string">
            <text:p>alias SRR2967895 = 'AWRI1492_Enoferm CSM'</text:p>
          </table:table-cell>
          <table:table-cell table:number-columns-repeated="3"/>
          <table:table-cell office:value-type="string" calcext:value-type="string">
            <text:p>alias SRR2967895 = 'AWRI1492_Enoferm CSM'</text:p>
          </table:table-cell>
        </table:table-row>
        <table:table-row table:style-name="ro1">
          <table:table-cell office:value-type="string" calcext:value-type="string">
            <text:p>SRR2967896</text:p>
          </table:table-cell>
          <table:table-cell office:value-type="string" calcext:value-type="string">
            <text:p>AWRI1493</text:p>
          </table:table-cell>
          <table:table-cell office:value-type="string" calcext:value-type="string">
            <text:p>Lalvin7 1B</text:p>
          </table:table-cell>
          <table:table-cell/>
          <table:table-cell table:formula="of:=CONCATENATE(&quot;alias &quot;;[.A62];&quot; = &quot;;&quot;'&quot;;[.B62];&quot;_&quot;;[.C62];&quot;'&quot;)" office:value-type="string" office:string-value="alias SRR2967896 = 'AWRI1493_Lalvin7 1B'" calcext:value-type="string">
            <text:p>alias SRR2967896 = 'AWRI1493_Lalvin7 1B'</text:p>
          </table:table-cell>
          <table:table-cell table:number-columns-repeated="3"/>
          <table:table-cell office:value-type="string" calcext:value-type="string">
            <text:p>alias SRR2967896 = 'AWRI1493_Lalvin7 1B'</text:p>
          </table:table-cell>
        </table:table-row>
        <table:table-row table:style-name="ro1">
          <table:table-cell office:value-type="string" calcext:value-type="string">
            <text:p>SRR2967897</text:p>
          </table:table-cell>
          <table:table-cell office:value-type="string" calcext:value-type="string">
            <text:p>AWRI1494</text:p>
          </table:table-cell>
          <table:table-cell office:value-type="string" calcext:value-type="string">
            <text:p>Enoferm M2</text:p>
          </table:table-cell>
          <table:table-cell/>
          <table:table-cell table:formula="of:=CONCATENATE(&quot;alias &quot;;[.A63];&quot; = &quot;;&quot;'&quot;;[.B63];&quot;_&quot;;[.C63];&quot;'&quot;)" office:value-type="string" office:string-value="alias SRR2967897 = 'AWRI1494_Enoferm M2'" calcext:value-type="string">
            <text:p>alias SRR2967897 = 'AWRI1494_Enoferm M2'</text:p>
          </table:table-cell>
          <table:table-cell table:number-columns-repeated="3"/>
          <table:table-cell office:value-type="string" calcext:value-type="string">
            <text:p>alias SRR2967897 = 'AWRI1494_Enoferm M2'</text:p>
          </table:table-cell>
        </table:table-row>
        <table:table-row table:style-name="ro1">
          <table:table-cell office:value-type="string" calcext:value-type="string">
            <text:p>SRR2967898</text:p>
          </table:table-cell>
          <table:table-cell office:value-type="string" calcext:value-type="string">
            <text:p>AWRI1495</text:p>
          </table:table-cell>
          <table:table-cell office:value-type="string" calcext:value-type="string">
            <text:p>Uvaferm CM522</text:p>
          </table:table-cell>
          <table:table-cell/>
          <table:table-cell table:formula="of:=CONCATENATE(&quot;alias &quot;;[.A64];&quot; = &quot;;&quot;'&quot;;[.B64];&quot;_&quot;;[.C64];&quot;'&quot;)" office:value-type="string" office:string-value="alias SRR2967898 = 'AWRI1495_Uvaferm CM522'" calcext:value-type="string">
            <text:p>alias SRR2967898 = 'AWRI1495_Uvaferm CM522'</text:p>
          </table:table-cell>
          <table:table-cell table:number-columns-repeated="3"/>
          <table:table-cell office:value-type="string" calcext:value-type="string">
            <text:p>alias SRR2967898 = 'AWRI1495_Uvaferm CM522'</text:p>
          </table:table-cell>
        </table:table-row>
        <table:table-row table:style-name="ro1">
          <table:table-cell office:value-type="string" calcext:value-type="string">
            <text:p>SRR2967899</text:p>
          </table:table-cell>
          <table:table-cell office:value-type="string" calcext:value-type="string">
            <text:p>AWRI1496</text:p>
          </table:table-cell>
          <table:table-cell office:value-type="string" calcext:value-type="string">
            <text:p>Enoferm SYRAH</text:p>
          </table:table-cell>
          <table:table-cell/>
          <table:table-cell table:formula="of:=CONCATENATE(&quot;alias &quot;;[.A65];&quot; = &quot;;&quot;'&quot;;[.B65];&quot;_&quot;;[.C65];&quot;'&quot;)" office:value-type="string" office:string-value="alias SRR2967899 = 'AWRI1496_Enoferm SYRAH'" calcext:value-type="string">
            <text:p>alias SRR2967899 = 'AWRI1496_Enoferm SYRAH'</text:p>
          </table:table-cell>
          <table:table-cell table:number-columns-repeated="3"/>
          <table:table-cell office:value-type="string" calcext:value-type="string">
            <text:p>alias SRR2967899 = 'AWRI1496_Enoferm SYRAH'</text:p>
          </table:table-cell>
        </table:table-row>
        <table:table-row table:style-name="ro1">
          <table:table-cell office:value-type="string" calcext:value-type="string">
            <text:p>SRR2967900</text:p>
          </table:table-cell>
          <table:table-cell office:value-type="string" calcext:value-type="string">
            <text:p>AWRI1497</text:p>
          </table:table-cell>
          <table:table-cell office:value-type="string" calcext:value-type="string">
            <text:p>Lalvin T73</text:p>
          </table:table-cell>
          <table:table-cell/>
          <table:table-cell table:formula="of:=CONCATENATE(&quot;alias &quot;;[.A66];&quot; = &quot;;&quot;'&quot;;[.B66];&quot;_&quot;;[.C66];&quot;'&quot;)" office:value-type="string" office:string-value="alias SRR2967900 = 'AWRI1497_Lalvin T73'" calcext:value-type="string">
            <text:p>alias SRR2967900 = 'AWRI1497_Lalvin T73'</text:p>
          </table:table-cell>
          <table:table-cell table:number-columns-repeated="3"/>
          <table:table-cell office:value-type="string" calcext:value-type="string">
            <text:p>alias SRR2967900 = 'AWRI1497_Lalvin T73'</text:p>
          </table:table-cell>
        </table:table-row>
        <table:table-row table:style-name="ro1">
          <table:table-cell office:value-type="string" calcext:value-type="string">
            <text:p>SRR2967901</text:p>
          </table:table-cell>
          <table:table-cell office:value-type="string" calcext:value-type="string">
            <text:p>AWRI1498</text:p>
          </table:table-cell>
          <table:table-cell office:value-type="string" calcext:value-type="string">
            <text:p>Lalvin EC1118</text:p>
          </table:table-cell>
          <table:table-cell/>
          <table:table-cell table:formula="of:=CONCATENATE(&quot;alias &quot;;[.A67];&quot; = &quot;;&quot;'&quot;;[.B67];&quot;_&quot;;[.C67];&quot;'&quot;)" office:value-type="string" office:string-value="alias SRR2967901 = 'AWRI1498_Lalvin EC1118'" calcext:value-type="string">
            <text:p>alias SRR2967901 = 'AWRI1498_Lalvin EC1118'</text:p>
          </table:table-cell>
          <table:table-cell table:number-columns-repeated="3"/>
          <table:table-cell office:value-type="string" calcext:value-type="string">
            <text:p>alias SRR2967901 = 'AWRI1498_Lalvin EC1118'</text:p>
          </table:table-cell>
        </table:table-row>
        <table:table-row table:style-name="ro1">
          <table:table-cell office:value-type="string" calcext:value-type="string">
            <text:p>SRR2967902</text:p>
          </table:table-cell>
          <table:table-cell office:value-type="string" calcext:value-type="string">
            <text:p>AWRI1501</text:p>
          </table:table-cell>
          <table:table-cell table:number-columns-repeated="2"/>
          <table:table-cell table:formula="of:=CONCATENATE(&quot;alias &quot;;[.A68];&quot; = &quot;;&quot;'&quot;;[.B68];&quot;_&quot;;[.C68];&quot;'&quot;)" office:value-type="string" office:string-value="alias SRR2967902 = 'AWRI1501_'" calcext:value-type="string">
            <text:p>alias SRR2967902 = 'AWRI1501_'</text:p>
          </table:table-cell>
          <table:table-cell table:number-columns-repeated="3"/>
          <table:table-cell office:value-type="string" calcext:value-type="string">
            <text:p>alias SRR2967902 = 'AWRI1501'</text:p>
          </table:table-cell>
        </table:table-row>
        <table:table-row table:style-name="ro1">
          <table:table-cell office:value-type="string" calcext:value-type="string">
            <text:p>SRR2967903</text:p>
          </table:table-cell>
          <table:table-cell office:value-type="string" calcext:value-type="string">
            <text:p>AWRI1502</text:p>
          </table:table-cell>
          <table:table-cell office:value-type="string" calcext:value-type="string">
            <text:p>AWRI Fusion</text:p>
          </table:table-cell>
          <table:table-cell/>
          <table:table-cell table:formula="of:=CONCATENATE(&quot;alias &quot;;[.A69];&quot; = &quot;;&quot;'&quot;;[.B69];&quot;_&quot;;[.C69];&quot;'&quot;)" office:value-type="string" office:string-value="alias SRR2967903 = 'AWRI1502_AWRI Fusion'" calcext:value-type="string">
            <text:p>alias SRR2967903 = 'AWRI1502_AWRI Fusion'</text:p>
          </table:table-cell>
          <table:table-cell table:number-columns-repeated="3"/>
          <table:table-cell office:value-type="string" calcext:value-type="string">
            <text:p>alias SRR2967903 = 'AWRI1502_AWRI Fusion'</text:p>
          </table:table-cell>
        </table:table-row>
        <table:table-row table:style-name="ro1">
          <table:table-cell office:value-type="string" calcext:value-type="string">
            <text:p>SRR2967904</text:p>
          </table:table-cell>
          <table:table-cell office:value-type="string" calcext:value-type="string">
            <text:p>AWRI1503</text:p>
          </table:table-cell>
          <table:table-cell table:number-columns-repeated="2"/>
          <table:table-cell table:formula="of:=CONCATENATE(&quot;alias &quot;;[.A70];&quot; = &quot;;&quot;'&quot;;[.B70];&quot;_&quot;;[.C70];&quot;'&quot;)" office:value-type="string" office:string-value="alias SRR2967904 = 'AWRI1503_'" calcext:value-type="string">
            <text:p>alias SRR2967904 = 'AWRI1503_'</text:p>
          </table:table-cell>
          <table:table-cell table:number-columns-repeated="3"/>
          <table:table-cell office:value-type="string" calcext:value-type="string">
            <text:p>alias SRR2967904 = 'AWRI1503'</text:p>
          </table:table-cell>
        </table:table-row>
        <table:table-row table:style-name="ro1">
          <table:table-cell office:value-type="string" calcext:value-type="string">
            <text:p>SRR2967905</text:p>
          </table:table-cell>
          <table:table-cell office:value-type="string" calcext:value-type="string">
            <text:p>AWRI1504</text:p>
          </table:table-cell>
          <table:table-cell table:number-columns-repeated="2"/>
          <table:table-cell table:formula="of:=CONCATENATE(&quot;alias &quot;;[.A71];&quot; = &quot;;&quot;'&quot;;[.B71];&quot;_&quot;;[.C71];&quot;'&quot;)" office:value-type="string" office:string-value="alias SRR2967905 = 'AWRI1504_'" calcext:value-type="string">
            <text:p>alias SRR2967905 = 'AWRI1504_'</text:p>
          </table:table-cell>
          <table:table-cell table:number-columns-repeated="3"/>
          <table:table-cell office:value-type="string" calcext:value-type="string">
            <text:p>alias SRR2967905 = 'AWRI1504'</text:p>
          </table:table-cell>
        </table:table-row>
        <table:table-row table:style-name="ro1">
          <table:table-cell office:value-type="string" calcext:value-type="string">
            <text:p>SRR2967906</text:p>
          </table:table-cell>
          <table:table-cell office:value-type="string" calcext:value-type="string">
            <text:p>AWRI1505</text:p>
          </table:table-cell>
          <table:table-cell office:value-type="string" calcext:value-type="string">
            <text:p>Cerebray</text:p>
          </table:table-cell>
          <table:table-cell/>
          <table:table-cell table:formula="of:=CONCATENATE(&quot;alias &quot;;[.A72];&quot; = &quot;;&quot;'&quot;;[.B72];&quot;_&quot;;[.C72];&quot;'&quot;)" office:value-type="string" office:string-value="alias SRR2967906 = 'AWRI1505_Cerebray'" calcext:value-type="string">
            <text:p>alias SRR2967906 = 'AWRI1505_Cerebray'</text:p>
          </table:table-cell>
          <table:table-cell table:number-columns-repeated="3"/>
          <table:table-cell office:value-type="string" calcext:value-type="string">
            <text:p>alias SRR2967906 = 'AWRI1505_Cerebray'</text:p>
          </table:table-cell>
        </table:table-row>
        <table:table-row table:style-name="ro1">
          <table:table-cell office:value-type="string" calcext:value-type="string">
            <text:p>SRR2967907</text:p>
          </table:table-cell>
          <table:table-cell office:value-type="string" calcext:value-type="string">
            <text:p>AWRI1537</text:p>
          </table:table-cell>
          <table:table-cell office:value-type="string" calcext:value-type="string">
            <text:p>Vin13</text:p>
          </table:table-cell>
          <table:table-cell/>
          <table:table-cell table:formula="of:=CONCATENATE(&quot;alias &quot;;[.A73];&quot; = &quot;;&quot;'&quot;;[.B73];&quot;_&quot;;[.C73];&quot;'&quot;)" office:value-type="string" office:string-value="alias SRR2967907 = 'AWRI1537_Vin13'" calcext:value-type="string">
            <text:p>alias SRR2967907 = 'AWRI1537_Vin13'</text:p>
          </table:table-cell>
          <table:table-cell table:number-columns-repeated="3"/>
          <table:table-cell office:value-type="string" calcext:value-type="string">
            <text:p>alias SRR2967907 = 'AWRI1537_Vin13'</text:p>
          </table:table-cell>
        </table:table-row>
        <table:table-row table:style-name="ro1">
          <table:table-cell office:value-type="string" calcext:value-type="string">
            <text:p>SRR2967908</text:p>
          </table:table-cell>
          <table:table-cell office:value-type="string" calcext:value-type="string">
            <text:p>AWRI1575</text:p>
          </table:table-cell>
          <table:table-cell office:value-type="string" calcext:value-type="string">
            <text:p>N96</text:p>
          </table:table-cell>
          <table:table-cell/>
          <table:table-cell table:formula="of:=CONCATENATE(&quot;alias &quot;;[.A74];&quot; = &quot;;&quot;'&quot;;[.B74];&quot;_&quot;;[.C74];&quot;'&quot;)" office:value-type="string" office:string-value="alias SRR2967908 = 'AWRI1575_N96'" calcext:value-type="string">
            <text:p>alias SRR2967908 = 'AWRI1575_N96'</text:p>
          </table:table-cell>
          <table:table-cell table:number-columns-repeated="3"/>
          <table:table-cell office:value-type="string" calcext:value-type="string">
            <text:p>alias SRR2967908 = 'AWRI1575_N96'</text:p>
          </table:table-cell>
        </table:table-row>
        <table:table-row table:style-name="ro1">
          <table:table-cell office:value-type="string" calcext:value-type="string">
            <text:p>SRR2967909</text:p>
          </table:table-cell>
          <table:table-cell office:value-type="string" calcext:value-type="string">
            <text:p>AWRI1616</text:p>
          </table:table-cell>
          <table:table-cell office:value-type="string" calcext:value-type="string">
            <text:p>PDM</text:p>
          </table:table-cell>
          <table:table-cell/>
          <table:table-cell table:formula="of:=CONCATENATE(&quot;alias &quot;;[.A75];&quot; = &quot;;&quot;'&quot;;[.B75];&quot;_&quot;;[.C75];&quot;'&quot;)" office:value-type="string" office:string-value="alias SRR2967909 = 'AWRI1616_PDM'" calcext:value-type="string">
            <text:p>alias SRR2967909 = 'AWRI1616_PDM'</text:p>
          </table:table-cell>
          <table:table-cell table:number-columns-repeated="3"/>
          <table:table-cell office:value-type="string" calcext:value-type="string">
            <text:p>alias SRR2967909 = 'AWRI1616_PDM'</text:p>
          </table:table-cell>
        </table:table-row>
        <table:table-row table:style-name="ro1">
          <table:table-cell office:value-type="string" calcext:value-type="string">
            <text:p>SRR2967910</text:p>
          </table:table-cell>
          <table:table-cell office:value-type="string" calcext:value-type="string">
            <text:p>AWRI1625</text:p>
          </table:table-cell>
          <table:table-cell office:value-type="string" calcext:value-type="string">
            <text:p>Levuline C19</text:p>
          </table:table-cell>
          <table:table-cell/>
          <table:table-cell table:formula="of:=CONCATENATE(&quot;alias &quot;;[.A76];&quot; = &quot;;&quot;'&quot;;[.B76];&quot;_&quot;;[.C76];&quot;'&quot;)" office:value-type="string" office:string-value="alias SRR2967910 = 'AWRI1625_Levuline C19'" calcext:value-type="string">
            <text:p>alias SRR2967910 = 'AWRI1625_Levuline C19'</text:p>
          </table:table-cell>
          <table:table-cell table:number-columns-repeated="3"/>
          <table:table-cell office:value-type="string" calcext:value-type="string">
            <text:p>alias SRR2967910 = 'AWRI1625_Levuline C19'</text:p>
          </table:table-cell>
        </table:table-row>
        <table:table-row table:style-name="ro1">
          <table:table-cell office:value-type="string" calcext:value-type="string">
            <text:p>SRR2967911</text:p>
          </table:table-cell>
          <table:table-cell office:value-type="string" calcext:value-type="string">
            <text:p>AWRI1629</text:p>
          </table:table-cell>
          <table:table-cell office:value-type="string" calcext:value-type="string">
            <text:p>Lalvin BA11</text:p>
          </table:table-cell>
          <table:table-cell/>
          <table:table-cell table:formula="of:=CONCATENATE(&quot;alias &quot;;[.A77];&quot; = &quot;;&quot;'&quot;;[.B77];&quot;_&quot;;[.C77];&quot;'&quot;)" office:value-type="string" office:string-value="alias SRR2967911 = 'AWRI1629_Lalvin BA11'" calcext:value-type="string">
            <text:p>alias SRR2967911 = 'AWRI1629_Lalvin BA11'</text:p>
          </table:table-cell>
          <table:table-cell table:number-columns-repeated="3"/>
          <table:table-cell office:value-type="string" calcext:value-type="string">
            <text:p>alias SRR2967911 = 'AWRI1629_Lalvin BA11'</text:p>
          </table:table-cell>
        </table:table-row>
        <table:table-row table:style-name="ro1">
          <table:table-cell office:value-type="string" calcext:value-type="string">
            <text:p>SRR2967912</text:p>
          </table:table-cell>
          <table:table-cell office:value-type="string" calcext:value-type="string">
            <text:p>AWRI1638</text:p>
          </table:table-cell>
          <table:table-cell office:value-type="string" calcext:value-type="string">
            <text:p>Platinum</text:p>
          </table:table-cell>
          <table:table-cell/>
          <table:table-cell table:formula="of:=CONCATENATE(&quot;alias &quot;;[.A78];&quot; = &quot;;&quot;'&quot;;[.B78];&quot;_&quot;;[.C78];&quot;'&quot;)" office:value-type="string" office:string-value="alias SRR2967912 = 'AWRI1638_Platinum'" calcext:value-type="string">
            <text:p>alias SRR2967912 = 'AWRI1638_Platinum'</text:p>
          </table:table-cell>
          <table:table-cell table:number-columns-repeated="3"/>
          <table:table-cell office:value-type="string" calcext:value-type="string">
            <text:p>alias SRR2967912 = 'AWRI1638_Platinum'</text:p>
          </table:table-cell>
        </table:table-row>
        <table:table-row table:style-name="ro1">
          <table:table-cell office:value-type="string" calcext:value-type="string">
            <text:p>SRR2967913</text:p>
          </table:table-cell>
          <table:table-cell office:value-type="string" calcext:value-type="string">
            <text:p>AWRI1639</text:p>
          </table:table-cell>
          <table:table-cell office:value-type="string" calcext:value-type="string">
            <text:p>Distinction</text:p>
          </table:table-cell>
          <table:table-cell/>
          <table:table-cell table:formula="of:=CONCATENATE(&quot;alias &quot;;[.A79];&quot; = &quot;;&quot;'&quot;;[.B79];&quot;_&quot;;[.C79];&quot;'&quot;)" office:value-type="string" office:string-value="alias SRR2967913 = 'AWRI1639_Distinction'" calcext:value-type="string">
            <text:p>alias SRR2967913 = 'AWRI1639_Distinction'</text:p>
          </table:table-cell>
          <table:table-cell table:number-columns-repeated="3"/>
          <table:table-cell office:value-type="string" calcext:value-type="string">
            <text:p>alias SRR2967913 = 'AWRI1639_Distinction'</text:p>
          </table:table-cell>
        </table:table-row>
        <table:table-row table:style-name="ro1">
          <table:table-cell office:value-type="string" calcext:value-type="string">
            <text:p>SRR2967914</text:p>
          </table:table-cell>
          <table:table-cell office:value-type="string" calcext:value-type="string">
            <text:p>AWRI1642</text:p>
          </table:table-cell>
          <table:table-cell office:value-type="string" calcext:value-type="string">
            <text:p>Advantage</text:p>
          </table:table-cell>
          <table:table-cell/>
          <table:table-cell table:formula="of:=CONCATENATE(&quot;alias &quot;;[.A80];&quot; = &quot;;&quot;'&quot;;[.B80];&quot;_&quot;;[.C80];&quot;'&quot;)" office:value-type="string" office:string-value="alias SRR2967914 = 'AWRI1642_Advantage'" calcext:value-type="string">
            <text:p>alias SRR2967914 = 'AWRI1642_Advantage'</text:p>
          </table:table-cell>
          <table:table-cell table:number-columns-repeated="3"/>
          <table:table-cell office:value-type="string" calcext:value-type="string">
            <text:p>alias SRR2967914 = 'AWRI1642_Advantage'</text:p>
          </table:table-cell>
        </table:table-row>
        <table:table-row table:style-name="ro1">
          <table:table-cell office:value-type="string" calcext:value-type="string">
            <text:p>SRR2967915</text:p>
          </table:table-cell>
          <table:table-cell office:value-type="string" calcext:value-type="string">
            <text:p>AWRI1686</text:p>
          </table:table-cell>
          <table:table-cell table:number-columns-repeated="2"/>
          <table:table-cell table:formula="of:=CONCATENATE(&quot;alias &quot;;[.A81];&quot; = &quot;;&quot;'&quot;;[.B81];&quot;_&quot;;[.C81];&quot;'&quot;)" office:value-type="string" office:string-value="alias SRR2967915 = 'AWRI1686_'" calcext:value-type="string">
            <text:p>alias SRR2967915 = 'AWRI1686_'</text:p>
          </table:table-cell>
          <table:table-cell table:number-columns-repeated="3"/>
          <table:table-cell office:value-type="string" calcext:value-type="string">
            <text:p>alias SRR2967915 = 'AWRI1686'</text:p>
          </table:table-cell>
        </table:table-row>
        <table:table-row table:style-name="ro1">
          <table:table-cell office:value-type="string" calcext:value-type="string">
            <text:p>SRR2967916</text:p>
          </table:table-cell>
          <table:table-cell office:value-type="string" calcext:value-type="string">
            <text:p>AWRI1688</text:p>
          </table:table-cell>
          <table:table-cell office:value-type="string" calcext:value-type="string">
            <text:p>Zymaflore VL3c</text:p>
          </table:table-cell>
          <table:table-cell/>
          <table:table-cell table:formula="of:=CONCATENATE(&quot;alias &quot;;[.A82];&quot; = &quot;;&quot;'&quot;;[.B82];&quot;_&quot;;[.C82];&quot;'&quot;)" office:value-type="string" office:string-value="alias SRR2967916 = 'AWRI1688_Zymaflore VL3c'" calcext:value-type="string">
            <text:p>alias SRR2967916 = 'AWRI1688_Zymaflore VL3c'</text:p>
          </table:table-cell>
          <table:table-cell table:number-columns-repeated="3"/>
          <table:table-cell office:value-type="string" calcext:value-type="string">
            <text:p>alias SRR2967916 = 'AWRI1688_Zymaflore VL3c'</text:p>
          </table:table-cell>
        </table:table-row>
        <table:table-row table:style-name="ro1">
          <table:table-cell office:value-type="string" calcext:value-type="string">
            <text:p>SRR2967917</text:p>
          </table:table-cell>
          <table:table-cell office:value-type="string" calcext:value-type="string">
            <text:p>AWRI1697</text:p>
          </table:table-cell>
          <table:table-cell office:value-type="string" calcext:value-type="string">
            <text:p>Isolate of N96</text:p>
          </table:table-cell>
          <table:table-cell/>
          <table:table-cell table:formula="of:=CONCATENATE(&quot;alias &quot;;[.A83];&quot; = &quot;;&quot;'&quot;;[.B83];&quot;_&quot;;[.C83];&quot;'&quot;)" office:value-type="string" office:string-value="alias SRR2967917 = 'AWRI1697_Isolate of N96'" calcext:value-type="string">
            <text:p>alias SRR2967917 = 'AWRI1697_Isolate of N96'</text:p>
          </table:table-cell>
          <table:table-cell table:number-columns-repeated="3"/>
          <table:table-cell office:value-type="string" calcext:value-type="string">
            <text:p>alias SRR2967917 = 'AWRI1697_Isolate of N96'</text:p>
          </table:table-cell>
        </table:table-row>
        <table:table-row table:style-name="ro1">
          <table:table-cell office:value-type="string" calcext:value-type="string">
            <text:p>SRR2967918</text:p>
          </table:table-cell>
          <table:table-cell office:value-type="string" calcext:value-type="string">
            <text:p>AWRI1705</text:p>
          </table:table-cell>
          <table:table-cell table:number-columns-repeated="2"/>
          <table:table-cell table:formula="of:=CONCATENATE(&quot;alias &quot;;[.A84];&quot; = &quot;;&quot;'&quot;;[.B84];&quot;_&quot;;[.C84];&quot;'&quot;)" office:value-type="string" office:string-value="alias SRR2967918 = 'AWRI1705_'" calcext:value-type="string">
            <text:p>alias SRR2967918 = 'AWRI1705_'</text:p>
          </table:table-cell>
          <table:table-cell table:number-columns-repeated="3"/>
          <table:table-cell office:value-type="string" calcext:value-type="string">
            <text:p>alias SRR2967918 = 'AWRI1705'</text:p>
          </table:table-cell>
        </table:table-row>
        <table:table-row table:style-name="ro1">
          <table:table-cell office:value-type="string" calcext:value-type="string">
            <text:p>SRR2967919</text:p>
          </table:table-cell>
          <table:table-cell office:value-type="string" calcext:value-type="string">
            <text:p>AWRI1706</text:p>
          </table:table-cell>
          <table:table-cell table:number-columns-repeated="2"/>
          <table:table-cell table:formula="of:=CONCATENATE(&quot;alias &quot;;[.A85];&quot; = &quot;;&quot;'&quot;;[.B85];&quot;_&quot;;[.C85];&quot;'&quot;)" office:value-type="string" office:string-value="alias SRR2967919 = 'AWRI1706_'" calcext:value-type="string">
            <text:p>alias SRR2967919 = 'AWRI1706_'</text:p>
          </table:table-cell>
          <table:table-cell table:number-columns-repeated="3"/>
          <table:table-cell office:value-type="string" calcext:value-type="string">
            <text:p>alias SRR2967919 = 'AWRI1706'</text:p>
          </table:table-cell>
        </table:table-row>
        <table:table-row table:style-name="ro1">
          <table:table-cell office:value-type="string" calcext:value-type="string">
            <text:p>SRR2967920</text:p>
          </table:table-cell>
          <table:table-cell office:value-type="string" calcext:value-type="string">
            <text:p>AWRI1709</text:p>
          </table:table-cell>
          <table:table-cell table:number-columns-repeated="2"/>
          <table:table-cell table:formula="of:=CONCATENATE(&quot;alias &quot;;[.A86];&quot; = &quot;;&quot;'&quot;;[.B86];&quot;_&quot;;[.C86];&quot;'&quot;)" office:value-type="string" office:string-value="alias SRR2967920 = 'AWRI1709_'" calcext:value-type="string">
            <text:p>alias SRR2967920 = 'AWRI1709_'</text:p>
          </table:table-cell>
          <table:table-cell table:number-columns-repeated="3"/>
          <table:table-cell office:value-type="string" calcext:value-type="string">
            <text:p>alias SRR2967920 = 'AWRI1709'</text:p>
          </table:table-cell>
        </table:table-row>
        <table:table-row table:style-name="ro1">
          <table:table-cell office:value-type="string" calcext:value-type="string">
            <text:p>SRR2967921</text:p>
          </table:table-cell>
          <table:table-cell office:value-type="string" calcext:value-type="string">
            <text:p>AWRI1712</text:p>
          </table:table-cell>
          <table:table-cell table:number-columns-repeated="2"/>
          <table:table-cell table:formula="of:=CONCATENATE(&quot;alias &quot;;[.A87];&quot; = &quot;;&quot;'&quot;;[.B87];&quot;_&quot;;[.C87];&quot;'&quot;)" office:value-type="string" office:string-value="alias SRR2967921 = 'AWRI1712_'" calcext:value-type="string">
            <text:p>alias SRR2967921 = 'AWRI1712_'</text:p>
          </table:table-cell>
          <table:table-cell table:number-columns-repeated="3"/>
          <table:table-cell office:value-type="string" calcext:value-type="string">
            <text:p>alias SRR2967921 = 'AWRI1712'</text:p>
          </table:table-cell>
        </table:table-row>
        <table:table-row table:style-name="ro1">
          <table:table-cell office:value-type="string" calcext:value-type="string">
            <text:p>SRR2967922</text:p>
          </table:table-cell>
          <table:table-cell office:value-type="string" calcext:value-type="string">
            <text:p>AWRI1714</text:p>
          </table:table-cell>
          <table:table-cell table:number-columns-repeated="2"/>
          <table:table-cell table:formula="of:=CONCATENATE(&quot;alias &quot;;[.A88];&quot; = &quot;;&quot;'&quot;;[.B88];&quot;_&quot;;[.C88];&quot;'&quot;)" office:value-type="string" office:string-value="alias SRR2967922 = 'AWRI1714_'" calcext:value-type="string">
            <text:p>alias SRR2967922 = 'AWRI1714_'</text:p>
          </table:table-cell>
          <table:table-cell table:number-columns-repeated="3"/>
          <table:table-cell office:value-type="string" calcext:value-type="string">
            <text:p>alias SRR2967922 = 'AWRI1714'</text:p>
          </table:table-cell>
        </table:table-row>
        <table:table-row table:style-name="ro1">
          <table:table-cell office:value-type="string" calcext:value-type="string">
            <text:p>SRR2967923</text:p>
          </table:table-cell>
          <table:table-cell office:value-type="string" calcext:value-type="string">
            <text:p>AWRI1716</text:p>
          </table:table-cell>
          <table:table-cell table:number-columns-repeated="2"/>
          <table:table-cell table:formula="of:=CONCATENATE(&quot;alias &quot;;[.A89];&quot; = &quot;;&quot;'&quot;;[.B89];&quot;_&quot;;[.C89];&quot;'&quot;)" office:value-type="string" office:string-value="alias SRR2967923 = 'AWRI1716_'" calcext:value-type="string">
            <text:p>alias SRR2967923 = 'AWRI1716_'</text:p>
          </table:table-cell>
          <table:table-cell table:number-columns-repeated="3"/>
          <table:table-cell office:value-type="string" calcext:value-type="string">
            <text:p>alias SRR2967923 = 'AWRI1716'</text:p>
          </table:table-cell>
        </table:table-row>
        <table:table-row table:style-name="ro1">
          <table:table-cell office:value-type="string" calcext:value-type="string">
            <text:p>SRR2967924</text:p>
          </table:table-cell>
          <table:table-cell office:value-type="string" calcext:value-type="string">
            <text:p>AWRI1719</text:p>
          </table:table-cell>
          <table:table-cell table:number-columns-repeated="2"/>
          <table:table-cell table:formula="of:=CONCATENATE(&quot;alias &quot;;[.A90];&quot; = &quot;;&quot;'&quot;;[.B90];&quot;_&quot;;[.C90];&quot;'&quot;)" office:value-type="string" office:string-value="alias SRR2967924 = 'AWRI1719_'" calcext:value-type="string">
            <text:p>alias SRR2967924 = 'AWRI1719_'</text:p>
          </table:table-cell>
          <table:table-cell table:number-columns-repeated="3"/>
          <table:table-cell office:value-type="string" calcext:value-type="string">
            <text:p>alias SRR2967924 = 'AWRI1719'</text:p>
          </table:table-cell>
        </table:table-row>
        <table:table-row table:style-name="ro1">
          <table:table-cell office:value-type="string" calcext:value-type="string">
            <text:p>SRR2967925</text:p>
          </table:table-cell>
          <table:table-cell office:value-type="string" calcext:value-type="string">
            <text:p>AWRI1722</text:p>
          </table:table-cell>
          <table:table-cell office:value-type="string" calcext:value-type="string">
            <text:p>CBS 7045</text:p>
          </table:table-cell>
          <table:table-cell/>
          <table:table-cell table:formula="of:=CONCATENATE(&quot;alias &quot;;[.A91];&quot; = &quot;;&quot;'&quot;;[.B91];&quot;_&quot;;[.C91];&quot;'&quot;)" office:value-type="string" office:string-value="alias SRR2967925 = 'AWRI1722_CBS 7045'" calcext:value-type="string">
            <text:p>alias SRR2967925 = 'AWRI1722_CBS 7045'</text:p>
          </table:table-cell>
          <table:table-cell table:number-columns-repeated="3"/>
          <table:table-cell office:value-type="string" calcext:value-type="string">
            <text:p>alias SRR2967925 = 'AWRI1722_CBS 7045'</text:p>
          </table:table-cell>
        </table:table-row>
        <table:table-row table:style-name="ro1">
          <table:table-cell office:value-type="string" calcext:value-type="string">
            <text:p>SRR2967926</text:p>
          </table:table-cell>
          <table:table-cell office:value-type="string" calcext:value-type="string">
            <text:p>AWRI1724</text:p>
          </table:table-cell>
          <table:table-cell table:number-columns-repeated="2"/>
          <table:table-cell table:formula="of:=CONCATENATE(&quot;alias &quot;;[.A92];&quot; = &quot;;&quot;'&quot;;[.B92];&quot;_&quot;;[.C92];&quot;'&quot;)" office:value-type="string" office:string-value="alias SRR2967926 = 'AWRI1724_'" calcext:value-type="string">
            <text:p>alias SRR2967926 = 'AWRI1724_'</text:p>
          </table:table-cell>
          <table:table-cell table:number-columns-repeated="3"/>
          <table:table-cell office:value-type="string" calcext:value-type="string">
            <text:p>alias SRR2967926 = 'AWRI1724'</text:p>
          </table:table-cell>
        </table:table-row>
        <table:table-row table:style-name="ro1">
          <table:table-cell office:value-type="string" calcext:value-type="string">
            <text:p>SRR2967927</text:p>
          </table:table-cell>
          <table:table-cell office:value-type="string" calcext:value-type="string">
            <text:p>AWRI1727</text:p>
          </table:table-cell>
          <table:table-cell table:number-columns-repeated="2"/>
          <table:table-cell table:formula="of:=CONCATENATE(&quot;alias &quot;;[.A93];&quot; = &quot;;&quot;'&quot;;[.B93];&quot;_&quot;;[.C93];&quot;'&quot;)" office:value-type="string" office:string-value="alias SRR2967927 = 'AWRI1727_'" calcext:value-type="string">
            <text:p>alias SRR2967927 = 'AWRI1727_'</text:p>
          </table:table-cell>
          <table:table-cell table:number-columns-repeated="3"/>
          <table:table-cell office:value-type="string" calcext:value-type="string">
            <text:p>alias SRR2967927 = 'AWRI1727'</text:p>
          </table:table-cell>
        </table:table-row>
        <table:table-row table:style-name="ro1">
          <table:table-cell office:value-type="string" calcext:value-type="string">
            <text:p>SRR2967928</text:p>
          </table:table-cell>
          <table:table-cell office:value-type="string" calcext:value-type="string">
            <text:p>AWRI1729</text:p>
          </table:table-cell>
          <table:table-cell table:number-columns-repeated="2"/>
          <table:table-cell table:formula="of:=CONCATENATE(&quot;alias &quot;;[.A94];&quot; = &quot;;&quot;'&quot;;[.B94];&quot;_&quot;;[.C94];&quot;'&quot;)" office:value-type="string" office:string-value="alias SRR2967928 = 'AWRI1729_'" calcext:value-type="string">
            <text:p>alias SRR2967928 = 'AWRI1729_'</text:p>
          </table:table-cell>
          <table:table-cell table:number-columns-repeated="3"/>
          <table:table-cell office:value-type="string" calcext:value-type="string">
            <text:p>alias SRR2967928 = 'AWRI1729'</text:p>
          </table:table-cell>
        </table:table-row>
        <table:table-row table:style-name="ro1">
          <table:table-cell office:value-type="string" calcext:value-type="string">
            <text:p>SRR2967929</text:p>
          </table:table-cell>
          <table:table-cell office:value-type="string" calcext:value-type="string">
            <text:p>AWRI1736</text:p>
          </table:table-cell>
          <table:table-cell table:number-columns-repeated="2"/>
          <table:table-cell table:formula="of:=CONCATENATE(&quot;alias &quot;;[.A95];&quot; = &quot;;&quot;'&quot;;[.B95];&quot;_&quot;;[.C95];&quot;'&quot;)" office:value-type="string" office:string-value="alias SRR2967929 = 'AWRI1736_'" calcext:value-type="string">
            <text:p>alias SRR2967929 = 'AWRI1736_'</text:p>
          </table:table-cell>
          <table:table-cell table:number-columns-repeated="3"/>
          <table:table-cell office:value-type="string" calcext:value-type="string">
            <text:p>alias SRR2967929 = 'AWRI1736'</text:p>
          </table:table-cell>
        </table:table-row>
        <table:table-row table:style-name="ro1">
          <table:table-cell office:value-type="string" calcext:value-type="string">
            <text:p>SRR2967930</text:p>
          </table:table-cell>
          <table:table-cell office:value-type="string" calcext:value-type="string">
            <text:p>AWRI1742</text:p>
          </table:table-cell>
          <table:table-cell table:number-columns-repeated="2"/>
          <table:table-cell table:formula="of:=CONCATENATE(&quot;alias &quot;;[.A96];&quot; = &quot;;&quot;'&quot;;[.B96];&quot;_&quot;;[.C96];&quot;'&quot;)" office:value-type="string" office:string-value="alias SRR2967930 = 'AWRI1742_'" calcext:value-type="string">
            <text:p>alias SRR2967930 = 'AWRI1742_'</text:p>
          </table:table-cell>
          <table:table-cell table:number-columns-repeated="3"/>
          <table:table-cell office:value-type="string" calcext:value-type="string">
            <text:p>alias SRR2967930 = 'AWRI1742'</text:p>
          </table:table-cell>
        </table:table-row>
        <table:table-row table:style-name="ro1">
          <table:table-cell office:value-type="string" calcext:value-type="string">
            <text:p>SRR2967931</text:p>
          </table:table-cell>
          <table:table-cell office:value-type="string" calcext:value-type="string">
            <text:p>AWRI1743</text:p>
          </table:table-cell>
          <table:table-cell table:number-columns-repeated="2"/>
          <table:table-cell table:formula="of:=CONCATENATE(&quot;alias &quot;;[.A97];&quot; = &quot;;&quot;'&quot;;[.B97];&quot;_&quot;;[.C97];&quot;'&quot;)" office:value-type="string" office:string-value="alias SRR2967931 = 'AWRI1743_'" calcext:value-type="string">
            <text:p>alias SRR2967931 = 'AWRI1743_'</text:p>
          </table:table-cell>
          <table:table-cell table:number-columns-repeated="3"/>
          <table:table-cell office:value-type="string" calcext:value-type="string">
            <text:p>alias SRR2967931 = 'AWRI1743'</text:p>
          </table:table-cell>
        </table:table-row>
        <table:table-row table:style-name="ro1">
          <table:table-cell office:value-type="string" calcext:value-type="string">
            <text:p>SRR2967932</text:p>
          </table:table-cell>
          <table:table-cell office:value-type="string" calcext:value-type="string">
            <text:p>AWRI1744</text:p>
          </table:table-cell>
          <table:table-cell table:number-columns-repeated="2"/>
          <table:table-cell table:formula="of:=CONCATENATE(&quot;alias &quot;;[.A98];&quot; = &quot;;&quot;'&quot;;[.B98];&quot;_&quot;;[.C98];&quot;'&quot;)" office:value-type="string" office:string-value="alias SRR2967932 = 'AWRI1744_'" calcext:value-type="string">
            <text:p>alias SRR2967932 = 'AWRI1744_'</text:p>
          </table:table-cell>
          <table:table-cell table:number-columns-repeated="3"/>
          <table:table-cell office:value-type="string" calcext:value-type="string">
            <text:p>alias SRR2967932 = 'AWRI1744'</text:p>
          </table:table-cell>
        </table:table-row>
        <table:table-row table:style-name="ro1">
          <table:table-cell office:value-type="string" calcext:value-type="string">
            <text:p>SRR2967933</text:p>
          </table:table-cell>
          <table:table-cell office:value-type="string" calcext:value-type="string">
            <text:p>AWRI1754</text:p>
          </table:table-cell>
          <table:table-cell table:number-columns-repeated="2"/>
          <table:table-cell table:formula="of:=CONCATENATE(&quot;alias &quot;;[.A99];&quot; = &quot;;&quot;'&quot;;[.B99];&quot;_&quot;;[.C99];&quot;'&quot;)" office:value-type="string" office:string-value="alias SRR2967933 = 'AWRI1754_'" calcext:value-type="string">
            <text:p>alias SRR2967933 = 'AWRI1754_'</text:p>
          </table:table-cell>
          <table:table-cell table:number-columns-repeated="3"/>
          <table:table-cell office:value-type="string" calcext:value-type="string">
            <text:p>alias SRR2967933 = 'AWRI1754'</text:p>
          </table:table-cell>
        </table:table-row>
        <table:table-row table:style-name="ro1">
          <table:table-cell office:value-type="string" calcext:value-type="string">
            <text:p>SRR2967934</text:p>
          </table:table-cell>
          <table:table-cell office:value-type="string" calcext:value-type="string">
            <text:p>AWRI1756</text:p>
          </table:table-cell>
          <table:table-cell table:number-columns-repeated="2"/>
          <table:table-cell table:formula="of:=CONCATENATE(&quot;alias &quot;;[.A100];&quot; = &quot;;&quot;'&quot;;[.B100];&quot;_&quot;;[.C100];&quot;'&quot;)" office:value-type="string" office:string-value="alias SRR2967934 = 'AWRI1756_'" calcext:value-type="string">
            <text:p>alias SRR2967934 = 'AWRI1756_'</text:p>
          </table:table-cell>
          <table:table-cell table:number-columns-repeated="3"/>
          <table:table-cell office:value-type="string" calcext:value-type="string">
            <text:p>alias SRR2967934 = 'AWRI1756'</text:p>
          </table:table-cell>
        </table:table-row>
        <table:table-row table:style-name="ro1">
          <table:table-cell office:value-type="string" calcext:value-type="string">
            <text:p>SRR2967935</text:p>
          </table:table-cell>
          <table:table-cell office:value-type="string" calcext:value-type="string">
            <text:p>AWRI1757</text:p>
          </table:table-cell>
          <table:table-cell table:number-columns-repeated="2"/>
          <table:table-cell table:formula="of:=CONCATENATE(&quot;alias &quot;;[.A101];&quot; = &quot;;&quot;'&quot;;[.B101];&quot;_&quot;;[.C101];&quot;'&quot;)" office:value-type="string" office:string-value="alias SRR2967935 = 'AWRI1757_'" calcext:value-type="string">
            <text:p>alias SRR2967935 = 'AWRI1757_'</text:p>
          </table:table-cell>
          <table:table-cell table:number-columns-repeated="3"/>
          <table:table-cell office:value-type="string" calcext:value-type="string">
            <text:p>alias SRR2967935 = 'AWRI1757'</text:p>
          </table:table-cell>
        </table:table-row>
        <table:table-row table:style-name="ro1">
          <table:table-cell office:value-type="string" calcext:value-type="string">
            <text:p>SRR2967936</text:p>
          </table:table-cell>
          <table:table-cell office:value-type="string" calcext:value-type="string">
            <text:p>AWRI1758</text:p>
          </table:table-cell>
          <table:table-cell table:number-columns-repeated="2"/>
          <table:table-cell table:formula="of:=CONCATENATE(&quot;alias &quot;;[.A102];&quot; = &quot;;&quot;'&quot;;[.B102];&quot;_&quot;;[.C102];&quot;'&quot;)" office:value-type="string" office:string-value="alias SRR2967936 = 'AWRI1758_'" calcext:value-type="string">
            <text:p>alias SRR2967936 = 'AWRI1758_'</text:p>
          </table:table-cell>
          <table:table-cell table:number-columns-repeated="3"/>
          <table:table-cell office:value-type="string" calcext:value-type="string">
            <text:p>alias SRR2967936 = 'AWRI1758'</text:p>
          </table:table-cell>
        </table:table-row>
        <table:table-row table:style-name="ro1">
          <table:table-cell office:value-type="string" calcext:value-type="string">
            <text:p>SRR2967937</text:p>
          </table:table-cell>
          <table:table-cell office:value-type="string" calcext:value-type="string">
            <text:p>AWRI1759</text:p>
          </table:table-cell>
          <table:table-cell table:number-columns-repeated="2"/>
          <table:table-cell table:formula="of:=CONCATENATE(&quot;alias &quot;;[.A103];&quot; = &quot;;&quot;'&quot;;[.B103];&quot;_&quot;;[.C103];&quot;'&quot;)" office:value-type="string" office:string-value="alias SRR2967937 = 'AWRI1759_'" calcext:value-type="string">
            <text:p>alias SRR2967937 = 'AWRI1759_'</text:p>
          </table:table-cell>
          <table:table-cell table:number-columns-repeated="3"/>
          <table:table-cell office:value-type="string" calcext:value-type="string">
            <text:p>alias SRR2967937 = 'AWRI1759'</text:p>
          </table:table-cell>
        </table:table-row>
        <table:table-row table:style-name="ro1">
          <table:table-cell office:value-type="string" calcext:value-type="string">
            <text:p>SRR2967938</text:p>
          </table:table-cell>
          <table:table-cell office:value-type="string" calcext:value-type="string">
            <text:p>AWRI1760</text:p>
          </table:table-cell>
          <table:table-cell table:number-columns-repeated="2"/>
          <table:table-cell table:formula="of:=CONCATENATE(&quot;alias &quot;;[.A104];&quot; = &quot;;&quot;'&quot;;[.B104];&quot;_&quot;;[.C104];&quot;'&quot;)" office:value-type="string" office:string-value="alias SRR2967938 = 'AWRI1760_'" calcext:value-type="string">
            <text:p>alias SRR2967938 = 'AWRI1760_'</text:p>
          </table:table-cell>
          <table:table-cell table:number-columns-repeated="3"/>
          <table:table-cell office:value-type="string" calcext:value-type="string">
            <text:p>alias SRR2967938 = 'AWRI1760'</text:p>
          </table:table-cell>
        </table:table-row>
        <table:table-row table:style-name="ro1">
          <table:table-cell office:value-type="string" calcext:value-type="string">
            <text:p>SRR2967939</text:p>
          </table:table-cell>
          <table:table-cell office:value-type="string" calcext:value-type="string">
            <text:p>AWRI1761</text:p>
          </table:table-cell>
          <table:table-cell table:number-columns-repeated="2"/>
          <table:table-cell table:formula="of:=CONCATENATE(&quot;alias &quot;;[.A105];&quot; = &quot;;&quot;'&quot;;[.B105];&quot;_&quot;;[.C105];&quot;'&quot;)" office:value-type="string" office:string-value="alias SRR2967939 = 'AWRI1761_'" calcext:value-type="string">
            <text:p>alias SRR2967939 = 'AWRI1761_'</text:p>
          </table:table-cell>
          <table:table-cell table:number-columns-repeated="3"/>
          <table:table-cell office:value-type="string" calcext:value-type="string">
            <text:p>alias SRR2967939 = 'AWRI1761'</text:p>
          </table:table-cell>
        </table:table-row>
        <table:table-row table:style-name="ro1">
          <table:table-cell office:value-type="string" calcext:value-type="string">
            <text:p>SRR2967940</text:p>
          </table:table-cell>
          <table:table-cell office:value-type="string" calcext:value-type="string">
            <text:p>AWRI1762</text:p>
          </table:table-cell>
          <table:table-cell table:number-columns-repeated="2"/>
          <table:table-cell table:formula="of:=CONCATENATE(&quot;alias &quot;;[.A106];&quot; = &quot;;&quot;'&quot;;[.B106];&quot;_&quot;;[.C106];&quot;'&quot;)" office:value-type="string" office:string-value="alias SRR2967940 = 'AWRI1762_'" calcext:value-type="string">
            <text:p>alias SRR2967940 = 'AWRI1762_'</text:p>
          </table:table-cell>
          <table:table-cell table:number-columns-repeated="3"/>
          <table:table-cell office:value-type="string" calcext:value-type="string">
            <text:p>alias SRR2967940 = 'AWRI1762'</text:p>
          </table:table-cell>
        </table:table-row>
        <table:table-row table:style-name="ro1">
          <table:table-cell office:value-type="string" calcext:value-type="string">
            <text:p>SRR2967941</text:p>
          </table:table-cell>
          <table:table-cell office:value-type="string" calcext:value-type="string">
            <text:p>AWRI1775</text:p>
          </table:table-cell>
          <table:table-cell table:number-columns-repeated="2"/>
          <table:table-cell table:formula="of:=CONCATENATE(&quot;alias &quot;;[.A107];&quot; = &quot;;&quot;'&quot;;[.B107];&quot;_&quot;;[.C107];&quot;'&quot;)" office:value-type="string" office:string-value="alias SRR2967941 = 'AWRI1775_'" calcext:value-type="string">
            <text:p>alias SRR2967941 = 'AWRI1775_'</text:p>
          </table:table-cell>
          <table:table-cell table:number-columns-repeated="3"/>
          <table:table-cell office:value-type="string" calcext:value-type="string">
            <text:p>alias SRR2967941 = 'AWRI1775'</text:p>
          </table:table-cell>
        </table:table-row>
        <table:table-row table:style-name="ro1">
          <table:table-cell office:value-type="string" calcext:value-type="string">
            <text:p>SRR2967942</text:p>
          </table:table-cell>
          <table:table-cell office:value-type="string" calcext:value-type="string">
            <text:p>AWRI1776</text:p>
          </table:table-cell>
          <table:table-cell table:number-columns-repeated="2"/>
          <table:table-cell table:formula="of:=CONCATENATE(&quot;alias &quot;;[.A108];&quot; = &quot;;&quot;'&quot;;[.B108];&quot;_&quot;;[.C108];&quot;'&quot;)" office:value-type="string" office:string-value="alias SRR2967942 = 'AWRI1776_'" calcext:value-type="string">
            <text:p>alias SRR2967942 = 'AWRI1776_'</text:p>
          </table:table-cell>
          <table:table-cell table:number-columns-repeated="3"/>
          <table:table-cell office:value-type="string" calcext:value-type="string">
            <text:p>alias SRR2967942 = 'AWRI1776'</text:p>
          </table:table-cell>
        </table:table-row>
        <table:table-row table:style-name="ro1">
          <table:table-cell office:value-type="string" calcext:value-type="string">
            <text:p>SRR2967943</text:p>
          </table:table-cell>
          <table:table-cell office:value-type="string" calcext:value-type="string">
            <text:p>AWRI1778</text:p>
          </table:table-cell>
          <table:table-cell table:number-columns-repeated="2"/>
          <table:table-cell table:formula="of:=CONCATENATE(&quot;alias &quot;;[.A109];&quot; = &quot;;&quot;'&quot;;[.B109];&quot;_&quot;;[.C109];&quot;'&quot;)" office:value-type="string" office:string-value="alias SRR2967943 = 'AWRI1778_'" calcext:value-type="string">
            <text:p>alias SRR2967943 = 'AWRI1778_'</text:p>
          </table:table-cell>
          <table:table-cell table:number-columns-repeated="3"/>
          <table:table-cell office:value-type="string" calcext:value-type="string">
            <text:p>alias SRR2967943 = 'AWRI1778'</text:p>
          </table:table-cell>
        </table:table-row>
        <table:table-row table:style-name="ro1">
          <table:table-cell office:value-type="string" calcext:value-type="string">
            <text:p>SRR2967944</text:p>
          </table:table-cell>
          <table:table-cell office:value-type="string" calcext:value-type="string">
            <text:p>AWRI1781</text:p>
          </table:table-cell>
          <table:table-cell table:number-columns-repeated="2"/>
          <table:table-cell table:formula="of:=CONCATENATE(&quot;alias &quot;;[.A110];&quot; = &quot;;&quot;'&quot;;[.B110];&quot;_&quot;;[.C110];&quot;'&quot;)" office:value-type="string" office:string-value="alias SRR2967944 = 'AWRI1781_'" calcext:value-type="string">
            <text:p>alias SRR2967944 = 'AWRI1781_'</text:p>
          </table:table-cell>
          <table:table-cell table:number-columns-repeated="3"/>
          <table:table-cell office:value-type="string" calcext:value-type="string">
            <text:p>alias SRR2967944 = 'AWRI1781'</text:p>
          </table:table-cell>
        </table:table-row>
        <table:table-row table:style-name="ro1">
          <table:table-cell office:value-type="string" calcext:value-type="string">
            <text:p>SRR2967945</text:p>
          </table:table-cell>
          <table:table-cell office:value-type="string" calcext:value-type="string">
            <text:p>AWRI1782</text:p>
          </table:table-cell>
          <table:table-cell table:number-columns-repeated="2"/>
          <table:table-cell table:formula="of:=CONCATENATE(&quot;alias &quot;;[.A111];&quot; = &quot;;&quot;'&quot;;[.B111];&quot;_&quot;;[.C111];&quot;'&quot;)" office:value-type="string" office:string-value="alias SRR2967945 = 'AWRI1782_'" calcext:value-type="string">
            <text:p>alias SRR2967945 = 'AWRI1782_'</text:p>
          </table:table-cell>
          <table:table-cell table:number-columns-repeated="3"/>
          <table:table-cell office:value-type="string" calcext:value-type="string">
            <text:p>alias SRR2967945 = 'AWRI1782'</text:p>
          </table:table-cell>
        </table:table-row>
        <table:table-row table:style-name="ro1">
          <table:table-cell office:value-type="string" calcext:value-type="string">
            <text:p>SRR2967946</text:p>
          </table:table-cell>
          <table:table-cell office:value-type="string" calcext:value-type="string">
            <text:p>AWRI1784</text:p>
          </table:table-cell>
          <table:table-cell table:number-columns-repeated="2"/>
          <table:table-cell table:formula="of:=CONCATENATE(&quot;alias &quot;;[.A112];&quot; = &quot;;&quot;'&quot;;[.B112];&quot;_&quot;;[.C112];&quot;'&quot;)" office:value-type="string" office:string-value="alias SRR2967946 = 'AWRI1784_'" calcext:value-type="string">
            <text:p>alias SRR2967946 = 'AWRI1784_'</text:p>
          </table:table-cell>
          <table:table-cell table:number-columns-repeated="3"/>
          <table:table-cell office:value-type="string" calcext:value-type="string">
            <text:p>alias SRR2967946 = 'AWRI1784'</text:p>
          </table:table-cell>
        </table:table-row>
        <table:table-row table:style-name="ro1">
          <table:table-cell office:value-type="string" calcext:value-type="string">
            <text:p>SRR2967947</text:p>
          </table:table-cell>
          <table:table-cell office:value-type="string" calcext:value-type="string">
            <text:p>AWRI1787</text:p>
          </table:table-cell>
          <table:table-cell table:number-columns-repeated="2"/>
          <table:table-cell table:formula="of:=CONCATENATE(&quot;alias &quot;;[.A113];&quot; = &quot;;&quot;'&quot;;[.B113];&quot;_&quot;;[.C113];&quot;'&quot;)" office:value-type="string" office:string-value="alias SRR2967947 = 'AWRI1787_'" calcext:value-type="string">
            <text:p>alias SRR2967947 = 'AWRI1787_'</text:p>
          </table:table-cell>
          <table:table-cell table:number-columns-repeated="3"/>
          <table:table-cell office:value-type="string" calcext:value-type="string">
            <text:p>alias SRR2967947 = 'AWRI1787'</text:p>
          </table:table-cell>
        </table:table-row>
        <table:table-row table:style-name="ro1">
          <table:table-cell office:value-type="string" calcext:value-type="string">
            <text:p>SRR2967948</text:p>
          </table:table-cell>
          <table:table-cell office:value-type="string" calcext:value-type="string">
            <text:p>AWRI1795</text:p>
          </table:table-cell>
          <table:table-cell table:number-columns-repeated="2"/>
          <table:table-cell table:formula="of:=CONCATENATE(&quot;alias &quot;;[.A114];&quot; = &quot;;&quot;'&quot;;[.B114];&quot;_&quot;;[.C114];&quot;'&quot;)" office:value-type="string" office:string-value="alias SRR2967948 = 'AWRI1795_'" calcext:value-type="string">
            <text:p>alias SRR2967948 = 'AWRI1795_'</text:p>
          </table:table-cell>
          <table:table-cell table:number-columns-repeated="3"/>
          <table:table-cell office:value-type="string" calcext:value-type="string">
            <text:p>alias SRR2967948 = 'AWRI1795'</text:p>
          </table:table-cell>
        </table:table-row>
        <table:table-row table:style-name="ro1">
          <table:table-cell office:value-type="string" calcext:value-type="string">
            <text:p>SRR2967949</text:p>
          </table:table-cell>
          <table:table-cell office:value-type="string" calcext:value-type="string">
            <text:p>AWRI1796</text:p>
          </table:table-cell>
          <table:table-cell table:number-columns-repeated="2"/>
          <table:table-cell table:formula="of:=CONCATENATE(&quot;alias &quot;;[.A115];&quot; = &quot;;&quot;'&quot;;[.B115];&quot;_&quot;;[.C115];&quot;'&quot;)" office:value-type="string" office:string-value="alias SRR2967949 = 'AWRI1796_'" calcext:value-type="string">
            <text:p>alias SRR2967949 = 'AWRI1796_'</text:p>
          </table:table-cell>
          <table:table-cell table:number-columns-repeated="3"/>
          <table:table-cell office:value-type="string" calcext:value-type="string">
            <text:p>alias SRR2967949 = 'AWRI1796'</text:p>
          </table:table-cell>
        </table:table-row>
        <table:table-row table:style-name="ro1">
          <table:table-cell office:value-type="string" calcext:value-type="string">
            <text:p>SRR2967950</text:p>
          </table:table-cell>
          <table:table-cell office:value-type="string" calcext:value-type="string">
            <text:p>AWRI1833</text:p>
          </table:table-cell>
          <table:table-cell office:value-type="string" calcext:value-type="string">
            <text:p>Uvaferm 43</text:p>
          </table:table-cell>
          <table:table-cell/>
          <table:table-cell table:formula="of:=CONCATENATE(&quot;alias &quot;;[.A116];&quot; = &quot;;&quot;'&quot;;[.B116];&quot;_&quot;;[.C116];&quot;'&quot;)" office:value-type="string" office:string-value="alias SRR2967950 = 'AWRI1833_Uvaferm 43'" calcext:value-type="string">
            <text:p>alias SRR2967950 = 'AWRI1833_Uvaferm 43'</text:p>
          </table:table-cell>
          <table:table-cell table:number-columns-repeated="3"/>
          <table:table-cell office:value-type="string" calcext:value-type="string">
            <text:p>alias SRR2967950 = 'AWRI1833_Uvaferm 43'</text:p>
          </table:table-cell>
        </table:table-row>
        <table:table-row table:style-name="ro1">
          <table:table-cell office:value-type="string" calcext:value-type="string">
            <text:p>SRR2967951</text:p>
          </table:table-cell>
          <table:table-cell office:value-type="string" calcext:value-type="string">
            <text:p>AWRI1899</text:p>
          </table:table-cell>
          <table:table-cell office:value-type="string" calcext:value-type="string">
            <text:p>Fermichamp</text:p>
          </table:table-cell>
          <table:table-cell/>
          <table:table-cell table:formula="of:=CONCATENATE(&quot;alias &quot;;[.A117];&quot; = &quot;;&quot;'&quot;;[.B117];&quot;_&quot;;[.C117];&quot;'&quot;)" office:value-type="string" office:string-value="alias SRR2967951 = 'AWRI1899_Fermichamp'" calcext:value-type="string">
            <text:p>alias SRR2967951 = 'AWRI1899_Fermichamp'</text:p>
          </table:table-cell>
          <table:table-cell table:number-columns-repeated="3"/>
          <table:table-cell office:value-type="string" calcext:value-type="string">
            <text:p>alias SRR2967951 = 'AWRI1899_Fermichamp'</text:p>
          </table:table-cell>
        </table:table-row>
        <table:table-row table:style-name="ro1">
          <table:table-cell office:value-type="string" calcext:value-type="string">
            <text:p>SRR2967952</text:p>
          </table:table-cell>
          <table:table-cell office:value-type="string" calcext:value-type="string">
            <text:p>AWRI1901</text:p>
          </table:table-cell>
          <table:table-cell table:number-columns-repeated="2"/>
          <table:table-cell table:formula="of:=CONCATENATE(&quot;alias &quot;;[.A118];&quot; = &quot;;&quot;'&quot;;[.B118];&quot;_&quot;;[.C118];&quot;'&quot;)" office:value-type="string" office:string-value="alias SRR2967952 = 'AWRI1901_'" calcext:value-type="string">
            <text:p>alias SRR2967952 = 'AWRI1901_'</text:p>
          </table:table-cell>
          <table:table-cell table:number-columns-repeated="3"/>
          <table:table-cell office:value-type="string" calcext:value-type="string">
            <text:p>alias SRR2967952 = 'AWRI1901'</text:p>
          </table:table-cell>
        </table:table-row>
        <table:table-row table:style-name="ro1">
          <table:table-cell office:value-type="string" calcext:value-type="string">
            <text:p>SRR2967953</text:p>
          </table:table-cell>
          <table:table-cell office:value-type="string" calcext:value-type="string">
            <text:p>AWRI1902</text:p>
          </table:table-cell>
          <table:table-cell table:number-columns-repeated="2"/>
          <table:table-cell table:formula="of:=CONCATENATE(&quot;alias &quot;;[.A119];&quot; = &quot;;&quot;'&quot;;[.B119];&quot;_&quot;;[.C119];&quot;'&quot;)" office:value-type="string" office:string-value="alias SRR2967953 = 'AWRI1902_'" calcext:value-type="string">
            <text:p>alias SRR2967953 = 'AWRI1902_'</text:p>
          </table:table-cell>
          <table:table-cell table:number-columns-repeated="3"/>
          <table:table-cell office:value-type="string" calcext:value-type="string">
            <text:p>alias SRR2967953 = 'AWRI1902'</text:p>
          </table:table-cell>
        </table:table-row>
        <table:table-row table:style-name="ro1">
          <table:table-cell office:value-type="string" calcext:value-type="string">
            <text:p>SRR2967954</text:p>
          </table:table-cell>
          <table:table-cell office:value-type="string" calcext:value-type="string">
            <text:p>AWRI1910</text:p>
          </table:table-cell>
          <table:table-cell office:value-type="string" calcext:value-type="string">
            <text:p>NCYC 738</text:p>
          </table:table-cell>
          <table:table-cell/>
          <table:table-cell table:formula="of:=CONCATENATE(&quot;alias &quot;;[.A120];&quot; = &quot;;&quot;'&quot;;[.B120];&quot;_&quot;;[.C120];&quot;'&quot;)" office:value-type="string" office:string-value="alias SRR2967954 = 'AWRI1910_NCYC 738'" calcext:value-type="string">
            <text:p>alias SRR2967954 = 'AWRI1910_NCYC 738'</text:p>
          </table:table-cell>
          <table:table-cell table:number-columns-repeated="3"/>
          <table:table-cell office:value-type="string" calcext:value-type="string">
            <text:p>alias SRR2967954 = 'AWRI1910_NCYC 738'</text:p>
          </table:table-cell>
        </table:table-row>
        <table:table-row table:style-name="ro1">
          <table:table-cell office:value-type="string" calcext:value-type="string">
            <text:p>SRR2967955</text:p>
          </table:table-cell>
          <table:table-cell office:value-type="string" calcext:value-type="string">
            <text:p>AWRI1912</text:p>
          </table:table-cell>
          <table:table-cell table:number-columns-repeated="2"/>
          <table:table-cell table:formula="of:=CONCATENATE(&quot;alias &quot;;[.A121];&quot; = &quot;;&quot;'&quot;;[.B121];&quot;_&quot;;[.C121];&quot;'&quot;)" office:value-type="string" office:string-value="alias SRR2967955 = 'AWRI1912_'" calcext:value-type="string">
            <text:p>alias SRR2967955 = 'AWRI1912_'</text:p>
          </table:table-cell>
          <table:table-cell table:number-columns-repeated="3"/>
          <table:table-cell office:value-type="string" calcext:value-type="string">
            <text:p>alias SRR2967955 = 'AWRI1912'</text:p>
          </table:table-cell>
        </table:table-row>
        <table:table-row table:style-name="ro1">
          <table:table-cell office:value-type="string" calcext:value-type="string">
            <text:p>SRR2967956</text:p>
          </table:table-cell>
          <table:table-cell office:value-type="string" calcext:value-type="string">
            <text:p>AWRI1915</text:p>
          </table:table-cell>
          <table:table-cell table:number-columns-repeated="2"/>
          <table:table-cell table:formula="of:=CONCATENATE(&quot;alias &quot;;[.A122];&quot; = &quot;;&quot;'&quot;;[.B122];&quot;_&quot;;[.C122];&quot;'&quot;)" office:value-type="string" office:string-value="alias SRR2967956 = 'AWRI1915_'" calcext:value-type="string">
            <text:p>alias SRR2967956 = 'AWRI1915_'</text:p>
          </table:table-cell>
          <table:table-cell table:number-columns-repeated="3"/>
          <table:table-cell office:value-type="string" calcext:value-type="string">
            <text:p>alias SRR2967956 = 'AWRI1915'</text:p>
          </table:table-cell>
        </table:table-row>
        <table:table-row table:style-name="ro1">
          <table:table-cell office:value-type="string" calcext:value-type="string">
            <text:p>SRR2967957</text:p>
          </table:table-cell>
          <table:table-cell office:value-type="string" calcext:value-type="string">
            <text:p>AWRI1918</text:p>
          </table:table-cell>
          <table:table-cell table:number-columns-repeated="2"/>
          <table:table-cell table:formula="of:=CONCATENATE(&quot;alias &quot;;[.A123];&quot; = &quot;;&quot;'&quot;;[.B123];&quot;_&quot;;[.C123];&quot;'&quot;)" office:value-type="string" office:string-value="alias SRR2967957 = 'AWRI1918_'" calcext:value-type="string">
            <text:p>alias SRR2967957 = 'AWRI1918_'</text:p>
          </table:table-cell>
          <table:table-cell table:number-columns-repeated="3"/>
          <table:table-cell office:value-type="string" calcext:value-type="string">
            <text:p>alias SRR2967957 = 'AWRI1918'</text:p>
          </table:table-cell>
        </table:table-row>
        <table:table-row table:style-name="ro1">
          <table:table-cell office:value-type="string" calcext:value-type="string">
            <text:p>SRR2967958</text:p>
          </table:table-cell>
          <table:table-cell office:value-type="string" calcext:value-type="string">
            <text:p>AWRI1921</text:p>
          </table:table-cell>
          <table:table-cell table:number-columns-repeated="2"/>
          <table:table-cell table:formula="of:=CONCATENATE(&quot;alias &quot;;[.A124];&quot; = &quot;;&quot;'&quot;;[.B124];&quot;_&quot;;[.C124];&quot;'&quot;)" office:value-type="string" office:string-value="alias SRR2967958 = 'AWRI1921_'" calcext:value-type="string">
            <text:p>alias SRR2967958 = 'AWRI1921_'</text:p>
          </table:table-cell>
          <table:table-cell table:number-columns-repeated="3"/>
          <table:table-cell office:value-type="string" calcext:value-type="string">
            <text:p>alias SRR2967958 = 'AWRI1921'</text:p>
          </table:table-cell>
        </table:table-row>
        <table:table-row table:style-name="ro1">
          <table:table-cell office:value-type="string" calcext:value-type="string">
            <text:p>SRR2967959</text:p>
          </table:table-cell>
          <table:table-cell office:value-type="string" calcext:value-type="string">
            <text:p>AWRI1939</text:p>
          </table:table-cell>
          <table:table-cell table:number-columns-repeated="2"/>
          <table:table-cell table:formula="of:=CONCATENATE(&quot;alias &quot;;[.A125];&quot; = &quot;;&quot;'&quot;;[.B125];&quot;_&quot;;[.C125];&quot;'&quot;)" office:value-type="string" office:string-value="alias SRR2967959 = 'AWRI1939_'" calcext:value-type="string">
            <text:p>alias SRR2967959 = 'AWRI1939_'</text:p>
          </table:table-cell>
          <table:table-cell table:number-columns-repeated="3"/>
          <table:table-cell office:value-type="string" calcext:value-type="string">
            <text:p>alias SRR2967959 = 'AWRI1939'</text:p>
          </table:table-cell>
        </table:table-row>
        <table:table-row table:style-name="ro1">
          <table:table-cell office:value-type="string" calcext:value-type="string">
            <text:p>SRR2967960</text:p>
          </table:table-cell>
          <table:table-cell office:value-type="string" calcext:value-type="string">
            <text:p>AWRI1942</text:p>
          </table:table-cell>
          <table:table-cell office:value-type="string" calcext:value-type="string">
            <text:p>UCD 713</text:p>
          </table:table-cell>
          <table:table-cell/>
          <table:table-cell table:formula="of:=CONCATENATE(&quot;alias &quot;;[.A126];&quot; = &quot;;&quot;'&quot;;[.B126];&quot;_&quot;;[.C126];&quot;'&quot;)" office:value-type="string" office:string-value="alias SRR2967960 = 'AWRI1942_UCD 713'" calcext:value-type="string">
            <text:p>alias SRR2967960 = 'AWRI1942_UCD 713'</text:p>
          </table:table-cell>
          <table:table-cell table:number-columns-repeated="3"/>
          <table:table-cell office:value-type="string" calcext:value-type="string">
            <text:p>alias SRR2967960 = 'AWRI1942_UCD 713'</text:p>
          </table:table-cell>
        </table:table-row>
        <table:table-row table:style-name="ro1">
          <table:table-cell office:value-type="string" calcext:value-type="string">
            <text:p>SRR2967961</text:p>
          </table:table-cell>
          <table:table-cell office:value-type="string" calcext:value-type="string">
            <text:p>AWRI1946</text:p>
          </table:table-cell>
          <table:table-cell office:value-type="string" calcext:value-type="string">
            <text:p>UCD 725</text:p>
          </table:table-cell>
          <table:table-cell/>
          <table:table-cell table:formula="of:=CONCATENATE(&quot;alias &quot;;[.A127];&quot; = &quot;;&quot;'&quot;;[.B127];&quot;_&quot;;[.C127];&quot;'&quot;)" office:value-type="string" office:string-value="alias SRR2967961 = 'AWRI1946_UCD 725'" calcext:value-type="string">
            <text:p>alias SRR2967961 = 'AWRI1946_UCD 725'</text:p>
          </table:table-cell>
          <table:table-cell table:number-columns-repeated="3"/>
          <table:table-cell office:value-type="string" calcext:value-type="string">
            <text:p>alias SRR2967961 = 'AWRI1946_UCD 725'</text:p>
          </table:table-cell>
        </table:table-row>
        <table:table-row table:style-name="ro1">
          <table:table-cell office:value-type="string" calcext:value-type="string">
            <text:p>SRR2967962</text:p>
          </table:table-cell>
          <table:table-cell office:value-type="string" calcext:value-type="string">
            <text:p>AWRI1950</text:p>
          </table:table-cell>
          <table:table-cell office:value-type="string" calcext:value-type="string">
            <text:p>Oenoferm LWE317-28</text:p>
          </table:table-cell>
          <table:table-cell/>
          <table:table-cell table:formula="of:=CONCATENATE(&quot;alias &quot;;[.A128];&quot; = &quot;;&quot;'&quot;;[.B128];&quot;_&quot;;[.C128];&quot;'&quot;)" office:value-type="string" office:string-value="alias SRR2967962 = 'AWRI1950_Oenoferm LWE317-28'" calcext:value-type="string">
            <text:p>alias SRR2967962 = 'AWRI1950_Oenoferm LWE317-28'</text:p>
          </table:table-cell>
          <table:table-cell table:number-columns-repeated="3"/>
          <table:table-cell office:value-type="string" calcext:value-type="string">
            <text:p>alias SRR2967962 = 'AWRI1950_Oenoferm LWE317-28'</text:p>
          </table:table-cell>
        </table:table-row>
        <table:table-row table:style-name="ro1">
          <table:table-cell office:value-type="string" calcext:value-type="string">
            <text:p>SRR2967963</text:p>
          </table:table-cell>
          <table:table-cell office:value-type="string" calcext:value-type="string">
            <text:p>AWRI1962</text:p>
          </table:table-cell>
          <table:table-cell table:number-columns-repeated="2"/>
          <table:table-cell table:formula="of:=CONCATENATE(&quot;alias &quot;;[.A129];&quot; = &quot;;&quot;'&quot;;[.B129];&quot;_&quot;;[.C129];&quot;'&quot;)" office:value-type="string" office:string-value="alias SRR2967963 = 'AWRI1962_'" calcext:value-type="string">
            <text:p>alias SRR2967963 = 'AWRI1962_'</text:p>
          </table:table-cell>
          <table:table-cell table:number-columns-repeated="3"/>
          <table:table-cell office:value-type="string" calcext:value-type="string">
            <text:p>alias SRR2967963 = 'AWRI1962'</text:p>
          </table:table-cell>
        </table:table-row>
        <table:table-row table:style-name="ro1">
          <table:table-cell office:value-type="string" calcext:value-type="string">
            <text:p>SRR2967964</text:p>
          </table:table-cell>
          <table:table-cell office:value-type="string" calcext:value-type="string">
            <text:p>AWRI2006</text:p>
          </table:table-cell>
          <table:table-cell office:value-type="string" calcext:value-type="string">
            <text:p>IOC B 2000</text:p>
          </table:table-cell>
          <table:table-cell/>
          <table:table-cell table:formula="of:=CONCATENATE(&quot;alias &quot;;[.A130];&quot; = &quot;;&quot;'&quot;;[.B130];&quot;_&quot;;[.C130];&quot;'&quot;)" office:value-type="string" office:string-value="alias SRR2967964 = 'AWRI2006_IOC B 2000'" calcext:value-type="string">
            <text:p>alias SRR2967964 = 'AWRI2006_IOC B 2000'</text:p>
          </table:table-cell>
          <table:table-cell table:number-columns-repeated="3"/>
          <table:table-cell office:value-type="string" calcext:value-type="string">
            <text:p>alias SRR2967964 = 'AWRI2006_IOC B 2000'</text:p>
          </table:table-cell>
        </table:table-row>
        <table:table-row table:style-name="ro1">
          <table:table-cell office:value-type="string" calcext:value-type="string">
            <text:p>SRR2967965</text:p>
          </table:table-cell>
          <table:table-cell office:value-type="string" calcext:value-type="string">
            <text:p>AWRI2013</text:p>
          </table:table-cell>
          <table:table-cell office:value-type="string" calcext:value-type="string">
            <text:p>Blastocel Grand Cru</text:p>
          </table:table-cell>
          <table:table-cell/>
          <table:table-cell table:formula="of:=CONCATENATE(&quot;alias &quot;;[.A131];&quot; = &quot;;&quot;'&quot;;[.B131];&quot;_&quot;;[.C131];&quot;'&quot;)" office:value-type="string" office:string-value="alias SRR2967965 = 'AWRI2013_Blastocel Grand Cru'" calcext:value-type="string">
            <text:p>alias SRR2967965 = 'AWRI2013_Blastocel Grand Cru'</text:p>
          </table:table-cell>
          <table:table-cell table:number-columns-repeated="3"/>
          <table:table-cell office:value-type="string" calcext:value-type="string">
            <text:p>alias SRR2967965 = 'AWRI2013_Blastocel Grand Cru'</text:p>
          </table:table-cell>
        </table:table-row>
        <table:table-row table:style-name="ro1">
          <table:table-cell office:value-type="string" calcext:value-type="string">
            <text:p>SRR2967966</text:p>
          </table:table-cell>
          <table:table-cell office:value-type="string" calcext:value-type="string">
            <text:p>AWRI2077</text:p>
          </table:table-cell>
          <table:table-cell office:value-type="string" calcext:value-type="string">
            <text:p>Lalvin ICVD21</text:p>
          </table:table-cell>
          <table:table-cell/>
          <table:table-cell table:formula="of:=CONCATENATE(&quot;alias &quot;;[.A132];&quot; = &quot;;&quot;'&quot;;[.B132];&quot;_&quot;;[.C132];&quot;'&quot;)" office:value-type="string" office:string-value="alias SRR2967966 = 'AWRI2077_Lalvin ICVD21'" calcext:value-type="string">
            <text:p>alias SRR2967966 = 'AWRI2077_Lalvin ICVD21'</text:p>
          </table:table-cell>
          <table:table-cell table:number-columns-repeated="3"/>
          <table:table-cell office:value-type="string" calcext:value-type="string">
            <text:p>alias SRR2967966 = 'AWRI2077_Lalvin ICVD21'</text:p>
          </table:table-cell>
        </table:table-row>
        <table:table-row table:style-name="ro1">
          <table:table-cell office:value-type="string" calcext:value-type="string">
            <text:p>SRR2967967</text:p>
          </table:table-cell>
          <table:table-cell office:value-type="string" calcext:value-type="string">
            <text:p>AWRI2078</text:p>
          </table:table-cell>
          <table:table-cell office:value-type="string" calcext:value-type="string">
            <text:p>Lalvin CY3079</text:p>
          </table:table-cell>
          <table:table-cell/>
          <table:table-cell table:formula="of:=CONCATENATE(&quot;alias &quot;;[.A133];&quot; = &quot;;&quot;'&quot;;[.B133];&quot;_&quot;;[.C133];&quot;'&quot;)" office:value-type="string" office:string-value="alias SRR2967967 = 'AWRI2078_Lalvin CY3079'" calcext:value-type="string">
            <text:p>alias SRR2967967 = 'AWRI2078_Lalvin CY3079'</text:p>
          </table:table-cell>
          <table:table-cell table:number-columns-repeated="3"/>
          <table:table-cell office:value-type="string" calcext:value-type="string">
            <text:p>alias SRR2967967 = 'AWRI2078_Lalvin CY3079'</text:p>
          </table:table-cell>
        </table:table-row>
        <table:table-row table:style-name="ro1">
          <table:table-cell office:value-type="string" calcext:value-type="string">
            <text:p>SRR2967968</text:p>
          </table:table-cell>
          <table:table-cell office:value-type="string" calcext:value-type="string">
            <text:p>AWRI2079</text:p>
          </table:table-cell>
          <table:table-cell office:value-type="string" calcext:value-type="string">
            <text:p>Enoferm T306</text:p>
          </table:table-cell>
          <table:table-cell/>
          <table:table-cell table:formula="of:=CONCATENATE(&quot;alias &quot;;[.A134];&quot; = &quot;;&quot;'&quot;;[.B134];&quot;_&quot;;[.C134];&quot;'&quot;)" office:value-type="string" office:string-value="alias SRR2967968 = 'AWRI2079_Enoferm T306'" calcext:value-type="string">
            <text:p>alias SRR2967968 = 'AWRI2079_Enoferm T306'</text:p>
          </table:table-cell>
          <table:table-cell table:number-columns-repeated="3"/>
          <table:table-cell office:value-type="string" calcext:value-type="string">
            <text:p>alias SRR2967968 = 'AWRI2079_Enoferm T306'</text:p>
          </table:table-cell>
        </table:table-row>
        <table:table-row table:style-name="ro1">
          <table:table-cell office:value-type="string" calcext:value-type="string">
            <text:p>SRR2967969</text:p>
          </table:table-cell>
          <table:table-cell office:value-type="string" calcext:value-type="string">
            <text:p>AWRI2255</text:p>
          </table:table-cell>
          <table:table-cell office:value-type="string" calcext:value-type="string">
            <text:p>Uvaferm HPS</text:p>
          </table:table-cell>
          <table:table-cell/>
          <table:table-cell table:formula="of:=CONCATENATE(&quot;alias &quot;;[.A135];&quot; = &quot;;&quot;'&quot;;[.B135];&quot;_&quot;;[.C135];&quot;'&quot;)" office:value-type="string" office:string-value="alias SRR2967969 = 'AWRI2255_Uvaferm HPS'" calcext:value-type="string">
            <text:p>alias SRR2967969 = 'AWRI2255_Uvaferm HPS'</text:p>
          </table:table-cell>
          <table:table-cell table:number-columns-repeated="3"/>
          <table:table-cell office:value-type="string" calcext:value-type="string">
            <text:p>alias SRR2967969 = 'AWRI2255_Uvaferm HPS'</text:p>
          </table:table-cell>
        </table:table-row>
        <table:table-row table:style-name="ro1">
          <table:table-cell office:value-type="string" calcext:value-type="string">
            <text:p>SRR2967970</text:p>
          </table:table-cell>
          <table:table-cell office:value-type="string" calcext:value-type="string">
            <text:p>AWRI2260</text:p>
          </table:table-cell>
          <table:table-cell office:value-type="string" calcext:value-type="string">
            <text:p>Lalvin QA23</text:p>
          </table:table-cell>
          <table:table-cell/>
          <table:table-cell table:formula="of:=CONCATENATE(&quot;alias &quot;;[.A136];&quot; = &quot;;&quot;'&quot;;[.B136];&quot;_&quot;;[.C136];&quot;'&quot;)" office:value-type="string" office:string-value="alias SRR2967970 = 'AWRI2260_Lalvin QA23'" calcext:value-type="string">
            <text:p>alias SRR2967970 = 'AWRI2260_Lalvin QA23'</text:p>
          </table:table-cell>
          <table:table-cell table:number-columns-repeated="3"/>
          <table:table-cell office:value-type="string" calcext:value-type="string">
            <text:p>alias SRR2967970 = 'AWRI2260_Lalvin QA23'</text:p>
          </table:table-cell>
        </table:table-row>
        <table:table-row table:style-name="ro1">
          <table:table-cell office:value-type="string" calcext:value-type="string">
            <text:p>SRR2967971</text:p>
          </table:table-cell>
          <table:table-cell office:value-type="string" calcext:value-type="string">
            <text:p>AWRI2308</text:p>
          </table:table-cell>
          <table:table-cell table:number-columns-repeated="2"/>
          <table:table-cell table:formula="of:=CONCATENATE(&quot;alias &quot;;[.A137];&quot; = &quot;;&quot;'&quot;;[.B137];&quot;_&quot;;[.C137];&quot;'&quot;)" office:value-type="string" office:string-value="alias SRR2967971 = 'AWRI2308_'" calcext:value-type="string">
            <text:p>alias SRR2967971 = 'AWRI2308_'</text:p>
          </table:table-cell>
          <table:table-cell table:number-columns-repeated="3"/>
          <table:table-cell office:value-type="string" calcext:value-type="string">
            <text:p>alias SRR2967971 = 'AWRI2308'</text:p>
          </table:table-cell>
        </table:table-row>
        <table:table-row table:style-name="ro1">
          <table:table-cell office:value-type="string" calcext:value-type="string">
            <text:p>SRR2967972</text:p>
          </table:table-cell>
          <table:table-cell office:value-type="string" calcext:value-type="string">
            <text:p>AWRI2340</text:p>
          </table:table-cell>
          <table:table-cell office:value-type="string" calcext:value-type="string">
            <text:p>IOC 18-2007</text:p>
          </table:table-cell>
          <table:table-cell/>
          <table:table-cell table:formula="of:=CONCATENATE(&quot;alias &quot;;[.A138];&quot; = &quot;;&quot;'&quot;;[.B138];&quot;_&quot;;[.C138];&quot;'&quot;)" office:value-type="string" office:string-value="alias SRR2967972 = 'AWRI2340_IOC 18-2007'" calcext:value-type="string">
            <text:p>alias SRR2967972 = 'AWRI2340_IOC 18-2007'</text:p>
          </table:table-cell>
          <table:table-cell table:number-columns-repeated="3"/>
          <table:table-cell office:value-type="string" calcext:value-type="string">
            <text:p>alias SRR2967972 = 'AWRI2340_IOC 18-2007'</text:p>
          </table:table-cell>
        </table:table-row>
        <table:table-row table:style-name="ro1">
          <table:table-cell office:value-type="string" calcext:value-type="string">
            <text:p>SRR2967973</text:p>
          </table:table-cell>
          <table:table-cell office:value-type="string" calcext:value-type="string">
            <text:p>AWRI2768</text:p>
          </table:table-cell>
          <table:table-cell table:number-columns-repeated="2"/>
          <table:table-cell table:formula="of:=CONCATENATE(&quot;alias &quot;;[.A139];&quot; = &quot;;&quot;'&quot;;[.B139];&quot;_&quot;;[.C139];&quot;'&quot;)" office:value-type="string" office:string-value="alias SRR2967973 = 'AWRI2768_'" calcext:value-type="string">
            <text:p>alias SRR2967973 = 'AWRI2768_'</text:p>
          </table:table-cell>
          <table:table-cell table:number-columns-repeated="3"/>
          <table:table-cell office:value-type="string" calcext:value-type="string">
            <text:p>alias SRR2967973 = 'AWRI2768'</text:p>
          </table:table-cell>
        </table:table-row>
        <table:table-row table:style-name="ro1">
          <table:table-cell office:value-type="string" calcext:value-type="string">
            <text:p>SRR2967974</text:p>
          </table:table-cell>
          <table:table-cell office:value-type="string" calcext:value-type="string">
            <text:p>AWRI2776</text:p>
          </table:table-cell>
          <table:table-cell office:value-type="string" calcext:value-type="string">
            <text:p>NT116</text:p>
          </table:table-cell>
          <table:table-cell/>
          <table:table-cell table:formula="of:=CONCATENATE(&quot;alias &quot;;[.A140];&quot; = &quot;;&quot;'&quot;;[.B140];&quot;_&quot;;[.C140];&quot;'&quot;)" office:value-type="string" office:string-value="alias SRR2967974 = 'AWRI2776_NT116'" calcext:value-type="string">
            <text:p>alias SRR2967974 = 'AWRI2776_NT116'</text:p>
          </table:table-cell>
          <table:table-cell table:number-columns-repeated="3"/>
          <table:table-cell office:value-type="string" calcext:value-type="string">
            <text:p>alias SRR2967974 = 'AWRI2776_NT116'</text:p>
          </table:table-cell>
        </table:table-row>
        <table:table-row table:style-name="ro1">
          <table:table-cell office:value-type="string" calcext:value-type="string">
            <text:p>SRR2967975</text:p>
          </table:table-cell>
          <table:table-cell office:value-type="string" calcext:value-type="string">
            <text:p>AWRI2848</text:p>
          </table:table-cell>
          <table:table-cell office:value-type="string" calcext:value-type="string">
            <text:p>Actiflore B0213</text:p>
          </table:table-cell>
          <table:table-cell/>
          <table:table-cell table:formula="of:=CONCATENATE(&quot;alias &quot;;[.A141];&quot; = &quot;;&quot;'&quot;;[.B141];&quot;_&quot;;[.C141];&quot;'&quot;)" office:value-type="string" office:string-value="alias SRR2967975 = 'AWRI2848_Actiflore B0213'" calcext:value-type="string">
            <text:p>alias SRR2967975 = 'AWRI2848_Actiflore B0213'</text:p>
          </table:table-cell>
          <table:table-cell table:number-columns-repeated="3"/>
          <table:table-cell office:value-type="string" calcext:value-type="string">
            <text:p>alias SRR2967975 = 'AWRI2848_Actiflore B0213'</text:p>
          </table:table-cell>
        </table:table-row>
        <table:table-row table:style-name="ro1">
          <table:table-cell office:value-type="string" calcext:value-type="string">
            <text:p>SRR2967976</text:p>
          </table:table-cell>
          <table:table-cell office:value-type="string" calcext:value-type="string">
            <text:p>AWRI2849</text:p>
          </table:table-cell>
          <table:table-cell office:value-type="string" calcext:value-type="string">
            <text:p>Actiflore F33</text:p>
          </table:table-cell>
          <table:table-cell/>
          <table:table-cell table:formula="of:=CONCATENATE(&quot;alias &quot;;[.A142];&quot; = &quot;;&quot;'&quot;;[.B142];&quot;_&quot;;[.C142];&quot;'&quot;)" office:value-type="string" office:string-value="alias SRR2967976 = 'AWRI2849_Actiflore F33'" calcext:value-type="string">
            <text:p>alias SRR2967976 = 'AWRI2849_Actiflore F33'</text:p>
          </table:table-cell>
          <table:table-cell table:number-columns-repeated="3"/>
          <table:table-cell office:value-type="string" calcext:value-type="string">
            <text:p>alias SRR2967976 = 'AWRI2849_Actiflore F33'</text:p>
          </table:table-cell>
        </table:table-row>
        <table:table-row table:style-name="ro1">
          <table:table-cell office:value-type="string" calcext:value-type="string">
            <text:p>SRR2967977</text:p>
          </table:table-cell>
          <table:table-cell office:value-type="string" calcext:value-type="string">
            <text:p>AWRI2850</text:p>
          </table:table-cell>
          <table:table-cell office:value-type="string" calcext:value-type="string">
            <text:p>Actiflore RMS2</text:p>
          </table:table-cell>
          <table:table-cell/>
          <table:table-cell table:formula="of:=CONCATENATE(&quot;alias &quot;;[.A143];&quot; = &quot;;&quot;'&quot;;[.B143];&quot;_&quot;;[.C143];&quot;'&quot;)" office:value-type="string" office:string-value="alias SRR2967977 = 'AWRI2850_Actiflore RMS2'" calcext:value-type="string">
            <text:p>alias SRR2967977 = 'AWRI2850_Actiflore RMS2'</text:p>
          </table:table-cell>
          <table:table-cell table:number-columns-repeated="3"/>
          <table:table-cell office:value-type="string" calcext:value-type="string">
            <text:p>alias SRR2967977 = 'AWRI2850_Actiflore RMS2'</text:p>
          </table:table-cell>
        </table:table-row>
        <table:table-row table:style-name="ro1">
          <table:table-cell office:value-type="string" calcext:value-type="string">
            <text:p>SRR2967978</text:p>
          </table:table-cell>
          <table:table-cell office:value-type="string" calcext:value-type="string">
            <text:p>AWRI2851</text:p>
          </table:table-cell>
          <table:table-cell office:value-type="string" calcext:value-type="string">
            <text:p>Actiflore Rose</text:p>
          </table:table-cell>
          <table:table-cell/>
          <table:table-cell table:formula="of:=CONCATENATE(&quot;alias &quot;;[.A144];&quot; = &quot;;&quot;'&quot;;[.B144];&quot;_&quot;;[.C144];&quot;'&quot;)" office:value-type="string" office:string-value="alias SRR2967978 = 'AWRI2851_Actiflore Rose'" calcext:value-type="string">
            <text:p>alias SRR2967978 = 'AWRI2851_Actiflore Rose'</text:p>
          </table:table-cell>
          <table:table-cell table:number-columns-repeated="3"/>
          <table:table-cell office:value-type="string" calcext:value-type="string">
            <text:p>alias SRR2967978 = 'AWRI2851_Actiflore Rose'</text:p>
          </table:table-cell>
        </table:table-row>
        <table:table-row table:style-name="ro1">
          <table:table-cell office:value-type="string" calcext:value-type="string">
            <text:p>SRR2967979</text:p>
          </table:table-cell>
          <table:table-cell office:value-type="string" calcext:value-type="string">
            <text:p>AWRI2852</text:p>
          </table:table-cell>
          <table:table-cell office:value-type="string" calcext:value-type="string">
            <text:p>Zymaflore F15</text:p>
          </table:table-cell>
          <table:table-cell/>
          <table:table-cell table:formula="of:=CONCATENATE(&quot;alias &quot;;[.A145];&quot; = &quot;;&quot;'&quot;;[.B145];&quot;_&quot;;[.C145];&quot;'&quot;)" office:value-type="string" office:string-value="alias SRR2967979 = 'AWRI2852_Zymaflore F15'" calcext:value-type="string">
            <text:p>alias SRR2967979 = 'AWRI2852_Zymaflore F15'</text:p>
          </table:table-cell>
          <table:table-cell table:number-columns-repeated="3"/>
          <table:table-cell office:value-type="string" calcext:value-type="string">
            <text:p>alias SRR2967979 = 'AWRI2852_Zymaflore F15'</text:p>
          </table:table-cell>
        </table:table-row>
        <table:table-row table:style-name="ro1">
          <table:table-cell office:value-type="string" calcext:value-type="string">
            <text:p>SRR2967980</text:p>
          </table:table-cell>
          <table:table-cell office:value-type="string" calcext:value-type="string">
            <text:p>AWRI2853</text:p>
          </table:table-cell>
          <table:table-cell office:value-type="string" calcext:value-type="string">
            <text:p>Zymaflore F83</text:p>
          </table:table-cell>
          <table:table-cell/>
          <table:table-cell table:formula="of:=CONCATENATE(&quot;alias &quot;;[.A146];&quot; = &quot;;&quot;'&quot;;[.B146];&quot;_&quot;;[.C146];&quot;'&quot;)" office:value-type="string" office:string-value="alias SRR2967980 = 'AWRI2853_Zymaflore F83'" calcext:value-type="string">
            <text:p>alias SRR2967980 = 'AWRI2853_Zymaflore F83'</text:p>
          </table:table-cell>
          <table:table-cell table:number-columns-repeated="3"/>
          <table:table-cell office:value-type="string" calcext:value-type="string">
            <text:p>alias SRR2967980 = 'AWRI2853_Zymaflore F83'</text:p>
          </table:table-cell>
        </table:table-row>
        <table:table-row table:style-name="ro1">
          <table:table-cell office:value-type="string" calcext:value-type="string">
            <text:p>SRR2967981</text:p>
          </table:table-cell>
          <table:table-cell office:value-type="string" calcext:value-type="string">
            <text:p>AWRI2854</text:p>
          </table:table-cell>
          <table:table-cell office:value-type="string" calcext:value-type="string">
            <text:p>Zymaflore FX10</text:p>
          </table:table-cell>
          <table:table-cell/>
          <table:table-cell table:formula="of:=CONCATENATE(&quot;alias &quot;;[.A147];&quot; = &quot;;&quot;'&quot;;[.B147];&quot;_&quot;;[.C147];&quot;'&quot;)" office:value-type="string" office:string-value="alias SRR2967981 = 'AWRI2854_Zymaflore FX10'" calcext:value-type="string">
            <text:p>alias SRR2967981 = 'AWRI2854_Zymaflore FX10'</text:p>
          </table:table-cell>
          <table:table-cell table:number-columns-repeated="3"/>
          <table:table-cell office:value-type="string" calcext:value-type="string">
            <text:p>alias SRR2967981 = 'AWRI2854_Zymaflore FX10'</text:p>
          </table:table-cell>
        </table:table-row>
        <table:table-row table:style-name="ro1">
          <table:table-cell office:value-type="string" calcext:value-type="string">
            <text:p>SRR2967982</text:p>
          </table:table-cell>
          <table:table-cell office:value-type="string" calcext:value-type="string">
            <text:p>AWRI2855</text:p>
          </table:table-cell>
          <table:table-cell office:value-type="string" calcext:value-type="string">
            <text:p>Zymaflore RB2</text:p>
          </table:table-cell>
          <table:table-cell/>
          <table:table-cell table:formula="of:=CONCATENATE(&quot;alias &quot;;[.A148];&quot; = &quot;;&quot;'&quot;;[.B148];&quot;_&quot;;[.C148];&quot;'&quot;)" office:value-type="string" office:string-value="alias SRR2967982 = 'AWRI2855_Zymaflore RB2'" calcext:value-type="string">
            <text:p>alias SRR2967982 = 'AWRI2855_Zymaflore RB2'</text:p>
          </table:table-cell>
          <table:table-cell table:number-columns-repeated="3"/>
          <table:table-cell office:value-type="string" calcext:value-type="string">
            <text:p>alias SRR2967982 = 'AWRI2855_Zymaflore RB2'</text:p>
          </table:table-cell>
        </table:table-row>
        <table:table-row table:style-name="ro1">
          <table:table-cell office:value-type="string" calcext:value-type="string">
            <text:p>SRR2967983</text:p>
          </table:table-cell>
          <table:table-cell office:value-type="string" calcext:value-type="string">
            <text:p>AWRI2856</text:p>
          </table:table-cell>
          <table:table-cell office:value-type="string" calcext:value-type="string">
            <text:p>Zymaflore RX60</text:p>
          </table:table-cell>
          <table:table-cell/>
          <table:table-cell table:formula="of:=CONCATENATE(&quot;alias &quot;;[.A149];&quot; = &quot;;&quot;'&quot;;[.B149];&quot;_&quot;;[.C149];&quot;'&quot;)" office:value-type="string" office:string-value="alias SRR2967983 = 'AWRI2856_Zymaflore RX60'" calcext:value-type="string">
            <text:p>alias SRR2967983 = 'AWRI2856_Zymaflore RX60'</text:p>
          </table:table-cell>
          <table:table-cell table:number-columns-repeated="3"/>
          <table:table-cell office:value-type="string" calcext:value-type="string">
            <text:p>alias SRR2967983 = 'AWRI2856_Zymaflore RX60'</text:p>
          </table:table-cell>
        </table:table-row>
        <table:table-row table:style-name="ro1">
          <table:table-cell office:value-type="string" calcext:value-type="string">
            <text:p>SRR2967984</text:p>
          </table:table-cell>
          <table:table-cell office:value-type="string" calcext:value-type="string">
            <text:p>AWRI2858</text:p>
          </table:table-cell>
          <table:table-cell office:value-type="string" calcext:value-type="string">
            <text:p>Zymaflore VL1</text:p>
          </table:table-cell>
          <table:table-cell/>
          <table:table-cell table:formula="of:=CONCATENATE(&quot;alias &quot;;[.A150];&quot; = &quot;;&quot;'&quot;;[.B150];&quot;_&quot;;[.C150];&quot;'&quot;)" office:value-type="string" office:string-value="alias SRR2967984 = 'AWRI2858_Zymaflore VL1'" calcext:value-type="string">
            <text:p>alias SRR2967984 = 'AWRI2858_Zymaflore VL1'</text:p>
          </table:table-cell>
          <table:table-cell table:number-columns-repeated="3"/>
          <table:table-cell office:value-type="string" calcext:value-type="string">
            <text:p>alias SRR2967984 = 'AWRI2858_Zymaflore VL1'</text:p>
          </table:table-cell>
        </table:table-row>
        <table:table-row table:style-name="ro1">
          <table:table-cell office:value-type="string" calcext:value-type="string">
            <text:p>SRR2967985</text:p>
          </table:table-cell>
          <table:table-cell office:value-type="string" calcext:value-type="string">
            <text:p>AWRI2859</text:p>
          </table:table-cell>
          <table:table-cell office:value-type="string" calcext:value-type="string">
            <text:p>Zymaflore VL2</text:p>
          </table:table-cell>
          <table:table-cell/>
          <table:table-cell table:formula="of:=CONCATENATE(&quot;alias &quot;;[.A151];&quot; = &quot;;&quot;'&quot;;[.B151];&quot;_&quot;;[.C151];&quot;'&quot;)" office:value-type="string" office:string-value="alias SRR2967985 = 'AWRI2859_Zymaflore VL2'" calcext:value-type="string">
            <text:p>alias SRR2967985 = 'AWRI2859_Zymaflore VL2'</text:p>
          </table:table-cell>
          <table:table-cell table:number-columns-repeated="3"/>
          <table:table-cell office:value-type="string" calcext:value-type="string">
            <text:p>alias SRR2967985 = 'AWRI2859_Zymaflore VL2'</text:p>
          </table:table-cell>
        </table:table-row>
        <table:table-row table:style-name="ro1">
          <table:table-cell office:value-type="string" calcext:value-type="string">
            <text:p>SRR2967986</text:p>
          </table:table-cell>
          <table:table-cell office:value-type="string" calcext:value-type="string">
            <text:p>AWRI2860</text:p>
          </table:table-cell>
          <table:table-cell office:value-type="string" calcext:value-type="string">
            <text:p>Zymaflore X16</text:p>
          </table:table-cell>
          <table:table-cell/>
          <table:table-cell table:formula="of:=CONCATENATE(&quot;alias &quot;;[.A152];&quot; = &quot;;&quot;'&quot;;[.B152];&quot;_&quot;;[.C152];&quot;'&quot;)" office:value-type="string" office:string-value="alias SRR2967986 = 'AWRI2860_Zymaflore X16'" calcext:value-type="string">
            <text:p>alias SRR2967986 = 'AWRI2860_Zymaflore X16'</text:p>
          </table:table-cell>
          <table:table-cell table:number-columns-repeated="3"/>
          <table:table-cell office:value-type="string" calcext:value-type="string">
            <text:p>alias SRR2967986 = 'AWRI2860_Zymaflore X16'</text:p>
          </table:table-cell>
        </table:table-row>
        <table:table-row table:style-name="ro1">
          <table:table-cell office:value-type="string" calcext:value-type="string">
            <text:p>SRR2967987</text:p>
          </table:table-cell>
          <table:table-cell office:value-type="string" calcext:value-type="string">
            <text:p>AWRI2861</text:p>
          </table:table-cell>
          <table:table-cell office:value-type="string" calcext:value-type="string">
            <text:p>Zymaflore X5</text:p>
          </table:table-cell>
          <table:table-cell/>
          <table:table-cell table:formula="of:=CONCATENATE(&quot;alias &quot;;[.A153];&quot; = &quot;;&quot;'&quot;;[.B153];&quot;_&quot;;[.C153];&quot;'&quot;)" office:value-type="string" office:string-value="alias SRR2967987 = 'AWRI2861_Zymaflore X5'" calcext:value-type="string">
            <text:p>alias SRR2967987 = 'AWRI2861_Zymaflore X5'</text:p>
          </table:table-cell>
          <table:table-cell table:number-columns-repeated="3"/>
          <table:table-cell office:value-type="string" calcext:value-type="string">
            <text:p>alias SRR2967987 = 'AWRI2861_Zymaflore X5'</text:p>
          </table:table-cell>
        </table:table-row>
        <table:table-row table:style-name="ro1">
          <table:table-cell office:value-type="string" calcext:value-type="string">
            <text:p>SRR2967988</text:p>
          </table:table-cell>
          <table:table-cell office:value-type="string" calcext:value-type="string">
            <text:p>AWRI2863</text:p>
          </table:table-cell>
          <table:table-cell office:value-type="string" calcext:value-type="string">
            <text:p>Collection Cepage Chardonnay</text:p>
          </table:table-cell>
          <table:table-cell/>
          <table:table-cell table:formula="of:=CONCATENATE(&quot;alias &quot;;[.A154];&quot; = &quot;;&quot;'&quot;;[.B154];&quot;_&quot;;[.C154];&quot;'&quot;)" office:value-type="string" office:string-value="alias SRR2967988 = 'AWRI2863_Collection Cepage Chardonnay'" calcext:value-type="string">
            <text:p>alias SRR2967988 = 'AWRI2863_Collection Cepage Chardonnay'</text:p>
          </table:table-cell>
          <table:table-cell table:number-columns-repeated="3"/>
          <table:table-cell office:value-type="string" calcext:value-type="string">
            <text:p>alias SRR2967988 = 'AWRI2863_Collection Cepage Chardonnay'</text:p>
          </table:table-cell>
        </table:table-row>
        <table:table-row table:style-name="ro1">
          <table:table-cell office:value-type="string" calcext:value-type="string">
            <text:p>SRR2967989</text:p>
          </table:table-cell>
          <table:table-cell office:value-type="string" calcext:value-type="string">
            <text:p>AWRI2864</text:p>
          </table:table-cell>
          <table:table-cell office:value-type="string" calcext:value-type="string">
            <text:p>Collection Cepage Merlot</text:p>
          </table:table-cell>
          <table:table-cell/>
          <table:table-cell table:formula="of:=CONCATENATE(&quot;alias &quot;;[.A155];&quot; = &quot;;&quot;'&quot;;[.B155];&quot;_&quot;;[.C155];&quot;'&quot;)" office:value-type="string" office:string-value="alias SRR2967989 = 'AWRI2864_Collection Cepage Merlot'" calcext:value-type="string">
            <text:p>alias SRR2967989 = 'AWRI2864_Collection Cepage Merlot'</text:p>
          </table:table-cell>
          <table:table-cell table:number-columns-repeated="3"/>
          <table:table-cell office:value-type="string" calcext:value-type="string">
            <text:p>alias SRR2967989 = 'AWRI2864_Collection Cepage Merlot'</text:p>
          </table:table-cell>
        </table:table-row>
        <table:table-row table:style-name="ro1">
          <table:table-cell office:value-type="string" calcext:value-type="string">
            <text:p>SRR2967990</text:p>
          </table:table-cell>
          <table:table-cell office:value-type="string" calcext:value-type="string">
            <text:p>AWRI2865</text:p>
          </table:table-cell>
          <table:table-cell office:value-type="string" calcext:value-type="string">
            <text:p>Collection Cepage Pinot</text:p>
          </table:table-cell>
          <table:table-cell/>
          <table:table-cell table:formula="of:=CONCATENATE(&quot;alias &quot;;[.A156];&quot; = &quot;;&quot;'&quot;;[.B156];&quot;_&quot;;[.C156];&quot;'&quot;)" office:value-type="string" office:string-value="alias SRR2967990 = 'AWRI2865_Collection Cepage Pinot'" calcext:value-type="string">
            <text:p>alias SRR2967990 = 'AWRI2865_Collection Cepage Pinot'</text:p>
          </table:table-cell>
          <table:table-cell table:number-columns-repeated="3"/>
          <table:table-cell office:value-type="string" calcext:value-type="string">
            <text:p>alias SRR2967990 = 'AWRI2865_Collection Cepage Pinot'</text:p>
          </table:table-cell>
        </table:table-row>
        <table:table-row table:style-name="ro1">
          <table:table-cell office:value-type="string" calcext:value-type="string">
            <text:p>SRR2967991</text:p>
          </table:table-cell>
          <table:table-cell office:value-type="string" calcext:value-type="string">
            <text:p>AWRI2866</text:p>
          </table:table-cell>
          <table:table-cell office:value-type="string" calcext:value-type="string">
            <text:p>Collection Cepage Sauvignon Blanc</text:p>
          </table:table-cell>
          <table:table-cell/>
          <table:table-cell table:formula="of:=CONCATENATE(&quot;alias &quot;;[.A157];&quot; = &quot;;&quot;'&quot;;[.B157];&quot;_&quot;;[.C157];&quot;'&quot;)" office:value-type="string" office:string-value="alias SRR2967991 = 'AWRI2866_Collection Cepage Sauvignon Blanc'" calcext:value-type="string">
            <text:p>alias SRR2967991 = 'AWRI2866_Collection Cepage Sauvignon Blanc'</text:p>
          </table:table-cell>
          <table:table-cell table:number-columns-repeated="3"/>
          <table:table-cell office:value-type="string" calcext:value-type="string">
            <text:p>alias SRR2967991 = 'AWRI2866_Collection Cepage Sauvignon Blanc'</text:p>
          </table:table-cell>
        </table:table-row>
        <table:table-row table:style-name="ro1">
          <table:table-cell office:value-type="string" calcext:value-type="string">
            <text:p>SRR2967992</text:p>
          </table:table-cell>
          <table:table-cell office:value-type="string" calcext:value-type="string">
            <text:p>AWRI2867</text:p>
          </table:table-cell>
          <table:table-cell office:value-type="string" calcext:value-type="string">
            <text:p>Collection Cepage Syrah</text:p>
          </table:table-cell>
          <table:table-cell/>
          <table:table-cell table:formula="of:=CONCATENATE(&quot;alias &quot;;[.A158];&quot; = &quot;;&quot;'&quot;;[.B158];&quot;_&quot;;[.C158];&quot;'&quot;)" office:value-type="string" office:string-value="alias SRR2967992 = 'AWRI2867_Collection Cepage Syrah'" calcext:value-type="string">
            <text:p>alias SRR2967992 = 'AWRI2867_Collection Cepage Syrah'</text:p>
          </table:table-cell>
          <table:table-cell table:number-columns-repeated="3"/>
          <table:table-cell office:value-type="string" calcext:value-type="string">
            <text:p>alias SRR2967992 = 'AWRI2867_Collection Cepage Syrah'</text:p>
          </table:table-cell>
        </table:table-row>
        <table:table-row table:style-name="ro1">
          <table:table-cell office:value-type="string" calcext:value-type="string">
            <text:p>SRR2967993</text:p>
          </table:table-cell>
          <table:table-cell office:value-type="string" calcext:value-type="string">
            <text:p>AWRI2868</text:p>
          </table:table-cell>
          <table:table-cell office:value-type="string" calcext:value-type="string">
            <text:p>Fermichamp</text:p>
          </table:table-cell>
          <table:table-cell/>
          <table:table-cell table:formula="of:=CONCATENATE(&quot;alias &quot;;[.A159];&quot; = &quot;;&quot;'&quot;;[.B159];&quot;_&quot;;[.C159];&quot;'&quot;)" office:value-type="string" office:string-value="alias SRR2967993 = 'AWRI2868_Fermichamp'" calcext:value-type="string">
            <text:p>alias SRR2967993 = 'AWRI2868_Fermichamp'</text:p>
          </table:table-cell>
          <table:table-cell table:number-columns-repeated="3"/>
          <table:table-cell office:value-type="string" calcext:value-type="string">
            <text:p>alias SRR2967993 = 'AWRI2868_Fermichamp'</text:p>
          </table:table-cell>
        </table:table-row>
        <table:table-row table:style-name="ro1">
          <table:table-cell office:value-type="string" calcext:value-type="string">
            <text:p>SRR2967994</text:p>
          </table:table-cell>
          <table:table-cell office:value-type="string" calcext:value-type="string">
            <text:p>AWRI2869</text:p>
          </table:table-cell>
          <table:table-cell office:value-type="string" calcext:value-type="string">
            <text:p>Fermicru 4F9</text:p>
          </table:table-cell>
          <table:table-cell/>
          <table:table-cell table:formula="of:=CONCATENATE(&quot;alias &quot;;[.A160];&quot; = &quot;;&quot;'&quot;;[.B160];&quot;_&quot;;[.C160];&quot;'&quot;)" office:value-type="string" office:string-value="alias SRR2967994 = 'AWRI2869_Fermicru 4F9'" calcext:value-type="string">
            <text:p>alias SRR2967994 = 'AWRI2869_Fermicru 4F9'</text:p>
          </table:table-cell>
          <table:table-cell table:number-columns-repeated="3"/>
          <table:table-cell office:value-type="string" calcext:value-type="string">
            <text:p>alias SRR2967994 = 'AWRI2869_Fermicru 4F9'</text:p>
          </table:table-cell>
        </table:table-row>
        <table:table-row table:style-name="ro1">
          <table:table-cell office:value-type="string" calcext:value-type="string">
            <text:p>SRR2967995</text:p>
          </table:table-cell>
          <table:table-cell office:value-type="string" calcext:value-type="string">
            <text:p>AWRI2870</text:p>
          </table:table-cell>
          <table:table-cell office:value-type="string" calcext:value-type="string">
            <text:p>Fermicru AR2</text:p>
          </table:table-cell>
          <table:table-cell/>
          <table:table-cell table:formula="of:=CONCATENATE(&quot;alias &quot;;[.A161];&quot; = &quot;;&quot;'&quot;;[.B161];&quot;_&quot;;[.C161];&quot;'&quot;)" office:value-type="string" office:string-value="alias SRR2967995 = 'AWRI2870_Fermicru AR2'" calcext:value-type="string">
            <text:p>alias SRR2967995 = 'AWRI2870_Fermicru AR2'</text:p>
          </table:table-cell>
          <table:table-cell table:number-columns-repeated="3"/>
          <table:table-cell office:value-type="string" calcext:value-type="string">
            <text:p>alias SRR2967995 = 'AWRI2870_Fermicru AR2'</text:p>
          </table:table-cell>
        </table:table-row>
        <table:table-row table:style-name="ro1">
          <table:table-cell office:value-type="string" calcext:value-type="string">
            <text:p>SRR2967996</text:p>
          </table:table-cell>
          <table:table-cell office:value-type="string" calcext:value-type="string">
            <text:p>AWRI2871</text:p>
          </table:table-cell>
          <table:table-cell office:value-type="string" calcext:value-type="string">
            <text:p>Fermicru LS2</text:p>
          </table:table-cell>
          <table:table-cell/>
          <table:table-cell table:formula="of:=CONCATENATE(&quot;alias &quot;;[.A162];&quot; = &quot;;&quot;'&quot;;[.B162];&quot;_&quot;;[.C162];&quot;'&quot;)" office:value-type="string" office:string-value="alias SRR2967996 = 'AWRI2871_Fermicru LS2'" calcext:value-type="string">
            <text:p>alias SRR2967996 = 'AWRI2871_Fermicru LS2'</text:p>
          </table:table-cell>
          <table:table-cell table:number-columns-repeated="3"/>
          <table:table-cell office:value-type="string" calcext:value-type="string">
            <text:p>alias SRR2967996 = 'AWRI2871_Fermicru LS2'</text:p>
          </table:table-cell>
        </table:table-row>
        <table:table-row table:style-name="ro1">
          <table:table-cell office:value-type="string" calcext:value-type="string">
            <text:p>SRR2967997</text:p>
          </table:table-cell>
          <table:table-cell office:value-type="string" calcext:value-type="string">
            <text:p>AWRI2872</text:p>
          </table:table-cell>
          <table:table-cell office:value-type="string" calcext:value-type="string">
            <text:p>Fermicru LVCB</text:p>
          </table:table-cell>
          <table:table-cell/>
          <table:table-cell table:formula="of:=CONCATENATE(&quot;alias &quot;;[.A163];&quot; = &quot;;&quot;'&quot;;[.B163];&quot;_&quot;;[.C163];&quot;'&quot;)" office:value-type="string" office:string-value="alias SRR2967997 = 'AWRI2872_Fermicru LVCB'" calcext:value-type="string">
            <text:p>alias SRR2967997 = 'AWRI2872_Fermicru LVCB'</text:p>
          </table:table-cell>
          <table:table-cell table:number-columns-repeated="3"/>
          <table:table-cell office:value-type="string" calcext:value-type="string">
            <text:p>alias SRR2967997 = 'AWRI2872_Fermicru LVCB'</text:p>
          </table:table-cell>
        </table:table-row>
        <table:table-row table:style-name="ro1">
          <table:table-cell office:value-type="string" calcext:value-type="string">
            <text:p>SRR2967998</text:p>
          </table:table-cell>
          <table:table-cell office:value-type="string" calcext:value-type="string">
            <text:p>AWRI2873</text:p>
          </table:table-cell>
          <table:table-cell office:value-type="string" calcext:value-type="string">
            <text:p>Fermicru Rose</text:p>
          </table:table-cell>
          <table:table-cell/>
          <table:table-cell table:formula="of:=CONCATENATE(&quot;alias &quot;;[.A164];&quot; = &quot;;&quot;'&quot;;[.B164];&quot;_&quot;;[.C164];&quot;'&quot;)" office:value-type="string" office:string-value="alias SRR2967998 = 'AWRI2873_Fermicru Rose'" calcext:value-type="string">
            <text:p>alias SRR2967998 = 'AWRI2873_Fermicru Rose'</text:p>
          </table:table-cell>
          <table:table-cell table:number-columns-repeated="3"/>
          <table:table-cell office:value-type="string" calcext:value-type="string">
            <text:p>alias SRR2967998 = 'AWRI2873_Fermicru Rose'</text:p>
          </table:table-cell>
        </table:table-row>
        <table:table-row table:style-name="ro1">
          <table:table-cell office:value-type="string" calcext:value-type="string">
            <text:p>SRR2967999</text:p>
          </table:table-cell>
          <table:table-cell office:value-type="string" calcext:value-type="string">
            <text:p>AWRI2874</text:p>
          </table:table-cell>
          <table:table-cell office:value-type="string" calcext:value-type="string">
            <text:p>Fermicru VR5</text:p>
          </table:table-cell>
          <table:table-cell/>
          <table:table-cell table:formula="of:=CONCATENATE(&quot;alias &quot;;[.A165];&quot; = &quot;;&quot;'&quot;;[.B165];&quot;_&quot;;[.C165];&quot;'&quot;)" office:value-type="string" office:string-value="alias SRR2967999 = 'AWRI2874_Fermicru VR5'" calcext:value-type="string">
            <text:p>alias SRR2967999 = 'AWRI2874_Fermicru VR5'</text:p>
          </table:table-cell>
          <table:table-cell table:number-columns-repeated="3"/>
          <table:table-cell office:value-type="string" calcext:value-type="string">
            <text:p>alias SRR2967999 = 'AWRI2874_Fermicru VR5'</text:p>
          </table:table-cell>
        </table:table-row>
        <table:table-row table:style-name="ro1">
          <table:table-cell office:value-type="string" calcext:value-type="string">
            <text:p>SRR2968000</text:p>
          </table:table-cell>
          <table:table-cell office:value-type="string" calcext:value-type="string">
            <text:p>AWRI2875</text:p>
          </table:table-cell>
          <table:table-cell office:value-type="string" calcext:value-type="string">
            <text:p>Fermicru XL</text:p>
          </table:table-cell>
          <table:table-cell/>
          <table:table-cell table:formula="of:=CONCATENATE(&quot;alias &quot;;[.A166];&quot; = &quot;;&quot;'&quot;;[.B166];&quot;_&quot;;[.C166];&quot;'&quot;)" office:value-type="string" office:string-value="alias SRR2968000 = 'AWRI2875_Fermicru XL'" calcext:value-type="string">
            <text:p>alias SRR2968000 = 'AWRI2875_Fermicru XL'</text:p>
          </table:table-cell>
          <table:table-cell table:number-columns-repeated="3"/>
          <table:table-cell office:value-type="string" calcext:value-type="string">
            <text:p>alias SRR2968000 = 'AWRI2875_Fermicru XL'</text:p>
          </table:table-cell>
        </table:table-row>
        <table:table-row table:style-name="ro1">
          <table:table-cell office:value-type="string" calcext:value-type="string">
            <text:p>SRR2968001</text:p>
          </table:table-cell>
          <table:table-cell office:value-type="string" calcext:value-type="string">
            <text:p>AWRI2876</text:p>
          </table:table-cell>
          <table:table-cell office:value-type="string" calcext:value-type="string">
            <text:p>Fermirouge</text:p>
          </table:table-cell>
          <table:table-cell/>
          <table:table-cell table:formula="of:=CONCATENATE(&quot;alias &quot;;[.A167];&quot; = &quot;;&quot;'&quot;;[.B167];&quot;_&quot;;[.C167];&quot;'&quot;)" office:value-type="string" office:string-value="alias SRR2968001 = 'AWRI2876_Fermirouge'" calcext:value-type="string">
            <text:p>alias SRR2968001 = 'AWRI2876_Fermirouge'</text:p>
          </table:table-cell>
          <table:table-cell table:number-columns-repeated="3"/>
          <table:table-cell office:value-type="string" calcext:value-type="string">
            <text:p>alias SRR2968001 = 'AWRI2876_Fermirouge'</text:p>
          </table:table-cell>
        </table:table-row>
        <table:table-row table:style-name="ro1">
          <table:table-cell office:value-type="string" calcext:value-type="string">
            <text:p>SRR2968002</text:p>
          </table:table-cell>
          <table:table-cell office:value-type="string" calcext:value-type="string">
            <text:p>AWRI2877</text:p>
          </table:table-cell>
          <table:table-cell office:value-type="string" calcext:value-type="string">
            <text:p>Fermivin</text:p>
          </table:table-cell>
          <table:table-cell/>
          <table:table-cell table:formula="of:=CONCATENATE(&quot;alias &quot;;[.A168];&quot; = &quot;;&quot;'&quot;;[.B168];&quot;_&quot;;[.C168];&quot;'&quot;)" office:value-type="string" office:string-value="alias SRR2968002 = 'AWRI2877_Fermivin'" calcext:value-type="string">
            <text:p>alias SRR2968002 = 'AWRI2877_Fermivin'</text:p>
          </table:table-cell>
          <table:table-cell table:number-columns-repeated="3"/>
          <table:table-cell office:value-type="string" calcext:value-type="string">
            <text:p>alias SRR2968002 = 'AWRI2877_Fermivin'</text:p>
          </table:table-cell>
        </table:table-row>
        <table:table-row table:style-name="ro1">
          <table:table-cell office:value-type="string" calcext:value-type="string">
            <text:p>SRR2968003</text:p>
          </table:table-cell>
          <table:table-cell office:value-type="string" calcext:value-type="string">
            <text:p>AWRI2878</text:p>
          </table:table-cell>
          <table:table-cell office:value-type="string" calcext:value-type="string">
            <text:p>NT112</text:p>
          </table:table-cell>
          <table:table-cell/>
          <table:table-cell table:formula="of:=CONCATENATE(&quot;alias &quot;;[.A169];&quot; = &quot;;&quot;'&quot;;[.B169];&quot;_&quot;;[.C169];&quot;'&quot;)" office:value-type="string" office:string-value="alias SRR2968003 = 'AWRI2878_NT112'" calcext:value-type="string">
            <text:p>alias SRR2968003 = 'AWRI2878_NT112'</text:p>
          </table:table-cell>
          <table:table-cell table:number-columns-repeated="3"/>
          <table:table-cell office:value-type="string" calcext:value-type="string">
            <text:p>alias SRR2968003 = 'AWRI2878_NT112'</text:p>
          </table:table-cell>
        </table:table-row>
        <table:table-row table:style-name="ro1">
          <table:table-cell office:value-type="string" calcext:value-type="string">
            <text:p>SRR2968004</text:p>
          </table:table-cell>
          <table:table-cell office:value-type="string" calcext:value-type="string">
            <text:p>AWRI2879</text:p>
          </table:table-cell>
          <table:table-cell office:value-type="string" calcext:value-type="string">
            <text:p>NT202</text:p>
          </table:table-cell>
          <table:table-cell/>
          <table:table-cell table:formula="of:=CONCATENATE(&quot;alias &quot;;[.A170];&quot; = &quot;;&quot;'&quot;;[.B170];&quot;_&quot;;[.C170];&quot;'&quot;)" office:value-type="string" office:string-value="alias SRR2968004 = 'AWRI2879_NT202'" calcext:value-type="string">
            <text:p>alias SRR2968004 = 'AWRI2879_NT202'</text:p>
          </table:table-cell>
          <table:table-cell table:number-columns-repeated="3"/>
          <table:table-cell office:value-type="string" calcext:value-type="string">
            <text:p>alias SRR2968004 = 'AWRI2879_NT202'</text:p>
          </table:table-cell>
        </table:table-row>
        <table:table-row table:style-name="ro1">
          <table:table-cell office:value-type="string" calcext:value-type="string">
            <text:p>SRR2968005</text:p>
          </table:table-cell>
          <table:table-cell office:value-type="string" calcext:value-type="string">
            <text:p>AWRI2880</text:p>
          </table:table-cell>
          <table:table-cell office:value-type="string" calcext:value-type="string">
            <text:p>NT50</text:p>
          </table:table-cell>
          <table:table-cell/>
          <table:table-cell table:formula="of:=CONCATENATE(&quot;alias &quot;;[.A171];&quot; = &quot;;&quot;'&quot;;[.B171];&quot;_&quot;;[.C171];&quot;'&quot;)" office:value-type="string" office:string-value="alias SRR2968005 = 'AWRI2880_NT50'" calcext:value-type="string">
            <text:p>alias SRR2968005 = 'AWRI2880_NT50'</text:p>
          </table:table-cell>
          <table:table-cell table:number-columns-repeated="3"/>
          <table:table-cell office:value-type="string" calcext:value-type="string">
            <text:p>alias SRR2968005 = 'AWRI2880_NT50'</text:p>
          </table:table-cell>
        </table:table-row>
        <table:table-row table:style-name="ro1">
          <table:table-cell office:value-type="string" calcext:value-type="string">
            <text:p>SRR2968006</text:p>
          </table:table-cell>
          <table:table-cell office:value-type="string" calcext:value-type="string">
            <text:p>AWRI2881</text:p>
          </table:table-cell>
          <table:table-cell office:value-type="string" calcext:value-type="string">
            <text:p>Vin2000</text:p>
          </table:table-cell>
          <table:table-cell/>
          <table:table-cell table:formula="of:=CONCATENATE(&quot;alias &quot;;[.A172];&quot; = &quot;;&quot;'&quot;;[.B172];&quot;_&quot;;[.C172];&quot;'&quot;)" office:value-type="string" office:string-value="alias SRR2968006 = 'AWRI2881_Vin2000'" calcext:value-type="string">
            <text:p>alias SRR2968006 = 'AWRI2881_Vin2000'</text:p>
          </table:table-cell>
          <table:table-cell table:number-columns-repeated="3"/>
          <table:table-cell office:value-type="string" calcext:value-type="string">
            <text:p>alias SRR2968006 = 'AWRI2881_Vin2000'</text:p>
          </table:table-cell>
        </table:table-row>
        <table:table-row table:style-name="ro1">
          <table:table-cell office:value-type="string" calcext:value-type="string">
            <text:p>SRR2968007</text:p>
          </table:table-cell>
          <table:table-cell office:value-type="string" calcext:value-type="string">
            <text:p>AWRI2882</text:p>
          </table:table-cell>
          <table:table-cell office:value-type="string" calcext:value-type="string">
            <text:p>WE14</text:p>
          </table:table-cell>
          <table:table-cell/>
          <table:table-cell table:formula="of:=CONCATENATE(&quot;alias &quot;;[.A173];&quot; = &quot;;&quot;'&quot;;[.B173];&quot;_&quot;;[.C173];&quot;'&quot;)" office:value-type="string" office:string-value="alias SRR2968007 = 'AWRI2882_WE14'" calcext:value-type="string">
            <text:p>alias SRR2968007 = 'AWRI2882_WE14'</text:p>
          </table:table-cell>
          <table:table-cell table:number-columns-repeated="3"/>
          <table:table-cell office:value-type="string" calcext:value-type="string">
            <text:p>alias SRR2968007 = 'AWRI2882_WE14'</text:p>
          </table:table-cell>
        </table:table-row>
        <table:table-row table:style-name="ro1">
          <table:table-cell office:value-type="string" calcext:value-type="string">
            <text:p>SRR2968008</text:p>
          </table:table-cell>
          <table:table-cell office:value-type="string" calcext:value-type="string">
            <text:p>AWRI2895</text:p>
          </table:table-cell>
          <table:table-cell office:value-type="string" calcext:value-type="string">
            <text:p>VINTAGE RED</text:p>
          </table:table-cell>
          <table:table-cell/>
          <table:table-cell table:formula="of:=CONCATENATE(&quot;alias &quot;;[.A174];&quot; = &quot;;&quot;'&quot;;[.B174];&quot;_&quot;;[.C174];&quot;'&quot;)" office:value-type="string" office:string-value="alias SRR2968008 = 'AWRI2895_VINTAGE RED'" calcext:value-type="string">
            <text:p>alias SRR2968008 = 'AWRI2895_VINTAGE RED'</text:p>
          </table:table-cell>
          <table:table-cell table:number-columns-repeated="3"/>
          <table:table-cell office:value-type="string" calcext:value-type="string">
            <text:p>alias SRR2968008 = 'AWRI2895_VINTAGE RED'</text:p>
          </table:table-cell>
        </table:table-row>
        <table:table-row table:style-name="ro1">
          <table:table-cell office:value-type="string" calcext:value-type="string">
            <text:p>SRR2968009</text:p>
          </table:table-cell>
          <table:table-cell office:value-type="string" calcext:value-type="string">
            <text:p>AWRI2896</text:p>
          </table:table-cell>
          <table:table-cell office:value-type="string" calcext:value-type="string">
            <text:p>REDFRUIT</text:p>
          </table:table-cell>
          <table:table-cell/>
          <table:table-cell table:formula="of:=CONCATENATE(&quot;alias &quot;;[.A175];&quot; = &quot;;&quot;'&quot;;[.B175];&quot;_&quot;;[.C175];&quot;'&quot;)" office:value-type="string" office:string-value="alias SRR2968009 = 'AWRI2896_REDFRUIT'" calcext:value-type="string">
            <text:p>alias SRR2968009 = 'AWRI2896_REDFRUIT'</text:p>
          </table:table-cell>
          <table:table-cell table:number-columns-repeated="3"/>
          <table:table-cell office:value-type="string" calcext:value-type="string">
            <text:p>alias SRR2968009 = 'AWRI2896_REDFRUIT'</text:p>
          </table:table-cell>
        </table:table-row>
        <table:table-row table:style-name="ro1">
          <table:table-cell office:value-type="string" calcext:value-type="string">
            <text:p>SRR2968010</text:p>
          </table:table-cell>
          <table:table-cell office:value-type="string" calcext:value-type="string">
            <text:p>AWRI2897</text:p>
          </table:table-cell>
          <table:table-cell office:value-type="string" calcext:value-type="string">
            <text:p>ES 181</text:p>
          </table:table-cell>
          <table:table-cell/>
          <table:table-cell table:formula="of:=CONCATENATE(&quot;alias &quot;;[.A176];&quot; = &quot;;&quot;'&quot;;[.B176];&quot;_&quot;;[.C176];&quot;'&quot;)" office:value-type="string" office:string-value="alias SRR2968010 = 'AWRI2897_ES 181'" calcext:value-type="string">
            <text:p>alias SRR2968010 = 'AWRI2897_ES 181'</text:p>
          </table:table-cell>
          <table:table-cell table:number-columns-repeated="3"/>
          <table:table-cell office:value-type="string" calcext:value-type="string">
            <text:p>alias SRR2968010 = 'AWRI2897_ES 181'</text:p>
          </table:table-cell>
        </table:table-row>
        <table:table-row table:style-name="ro1">
          <table:table-cell office:value-type="string" calcext:value-type="string">
            <text:p>SRR2968011</text:p>
          </table:table-cell>
          <table:table-cell office:value-type="string" calcext:value-type="string">
            <text:p>AWRI2898</text:p>
          </table:table-cell>
          <table:table-cell office:value-type="string" calcext:value-type="string">
            <text:p>ES454</text:p>
          </table:table-cell>
          <table:table-cell/>
          <table:table-cell table:formula="of:=CONCATENATE(&quot;alias &quot;;[.A177];&quot; = &quot;;&quot;'&quot;;[.B177];&quot;_&quot;;[.C177];&quot;'&quot;)" office:value-type="string" office:string-value="alias SRR2968011 = 'AWRI2898_ES454'" calcext:value-type="string">
            <text:p>alias SRR2968011 = 'AWRI2898_ES454'</text:p>
          </table:table-cell>
          <table:table-cell table:number-columns-repeated="3"/>
          <table:table-cell office:value-type="string" calcext:value-type="string">
            <text:p>alias SRR2968011 = 'AWRI2898_ES454'</text:p>
          </table:table-cell>
        </table:table-row>
        <table:table-row table:style-name="ro1">
          <table:table-cell office:value-type="string" calcext:value-type="string">
            <text:p>SRR2968012</text:p>
          </table:table-cell>
          <table:table-cell office:value-type="string" calcext:value-type="string">
            <text:p>AWRI2899</text:p>
          </table:table-cell>
          <table:table-cell office:value-type="string" calcext:value-type="string">
            <text:p>Aroma White</text:p>
          </table:table-cell>
          <table:table-cell/>
          <table:table-cell table:formula="of:=CONCATENATE(&quot;alias &quot;;[.A178];&quot; = &quot;;&quot;'&quot;;[.B178];&quot;_&quot;;[.C178];&quot;'&quot;)" office:value-type="string" office:string-value="alias SRR2968012 = 'AWRI2899_Aroma White'" calcext:value-type="string">
            <text:p>alias SRR2968012 = 'AWRI2899_Aroma White'</text:p>
          </table:table-cell>
          <table:table-cell table:number-columns-repeated="3"/>
          <table:table-cell office:value-type="string" calcext:value-type="string">
            <text:p>alias SRR2968012 = 'AWRI2899_Aroma White'</text:p>
          </table:table-cell>
        </table:table-row>
        <table:table-row table:style-name="ro1">
          <table:table-cell office:value-type="string" calcext:value-type="string">
            <text:p>SRR2968013</text:p>
          </table:table-cell>
          <table:table-cell office:value-type="string" calcext:value-type="string">
            <text:p>AWRI2900</text:p>
          </table:table-cell>
          <table:table-cell office:value-type="string" calcext:value-type="string">
            <text:p>ES123</text:p>
          </table:table-cell>
          <table:table-cell/>
          <table:table-cell table:formula="of:=CONCATENATE(&quot;alias &quot;;[.A179];&quot; = &quot;;&quot;'&quot;;[.B179];&quot;_&quot;;[.C179];&quot;'&quot;)" office:value-type="string" office:string-value="alias SRR2968013 = 'AWRI2900_ES123'" calcext:value-type="string">
            <text:p>alias SRR2968013 = 'AWRI2900_ES123'</text:p>
          </table:table-cell>
          <table:table-cell table:number-columns-repeated="3"/>
          <table:table-cell office:value-type="string" calcext:value-type="string">
            <text:p>alias SRR2968013 = 'AWRI2900_ES123'</text:p>
          </table:table-cell>
        </table:table-row>
        <table:table-row table:style-name="ro1">
          <table:table-cell office:value-type="string" calcext:value-type="string">
            <text:p>SRR2968014</text:p>
          </table:table-cell>
          <table:table-cell office:value-type="string" calcext:value-type="string">
            <text:p>AWRI2901</text:p>
          </table:table-cell>
          <table:table-cell office:value-type="string" calcext:value-type="string">
            <text:p>Vintage White</text:p>
          </table:table-cell>
          <table:table-cell/>
          <table:table-cell table:formula="of:=CONCATENATE(&quot;alias &quot;;[.A180];&quot; = &quot;;&quot;'&quot;;[.B180];&quot;_&quot;;[.C180];&quot;'&quot;)" office:value-type="string" office:string-value="alias SRR2968014 = 'AWRI2901_Vintage White'" calcext:value-type="string">
            <text:p>alias SRR2968014 = 'AWRI2901_Vintage White'</text:p>
          </table:table-cell>
          <table:table-cell table:number-columns-repeated="3"/>
          <table:table-cell office:value-type="string" calcext:value-type="string">
            <text:p>alias SRR2968014 = 'AWRI2901_Vintage White'</text:p>
          </table:table-cell>
        </table:table-row>
        <table:table-row table:style-name="ro1">
          <table:table-cell office:value-type="string" calcext:value-type="string">
            <text:p>SRR2968015</text:p>
          </table:table-cell>
          <table:table-cell office:value-type="string" calcext:value-type="string">
            <text:p>AWRI2902</text:p>
          </table:table-cell>
          <table:table-cell office:value-type="string" calcext:value-type="string">
            <text:p>Perlage</text:p>
          </table:table-cell>
          <table:table-cell/>
          <table:table-cell table:formula="of:=CONCATENATE(&quot;alias &quot;;[.A181];&quot; = &quot;;&quot;'&quot;;[.B181];&quot;_&quot;;[.C181];&quot;'&quot;)" office:value-type="string" office:string-value="alias SRR2968015 = 'AWRI2902_Perlage'" calcext:value-type="string">
            <text:p>alias SRR2968015 = 'AWRI2902_Perlage'</text:p>
          </table:table-cell>
          <table:table-cell table:number-columns-repeated="3"/>
          <table:table-cell office:value-type="string" calcext:value-type="string">
            <text:p>alias SRR2968015='AWRI2902_Perlage'</text:p>
          </table:table-cell>
        </table:table-row>
        <table:table-row table:style-name="ro1">
          <table:table-cell office:value-type="string" calcext:value-type="string">
            <text:p>SRR2968016</text:p>
          </table:table-cell>
          <table:table-cell office:value-type="string" calcext:value-type="string">
            <text:p>AWRI2903</text:p>
          </table:table-cell>
          <table:table-cell office:value-type="string" calcext:value-type="string">
            <text:p>EZFERM</text:p>
          </table:table-cell>
          <table:table-cell/>
          <table:table-cell table:formula="of:=CONCATENATE(&quot;alias &quot;;[.A182];&quot; = &quot;;&quot;'&quot;;[.B182];&quot;_&quot;;[.C182];&quot;'&quot;)" office:value-type="string" office:string-value="alias SRR2968016 = 'AWRI2903_EZFERM'" calcext:value-type="string">
            <text:p>alias SRR2968016 = 'AWRI2903_EZFERM'</text:p>
          </table:table-cell>
          <table:table-cell table:number-columns-repeated="3"/>
          <table:table-cell office:value-type="string" calcext:value-type="string">
            <text:p>alias SRR2968016='AWRI2903_EZFERM'</text:p>
          </table:table-cell>
        </table:table-row>
        <table:table-row table:style-name="ro1">
          <table:table-cell office:value-type="string" calcext:value-type="string">
            <text:p>SRR2968017</text:p>
          </table:table-cell>
          <table:table-cell office:value-type="string" calcext:value-type="string">
            <text:p>AWRI2904</text:p>
          </table:table-cell>
          <table:table-cell office:value-type="string" calcext:value-type="string">
            <text:p>EZFERM 44</text:p>
          </table:table-cell>
          <table:table-cell/>
          <table:table-cell table:formula="of:=CONCATENATE(&quot;alias &quot;;[.A183];&quot; = &quot;;&quot;'&quot;;[.B183];&quot;_&quot;;[.C183];&quot;'&quot;)" office:value-type="string" office:string-value="alias SRR2968017 = 'AWRI2904_EZFERM 44'" calcext:value-type="string">
            <text:p>alias SRR2968017 = 'AWRI2904_EZFERM 44'</text:p>
          </table:table-cell>
          <table:table-cell table:number-columns-repeated="3"/>
          <table:table-cell office:value-type="string" calcext:value-type="string">
            <text:p>alias SRR2968017='AWRI2904_EZFERM_44'</text:p>
          </table:table-cell>
        </table:table-row>
        <table:table-row table:style-name="ro1">
          <table:table-cell office:value-type="string" calcext:value-type="string">
            <text:p>SRR2968018</text:p>
          </table:table-cell>
          <table:table-cell office:value-type="string" calcext:value-type="string">
            <text:p>AWRI2905</text:p>
          </table:table-cell>
          <table:table-cell office:value-type="string" calcext:value-type="string">
            <text:p>TOP15</text:p>
          </table:table-cell>
          <table:table-cell/>
          <table:table-cell table:formula="of:=CONCATENATE(&quot;alias &quot;;[.A184];&quot; = &quot;;&quot;'&quot;;[.B184];&quot;_&quot;;[.C184];&quot;'&quot;)" office:value-type="string" office:string-value="alias SRR2968018 = 'AWRI2905_TOP15'" calcext:value-type="string">
            <text:p>alias SRR2968018 = 'AWRI2905_TOP15'</text:p>
          </table:table-cell>
          <table:table-cell table:number-columns-repeated="3"/>
          <table:table-cell office:value-type="string" calcext:value-type="string">
            <text:p>alias SRR2968018='AWRI2905_TOP15'</text:p>
          </table:table-cell>
        </table:table-row>
        <table:table-row table:style-name="ro1">
          <table:table-cell office:value-type="string" calcext:value-type="string">
            <text:p>SRR2968019</text:p>
          </table:table-cell>
          <table:table-cell office:value-type="string" calcext:value-type="string">
            <text:p>AWRI2906</text:p>
          </table:table-cell>
          <table:table-cell office:value-type="string" calcext:value-type="string">
            <text:p>TOP FLORAL</text:p>
          </table:table-cell>
          <table:table-cell/>
          <table:table-cell table:formula="of:=CONCATENATE(&quot;alias &quot;;[.A185];&quot; = &quot;;&quot;'&quot;;[.B185];&quot;_&quot;;[.C185];&quot;'&quot;)" office:value-type="string" office:string-value="alias SRR2968019 = 'AWRI2906_TOP FLORAL'" calcext:value-type="string">
            <text:p>alias SRR2968019 = 'AWRI2906_TOP FLORAL'</text:p>
          </table:table-cell>
          <table:table-cell table:number-columns-repeated="3"/>
          <table:table-cell office:value-type="string" calcext:value-type="string">
            <text:p>alias SRR2968019='AWRI2906_TOP_FLORAL'</text:p>
          </table:table-cell>
        </table:table-row>
        <table:table-row table:style-name="ro1">
          <table:table-cell office:value-type="string" calcext:value-type="string">
            <text:p>SRR2968020</text:p>
          </table:table-cell>
          <table:table-cell office:value-type="string" calcext:value-type="string">
            <text:p>AWRI2907</text:p>
          </table:table-cell>
          <table:table-cell office:value-type="string" calcext:value-type="string">
            <text:p>Maurivin B</text:p>
          </table:table-cell>
          <table:table-cell/>
          <table:table-cell table:formula="of:=CONCATENATE(&quot;alias &quot;;[.A186];&quot; = &quot;;&quot;'&quot;;[.B186];&quot;_&quot;;[.C186];&quot;'&quot;)" office:value-type="string" office:string-value="alias SRR2968020 = 'AWRI2907_Maurivin B'" calcext:value-type="string">
            <text:p>alias SRR2968020 = 'AWRI2907_Maurivin B'</text:p>
          </table:table-cell>
          <table:table-cell table:number-columns-repeated="3"/>
          <table:table-cell office:value-type="string" calcext:value-type="string">
            <text:p>alias SRR2968020='AWRI2907_Maurivin_B'</text:p>
          </table:table-cell>
        </table:table-row>
        <table:table-row table:style-name="ro1">
          <table:table-cell office:value-type="string" calcext:value-type="string">
            <text:p>SRR2968021</text:p>
          </table:table-cell>
          <table:table-cell office:value-type="string" calcext:value-type="string">
            <text:p>AWRI2908</text:p>
          </table:table-cell>
          <table:table-cell office:value-type="string" calcext:value-type="string">
            <text:p>Maurivin BP725</text:p>
          </table:table-cell>
          <table:table-cell/>
          <table:table-cell table:formula="of:=CONCATENATE(&quot;alias &quot;;[.A187];&quot; = &quot;;&quot;'&quot;;[.B187];&quot;_&quot;;[.C187];&quot;'&quot;)" office:value-type="string" office:string-value="alias SRR2968021 = 'AWRI2908_Maurivin BP725'" calcext:value-type="string">
            <text:p>alias SRR2968021 = 'AWRI2908_Maurivin BP725'</text:p>
          </table:table-cell>
          <table:table-cell table:number-columns-repeated="3"/>
          <table:table-cell office:value-type="string" calcext:value-type="string">
            <text:p>alias SRR2968021='AWRI2908_Maurivin_BP725'</text:p>
          </table:table-cell>
        </table:table-row>
        <table:table-row table:style-name="ro1">
          <table:table-cell office:value-type="string" calcext:value-type="string">
            <text:p>SRR2968022</text:p>
          </table:table-cell>
          <table:table-cell office:value-type="string" calcext:value-type="string">
            <text:p>AWRI2909</text:p>
          </table:table-cell>
          <table:table-cell office:value-type="string" calcext:value-type="string">
            <text:p>Maurivin Cru Blanc</text:p>
          </table:table-cell>
          <table:table-cell/>
          <table:table-cell table:formula="of:=CONCATENATE(&quot;alias &quot;;[.A188];&quot; = &quot;;&quot;'&quot;;[.B188];&quot;_&quot;;[.C188];&quot;'&quot;)" office:value-type="string" office:string-value="alias SRR2968022 = 'AWRI2909_Maurivin Cru Blanc'" calcext:value-type="string">
            <text:p>alias SRR2968022 = 'AWRI2909_Maurivin Cru Blanc'</text:p>
          </table:table-cell>
          <table:table-cell table:number-columns-repeated="3"/>
          <table:table-cell office:value-type="string" calcext:value-type="string">
            <text:p>alias SRR2968022='AWRI2909_Maurivin_Cru_Blanc'</text:p>
          </table:table-cell>
        </table:table-row>
        <table:table-row table:style-name="ro1">
          <table:table-cell office:value-type="string" calcext:value-type="string">
            <text:p>SRR2968023</text:p>
          </table:table-cell>
          <table:table-cell office:value-type="string" calcext:value-type="string">
            <text:p>AWRI2910</text:p>
          </table:table-cell>
          <table:table-cell office:value-type="string" calcext:value-type="string">
            <text:p>Maurivin Elegance</text:p>
          </table:table-cell>
          <table:table-cell/>
          <table:table-cell table:formula="of:=CONCATENATE(&quot;alias &quot;;[.A189];&quot; = &quot;;&quot;'&quot;;[.B189];&quot;_&quot;;[.C189];&quot;'&quot;)" office:value-type="string" office:string-value="alias SRR2968023 = 'AWRI2910_Maurivin Elegance'" calcext:value-type="string">
            <text:p>alias SRR2968023 = 'AWRI2910_Maurivin Elegance'</text:p>
          </table:table-cell>
          <table:table-cell table:number-columns-repeated="3"/>
          <table:table-cell office:value-type="string" calcext:value-type="string">
            <text:p>alias SRR2968023='AWRI2910_Maurivin_Elegance'</text:p>
          </table:table-cell>
        </table:table-row>
        <table:table-row table:style-name="ro1">
          <table:table-cell office:value-type="string" calcext:value-type="string">
            <text:p>SRR2968024</text:p>
          </table:table-cell>
          <table:table-cell office:value-type="string" calcext:value-type="string">
            <text:p>AWRI2911</text:p>
          </table:table-cell>
          <table:table-cell office:value-type="string" calcext:value-type="string">
            <text:p>Maurivin EP2</text:p>
          </table:table-cell>
          <table:table-cell/>
          <table:table-cell table:formula="of:=CONCATENATE(&quot;alias &quot;;[.A190];&quot; = &quot;;&quot;'&quot;;[.B190];&quot;_&quot;;[.C190];&quot;'&quot;)" office:value-type="string" office:string-value="alias SRR2968024 = 'AWRI2911_Maurivin EP2'" calcext:value-type="string">
            <text:p>alias SRR2968024 = 'AWRI2911_Maurivin EP2'</text:p>
          </table:table-cell>
          <table:table-cell table:number-columns-repeated="3"/>
          <table:table-cell office:value-type="string" calcext:value-type="string">
            <text:p>alias SRR2968024='AWRI2911_Maurivin_EP2'</text:p>
          </table:table-cell>
        </table:table-row>
        <table:table-row table:style-name="ro1">
          <table:table-cell office:value-type="string" calcext:value-type="string">
            <text:p>SRR2968025</text:p>
          </table:table-cell>
          <table:table-cell office:value-type="string" calcext:value-type="string">
            <text:p>AWRI2912</text:p>
          </table:table-cell>
          <table:table-cell office:value-type="string" calcext:value-type="string">
            <text:p>Maurivin Primeur</text:p>
          </table:table-cell>
          <table:table-cell/>
          <table:table-cell table:formula="of:=CONCATENATE(&quot;alias &quot;;[.A191];&quot; = &quot;;&quot;'&quot;;[.B191];&quot;_&quot;;[.C191];&quot;'&quot;)" office:value-type="string" office:string-value="alias SRR2968025 = 'AWRI2912_Maurivin Primeur'" calcext:value-type="string">
            <text:p>alias SRR2968025 = 'AWRI2912_Maurivin Primeur'</text:p>
          </table:table-cell>
          <table:table-cell table:number-columns-repeated="3"/>
          <table:table-cell office:value-type="string" calcext:value-type="string">
            <text:p>alias SRR2968025='AWRI2912_Maurivin_Primeur'</text:p>
          </table:table-cell>
        </table:table-row>
        <table:table-row table:style-name="ro1">
          <table:table-cell office:value-type="string" calcext:value-type="string">
            <text:p>SRR2968026</text:p>
          </table:table-cell>
          <table:table-cell office:value-type="string" calcext:value-type="string">
            <text:p>AWRI2913</text:p>
          </table:table-cell>
          <table:table-cell office:value-type="string" calcext:value-type="string">
            <text:p>Maurivin Sauvignon</text:p>
          </table:table-cell>
          <table:table-cell/>
          <table:table-cell table:formula="of:=CONCATENATE(&quot;alias &quot;;[.A192];&quot; = &quot;;&quot;'&quot;;[.B192];&quot;_&quot;;[.C192];&quot;'&quot;)" office:value-type="string" office:string-value="alias SRR2968026 = 'AWRI2913_Maurivin Sauvignon'" calcext:value-type="string">
            <text:p>alias SRR2968026 = 'AWRI2913_Maurivin Sauvignon'</text:p>
          </table:table-cell>
          <table:table-cell table:number-columns-repeated="3"/>
          <table:table-cell office:value-type="string" calcext:value-type="string">
            <text:p>alias SRR2968026='AWRI2913_Maurivin_Sauvignon'</text:p>
          </table:table-cell>
        </table:table-row>
        <table:table-row table:style-name="ro1">
          <table:table-cell office:value-type="string" calcext:value-type="string">
            <text:p>SRR2968027</text:p>
          </table:table-cell>
          <table:table-cell office:value-type="string" calcext:value-type="string">
            <text:p>AWRI2914</text:p>
          </table:table-cell>
          <table:table-cell office:value-type="string" calcext:value-type="string">
            <text:p>Maurivin UOA Maxithiol</text:p>
          </table:table-cell>
          <table:table-cell/>
          <table:table-cell table:formula="of:=CONCATENATE(&quot;alias &quot;;[.A193];&quot; = &quot;;&quot;'&quot;;[.B193];&quot;_&quot;;[.C193];&quot;'&quot;)" office:value-type="string" office:string-value="alias SRR2968027 = 'AWRI2914_Maurivin UOA Maxithiol'" calcext:value-type="string">
            <text:p>alias SRR2968027 = 'AWRI2914_Maurivin UOA Maxithiol'</text:p>
          </table:table-cell>
          <table:table-cell table:number-columns-repeated="3"/>
          <table:table-cell office:value-type="string" calcext:value-type="string">
            <text:p>alias SRR2968027='AWRI2914_Maurivin_UOA_Maxithiol'</text:p>
          </table:table-cell>
        </table:table-row>
        <table:table-row table:style-name="ro1">
          <table:table-cell office:value-type="string" calcext:value-type="string">
            <text:p>SRR2968028</text:p>
          </table:table-cell>
          <table:table-cell office:value-type="string" calcext:value-type="string">
            <text:p>AWRI2921</text:p>
          </table:table-cell>
          <table:table-cell office:value-type="string" calcext:value-type="string">
            <text:p>Lalvin C</text:p>
          </table:table-cell>
          <table:table-cell/>
          <table:table-cell table:formula="of:=CONCATENATE(&quot;alias &quot;;[.A194];&quot; = &quot;;&quot;'&quot;;[.B194];&quot;_&quot;;[.C194];&quot;'&quot;)" office:value-type="string" office:string-value="alias SRR2968028 = 'AWRI2921_Lalvin C'" calcext:value-type="string">
            <text:p>alias SRR2968028 = 'AWRI2921_Lalvin C'</text:p>
          </table:table-cell>
          <table:table-cell table:number-columns-repeated="3"/>
          <table:table-cell office:value-type="string" calcext:value-type="string">
            <text:p>alias SRR2968028='AWRI2921_Lalvin_C'</text:p>
          </table:table-cell>
        </table:table-row>
        <table:table-row table:style-name="ro1">
          <table:table-cell office:value-type="string" calcext:value-type="string">
            <text:p>SRR2968029</text:p>
          </table:table-cell>
          <table:table-cell office:value-type="string" calcext:value-type="string">
            <text:p>AWRI2927</text:p>
          </table:table-cell>
          <table:table-cell office:value-type="string" calcext:value-type="string">
            <text:p>Lalvin R-HST</text:p>
          </table:table-cell>
          <table:table-cell/>
          <table:table-cell table:formula="of:=CONCATENATE(&quot;alias &quot;;[.A195];&quot; = &quot;;&quot;'&quot;;[.B195];&quot;_&quot;;[.C195];&quot;'&quot;)" office:value-type="string" office:string-value="alias SRR2968029 = 'AWRI2927_Lalvin R-HST'" calcext:value-type="string">
            <text:p>alias SRR2968029 = 'AWRI2927_Lalvin R-HST'</text:p>
          </table:table-cell>
          <table:table-cell table:number-columns-repeated="3"/>
          <table:table-cell office:value-type="string" calcext:value-type="string">
            <text:p>alias SRR2968029='AWRI2927_Lalvin_R-HST'</text:p>
          </table:table-cell>
        </table:table-row>
        <table:table-row table:style-name="ro1">
          <table:table-cell office:value-type="string" calcext:value-type="string">
            <text:p>SRR2968030</text:p>
          </table:table-cell>
          <table:table-cell office:value-type="string" calcext:value-type="string">
            <text:p>AWRI2928</text:p>
          </table:table-cell>
          <table:table-cell office:value-type="string" calcext:value-type="string">
            <text:p>Enoferm RP15</text:p>
          </table:table-cell>
          <table:table-cell/>
          <table:table-cell table:formula="of:=CONCATENATE(&quot;alias &quot;;[.A196];&quot; = &quot;;&quot;'&quot;;[.B196];&quot;_&quot;;[.C196];&quot;'&quot;)" office:value-type="string" office:string-value="alias SRR2968030 = 'AWRI2928_Enoferm RP15'" calcext:value-type="string">
            <text:p>alias SRR2968030 = 'AWRI2928_Enoferm RP15'</text:p>
          </table:table-cell>
          <table:table-cell table:number-columns-repeated="3"/>
          <table:table-cell office:value-type="string" calcext:value-type="string">
            <text:p>alias SRR2968030='AWRI2928_Enoferm_RP15'</text:p>
          </table:table-cell>
        </table:table-row>
        <table:table-row table:style-name="ro1">
          <table:table-cell office:value-type="string" calcext:value-type="string">
            <text:p>SRR2968031</text:p>
          </table:table-cell>
          <table:table-cell office:value-type="string" calcext:value-type="string">
            <text:p>AWRI2931</text:p>
          </table:table-cell>
          <table:table-cell office:value-type="string" calcext:value-type="string">
            <text:p>Lalvin CLOS</text:p>
          </table:table-cell>
          <table:table-cell/>
          <table:table-cell table:formula="of:=CONCATENATE(&quot;alias &quot;;[.A197];&quot; = &quot;;&quot;'&quot;;[.B197];&quot;_&quot;;[.C197];&quot;'&quot;)" office:value-type="string" office:string-value="alias SRR2968031 = 'AWRI2931_Lalvin CLOS'" calcext:value-type="string">
            <text:p>alias SRR2968031 = 'AWRI2931_Lalvin CLOS'</text:p>
          </table:table-cell>
          <table:table-cell table:number-columns-repeated="3"/>
          <table:table-cell office:value-type="string" calcext:value-type="string">
            <text:p>alias SRR2968031='AWRI2931_Lalvin_CLOS'</text:p>
          </table:table-cell>
        </table:table-row>
        <table:table-row table:style-name="ro1">
          <table:table-cell office:value-type="string" calcext:value-type="string">
            <text:p>SRR2968032</text:p>
          </table:table-cell>
          <table:table-cell office:value-type="string" calcext:value-type="string">
            <text:p>AWRI2933</text:p>
          </table:table-cell>
          <table:table-cell office:value-type="string" calcext:value-type="string">
            <text:p>Lalvin Barolo BRL97</text:p>
          </table:table-cell>
          <table:table-cell/>
          <table:table-cell table:formula="of:=CONCATENATE(&quot;alias &quot;;[.A198];&quot; = &quot;;&quot;'&quot;;[.B198];&quot;_&quot;;[.C198];&quot;'&quot;)" office:value-type="string" office:string-value="alias SRR2968032 = 'AWRI2933_Lalvin Barolo BRL97'" calcext:value-type="string">
            <text:p>alias SRR2968032 = 'AWRI2933_Lalvin Barolo BRL97'</text:p>
          </table:table-cell>
          <table:table-cell table:number-columns-repeated="3"/>
          <table:table-cell office:value-type="string" calcext:value-type="string">
            <text:p>alias SRR2968032='AWRI2933_Lalvin_Barolo_BRL97'</text:p>
          </table:table-cell>
        </table:table-row>
        <table:table-row table:style-name="ro1">
          <table:table-cell office:value-type="string" calcext:value-type="string">
            <text:p>SRR2968033</text:p>
          </table:table-cell>
          <table:table-cell office:value-type="string" calcext:value-type="string">
            <text:p>S288C</text:p>
          </table:table-cell>
          <table:table-cell table:number-columns-repeated="2"/>
          <table:table-cell table:formula="of:=CONCATENATE(&quot;alias &quot;;[.A199];&quot; = &quot;;&quot;'&quot;;[.B199];&quot;_&quot;;[.C199];&quot;'&quot;)" office:value-type="string" office:string-value="alias SRR2968033 = 'S288C_'" calcext:value-type="string">
            <text:p>alias SRR2968033 = 'S288C_'</text:p>
          </table:table-cell>
          <table:table-cell table:number-columns-repeated="3"/>
          <table:table-cell office:value-type="string" calcext:value-type="string">
            <text:p>alias SRR2968033='S288C'</text:p>
          </table:table-cell>
        </table:table-row>
        <table:table-row table:style-name="ro1">
          <table:table-cell office:value-type="string" calcext:value-type="string">
            <text:p>SRR2968034</text:p>
          </table:table-cell>
          <table:table-cell office:value-type="string" calcext:value-type="string">
            <text:p>WLP800</text:p>
          </table:table-cell>
          <table:table-cell office:value-type="string" calcext:value-type="string">
            <text:p>Pilsner Lager</text:p>
          </table:table-cell>
          <table:table-cell/>
          <table:table-cell table:formula="of:=CONCATENATE(&quot;alias &quot;;[.A200];&quot; = &quot;;&quot;'&quot;;[.B200];&quot;_&quot;;[.C200];&quot;'&quot;)" office:value-type="string" office:string-value="alias SRR2968034 = 'WLP800_Pilsner Lager'" calcext:value-type="string">
            <text:p>alias SRR2968034 = 'WLP800_Pilsner Lager'</text:p>
          </table:table-cell>
          <table:table-cell table:number-columns-repeated="3"/>
          <table:table-cell office:value-type="string" calcext:value-type="string">
            <text:p>alias SRR2968034='WLP800_Pilsner_Lager'</text:p>
          </table:table-cell>
        </table:table-row>
        <table:table-row table:style-name="ro1">
          <table:table-cell office:value-type="string" calcext:value-type="string">
            <text:p>SRR2968035</text:p>
          </table:table-cell>
          <table:table-cell office:value-type="string" calcext:value-type="string">
            <text:p>WLP028</text:p>
          </table:table-cell>
          <table:table-cell office:value-type="string" calcext:value-type="string">
            <text:p>Edinburgh Scottish Ale</text:p>
          </table:table-cell>
          <table:table-cell/>
          <table:table-cell table:formula="of:=CONCATENATE(&quot;alias &quot;;[.A201];&quot; = &quot;;&quot;'&quot;;[.B201];&quot;_&quot;;[.C201];&quot;'&quot;)" office:value-type="string" office:string-value="alias SRR2968035 = 'WLP028_Edinburgh Scottish Ale'" calcext:value-type="string">
            <text:p>alias SRR2968035 = 'WLP028_Edinburgh Scottish Ale'</text:p>
          </table:table-cell>
          <table:table-cell table:number-columns-repeated="3"/>
          <table:table-cell office:value-type="string" calcext:value-type="string">
            <text:p>alias SRR2968035='WLP028_Edinburgh_Scottish_Ale'</text:p>
          </table:table-cell>
        </table:table-row>
        <table:table-row table:style-name="ro1">
          <table:table-cell office:value-type="string" calcext:value-type="string">
            <text:p>SRR2968036</text:p>
          </table:table-cell>
          <table:table-cell office:value-type="string" calcext:value-type="string">
            <text:p>WLP001</text:p>
          </table:table-cell>
          <table:table-cell office:value-type="string" calcext:value-type="string">
            <text:p>California Ale</text:p>
          </table:table-cell>
          <table:table-cell/>
          <table:table-cell table:formula="of:=CONCATENATE(&quot;alias &quot;;[.A202];&quot; = &quot;;&quot;'&quot;;[.B202];&quot;_&quot;;[.C202];&quot;'&quot;)" office:value-type="string" office:string-value="alias SRR2968036 = 'WLP001_California Ale'" calcext:value-type="string">
            <text:p>alias SRR2968036 = 'WLP001_California Ale'</text:p>
          </table:table-cell>
          <table:table-cell table:number-columns-repeated="3"/>
          <table:table-cell office:value-type="string" calcext:value-type="string">
            <text:p>alias SRR2968036='WLP001_California_Ale'</text:p>
          </table:table-cell>
        </table:table-row>
        <table:table-row table:style-name="ro1">
          <table:table-cell office:value-type="string" calcext:value-type="string">
            <text:p>SRR2968037</text:p>
          </table:table-cell>
          <table:table-cell office:value-type="string" calcext:value-type="string">
            <text:p>WLP023</text:p>
          </table:table-cell>
          <table:table-cell office:value-type="string" calcext:value-type="string">
            <text:p>Burton Ale</text:p>
          </table:table-cell>
          <table:table-cell/>
          <table:table-cell table:formula="of:=CONCATENATE(&quot;alias &quot;;[.A203];&quot; = &quot;;&quot;'&quot;;[.B203];&quot;_&quot;;[.C203];&quot;'&quot;)" office:value-type="string" office:string-value="alias SRR2968037 = 'WLP023_Burton Ale'" calcext:value-type="string">
            <text:p>alias SRR2968037 = 'WLP023_Burton Ale'</text:p>
          </table:table-cell>
          <table:table-cell table:number-columns-repeated="3"/>
          <table:table-cell office:value-type="string" calcext:value-type="string">
            <text:p>alias SRR2968037='WLP023_Burton_Ale'</text:p>
          </table:table-cell>
        </table:table-row>
        <table:table-row table:style-name="ro1">
          <table:table-cell office:value-type="string" calcext:value-type="string">
            <text:p>SRR2968038</text:p>
          </table:table-cell>
          <table:table-cell office:value-type="string" calcext:value-type="string">
            <text:p>WLP002</text:p>
          </table:table-cell>
          <table:table-cell office:value-type="string" calcext:value-type="string">
            <text:p>English Ale</text:p>
          </table:table-cell>
          <table:table-cell/>
          <table:table-cell table:formula="of:=CONCATENATE(&quot;alias &quot;;[.A204];&quot; = &quot;;&quot;'&quot;;[.B204];&quot;_&quot;;[.C204];&quot;'&quot;)" office:value-type="string" office:string-value="alias SRR2968038 = 'WLP002_English Ale'" calcext:value-type="string">
            <text:p>alias SRR2968038 = 'WLP002_English Ale'</text:p>
          </table:table-cell>
          <table:table-cell table:number-columns-repeated="3"/>
          <table:table-cell office:value-type="string" calcext:value-type="string">
            <text:p>alias SRR2968038='WLP002_English_Ale'</text:p>
          </table:table-cell>
        </table:table-row>
        <table:table-row table:style-name="ro1">
          <table:table-cell office:value-type="string" calcext:value-type="string">
            <text:p>SRR2968039</text:p>
          </table:table-cell>
          <table:table-cell office:value-type="string" calcext:value-type="string">
            <text:p>WLP004</text:p>
          </table:table-cell>
          <table:table-cell office:value-type="string" calcext:value-type="string">
            <text:p>Irish Ale</text:p>
          </table:table-cell>
          <table:table-cell/>
          <table:table-cell table:formula="of:=CONCATENATE(&quot;alias &quot;;[.A205];&quot; = &quot;;&quot;'&quot;;[.B205];&quot;_&quot;;[.C205];&quot;'&quot;)" office:value-type="string" office:string-value="alias SRR2968039 = 'WLP004_Irish Ale'" calcext:value-type="string">
            <text:p>alias SRR2968039 = 'WLP004_Irish Ale'</text:p>
          </table:table-cell>
          <table:table-cell table:number-columns-repeated="3"/>
          <table:table-cell office:value-type="string" calcext:value-type="string">
            <text:p>alias SRR2968039='WLP004_Irish_Ale'</text:p>
          </table:table-cell>
        </table:table-row>
        <table:table-row table:style-name="ro1">
          <table:table-cell office:value-type="string" calcext:value-type="string">
            <text:p>SRR2968040</text:p>
          </table:table-cell>
          <table:table-cell office:value-type="string" calcext:value-type="string">
            <text:p>WY1084</text:p>
          </table:table-cell>
          <table:table-cell office:value-type="string" calcext:value-type="string">
            <text:p>Irish Ale</text:p>
          </table:table-cell>
          <table:table-cell/>
          <table:table-cell table:formula="of:=CONCATENATE(&quot;alias &quot;;[.A206];&quot; = &quot;;&quot;'&quot;;[.B206];&quot;_&quot;;[.C206];&quot;'&quot;)" office:value-type="string" office:string-value="alias SRR2968040 = 'WY1084_Irish Ale'" calcext:value-type="string">
            <text:p>alias SRR2968040 = 'WY1084_Irish Ale'</text:p>
          </table:table-cell>
          <table:table-cell table:number-columns-repeated="3"/>
          <table:table-cell office:value-type="string" calcext:value-type="string">
            <text:p>alias SRR2968040='WY1084_Irish_Ale'</text:p>
          </table:table-cell>
        </table:table-row>
        <table:table-row table:style-name="ro1">
          <table:table-cell office:value-type="string" calcext:value-type="string">
            <text:p>SRR2968041</text:p>
          </table:table-cell>
          <table:table-cell office:value-type="string" calcext:value-type="string">
            <text:p>WLP013</text:p>
          </table:table-cell>
          <table:table-cell office:value-type="string" calcext:value-type="string">
            <text:p>London Ale</text:p>
          </table:table-cell>
          <table:table-cell/>
          <table:table-cell table:formula="of:=CONCATENATE(&quot;alias &quot;;[.A207];&quot; = &quot;;&quot;'&quot;;[.B207];&quot;_&quot;;[.C207];&quot;'&quot;)" office:value-type="string" office:string-value="alias SRR2968041 = 'WLP013_London Ale'" calcext:value-type="string">
            <text:p>alias SRR2968041 = 'WLP013_London Ale'</text:p>
          </table:table-cell>
          <table:table-cell table:number-columns-repeated="3"/>
          <table:table-cell office:value-type="string" calcext:value-type="string">
            <text:p>alias SRR2968041='WLP013_London_Ale'</text:p>
          </table:table-cell>
        </table:table-row>
        <table:table-row table:style-name="ro1">
          <table:table-cell office:value-type="string" calcext:value-type="string">
            <text:p>SRR2968042</text:p>
          </table:table-cell>
          <table:table-cell office:value-type="string" calcext:value-type="string">
            <text:p>WLP500</text:p>
          </table:table-cell>
          <table:table-cell office:value-type="string" calcext:value-type="string">
            <text:p>Monastery Ale</text:p>
          </table:table-cell>
          <table:table-cell/>
          <table:table-cell table:formula="of:=CONCATENATE(&quot;alias &quot;;[.A208];&quot; = &quot;;&quot;'&quot;;[.B208];&quot;_&quot;;[.C208];&quot;'&quot;)" office:value-type="string" office:string-value="alias SRR2968042 = 'WLP500_Monastery Ale'" calcext:value-type="string">
            <text:p>alias SRR2968042 = 'WLP500_Monastery Ale'</text:p>
          </table:table-cell>
          <table:table-cell table:number-columns-repeated="3"/>
          <table:table-cell office:value-type="string" calcext:value-type="string">
            <text:p>alias SRR2968042='WLP500_Monastery_Ale'</text:p>
          </table:table-cell>
        </table:table-row>
        <table:table-row table:style-name="ro1">
          <table:table-cell office:value-type="string" calcext:value-type="string">
            <text:p>SRR2968043</text:p>
          </table:table-cell>
          <table:table-cell office:value-type="string" calcext:value-type="string">
            <text:p>WLP775</text:p>
          </table:table-cell>
          <table:table-cell office:value-type="string" calcext:value-type="string">
            <text:p>English Cider</text:p>
          </table:table-cell>
          <table:table-cell/>
          <table:table-cell table:formula="of:=CONCATENATE(&quot;alias &quot;;[.A209];&quot; = &quot;;&quot;'&quot;;[.B209];&quot;_&quot;;[.C209];&quot;'&quot;)" office:value-type="string" office:string-value="alias SRR2968043 = 'WLP775_English Cider'" calcext:value-type="string">
            <text:p>alias SRR2968043 = 'WLP775_English Cider'</text:p>
          </table:table-cell>
          <table:table-cell table:number-columns-repeated="3"/>
          <table:table-cell office:value-type="string" calcext:value-type="string">
            <text:p>alias SRR2968043='WLP775_English_Cider'</text:p>
          </table:table-cell>
        </table:table-row>
        <table:table-row table:style-name="ro1">
          <table:table-cell office:value-type="string" calcext:value-type="string">
            <text:p>SRR2968044</text:p>
          </table:table-cell>
          <table:table-cell office:value-type="string" calcext:value-type="string">
            <text:p>WLP705</text:p>
          </table:table-cell>
          <table:table-cell office:value-type="string" calcext:value-type="string">
            <text:p>Sake</text:p>
          </table:table-cell>
          <table:table-cell/>
          <table:table-cell table:formula="of:=CONCATENATE(&quot;alias &quot;;[.A210];&quot; = &quot;;&quot;'&quot;;[.B210];&quot;_&quot;;[.C210];&quot;'&quot;)" office:value-type="string" office:string-value="alias SRR2968044 = 'WLP705_Sake'" calcext:value-type="string">
            <text:p>alias SRR2968044 = 'WLP705_Sake'</text:p>
          </table:table-cell>
          <table:table-cell table:number-columns-repeated="3"/>
          <table:table-cell office:value-type="string" calcext:value-type="string">
            <text:p>alias SRR2968044='WLP705_Sake'</text:p>
          </table:table-cell>
        </table:table-row>
        <table:table-row table:style-name="ro1">
          <table:table-cell office:value-type="string" calcext:value-type="string">
            <text:p>SRR2968045</text:p>
          </table:table-cell>
          <table:table-cell office:value-type="string" calcext:value-type="string">
            <text:p>WLP099</text:p>
          </table:table-cell>
          <table:table-cell office:value-type="string" calcext:value-type="string">
            <text:p>Super High Gravity Ale</text:p>
          </table:table-cell>
          <table:table-cell/>
          <table:table-cell table:formula="of:=CONCATENATE(&quot;alias &quot;;[.A211];&quot; = &quot;;&quot;'&quot;;[.B211];&quot;_&quot;;[.C211];&quot;'&quot;)" office:value-type="string" office:string-value="alias SRR2968045 = 'WLP099_Super High Gravity Ale'" calcext:value-type="string">
            <text:p>alias SRR2968045 = 'WLP099_Super High Gravity Ale'</text:p>
          </table:table-cell>
          <table:table-cell table:number-columns-repeated="3"/>
          <table:table-cell office:value-type="string" calcext:value-type="string">
            <text:p>alias SRR2968045='WLP099_Super_High_Gravity_Ale'</text:p>
          </table:table-cell>
        </table:table-row>
        <table:table-row table:style-name="ro1">
          <table:table-cell office:value-type="string" calcext:value-type="string">
            <text:p>SRR2968046</text:p>
          </table:table-cell>
          <table:table-cell office:value-type="string" calcext:value-type="string">
            <text:p>WLP862</text:p>
          </table:table-cell>
          <table:table-cell office:value-type="string" calcext:value-type="string">
            <text:p>Cry Havoc</text:p>
          </table:table-cell>
          <table:table-cell/>
          <table:table-cell table:formula="of:=CONCATENATE(&quot;alias &quot;;[.A212];&quot; = &quot;;&quot;'&quot;;[.B212];&quot;_&quot;;[.C212];&quot;'&quot;)" office:value-type="string" office:string-value="alias SRR2968046 = 'WLP862_Cry Havoc'" calcext:value-type="string">
            <text:p>alias SRR2968046 = 'WLP862_Cry Havoc'</text:p>
          </table:table-cell>
          <table:table-cell table:number-columns-repeated="3"/>
          <table:table-cell office:value-type="string" calcext:value-type="string">
            <text:p>alias SRR2968046='WLP862_Cry_Havoc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3:20:57.583929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2:28:44.277771258</meta:creation-date>
    <dc:date>2022-04-08T13:21:45.547791252</dc:date>
    <meta:editing-duration>PT10M8S</meta:editing-duration>
    <meta:editing-cycles>4</meta:editing-cycles>
    <meta:generator>LibreOffice/6.4.7.2$Linux_X86_64 LibreOffice_project/40$Build-2</meta:generator>
    <meta:document-statistic meta:table-count="1" meta:cell-count="987" meta:object-count="0"/>
  </office:meta>
</office:document-meta>
</file>